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BF0000023D7844B16AB5701442.png" manifest:media-type="image/png"/>
  <manifest:file-entry manifest:full-path="Pictures/1000000000000800000004801AA0ED09CCB5856F.jpg" manifest:media-type="image/jpeg"/>
  <manifest:file-entry manifest:full-path="Pictures/10000201000008000000020A37388D11E6886E5D.png" manifest:media-type="image/png"/>
  <manifest:file-entry manifest:full-path="Pictures/100002010000056800000161CDD421207096689A.png" manifest:media-type="image/png"/>
  <manifest:file-entry manifest:full-path="Pictures/1000000000000280000002804401720180D2E5DF.jpg" manifest:media-type="image/jpeg"/>
  <manifest:file-entry manifest:full-path="Pictures/10000201000007390000022AECBD4EB1D4E14889.png" manifest:media-type="image/png"/>
  <manifest:file-entry manifest:full-path="Pictures/1000020100000800000001DB4D1B78FE425EC75C.png" manifest:media-type="image/png"/>
  <manifest:file-entry manifest:full-path="Pictures/10000201000007840000022971DA8BD3F3491752.png" manifest:media-type="image/png"/>
  <manifest:file-entry manifest:full-path="Pictures/100002010000005E000000ADC0ECA9BDC2CBF486.png" manifest:media-type="image/png"/>
  <manifest:file-entry manifest:full-path="Pictures/100002010000073600000228953CB89ABFF28351.png" manifest:media-type="image/png"/>
  <manifest:file-entry manifest:full-path="Pictures/1000020100000800000001DCAB9EC8356323CE5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ontserrat Medium" svg:font-family="'Montserrat Medium'"/>
    <style:font-face style:name="Montserrat SemiBold" svg:font-family="'Montserrat SemiBold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.254cm" fo:padding-left="0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cm" fo:padding-right="0.254cm" fo:wrap-option="wrap"/>
    </style:style>
    <style:style style:name="gr5" style:family="graphic" style:parent-style-name="standard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AUTOLAYOUT_5f_1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AUTOLAYOUT_5f_1-subtitle" style:list-style-name="L17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AUTOLAYOUT_5f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6_5f_2_5f_1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.254cm" fo:padding-left="0cm" fo:padding-right="0.254cm" fo:wrap-option="wrap"/>
    </style:style>
    <style:style style:name="pr9" style:family="presentation" style:parent-style-name="CUSTOM_5f_6_5f_2_5f_1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0" style:family="presentation" style:parent-style-name="CUSTOM_5f_6_5f_2_5f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>
      <style:graphic-properties draw:stroke="none" svg:stroke-width="0cm" draw:fill="solid" draw:fill-color="#000000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subtitle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0" style:family="presentation" style:parent-style-name="SECTION_5f_TITLE_5f_AND_5f_DESCRIPTION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SECTION_5f_TITLE_5f_AND_5f_DESCRIPTION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TITLE_5f_AND_5f_DESCRIPTION-subtitle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2" style:family="presentation" style:parent-style-name="SECTION_5f_TITLE_5f_AND_5f_DESCRIPTION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SECTION_5f_TITLE_5f_AND_5f_DESCRIPTION-subtitle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3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4" style:family="presentation" style:parent-style-name="SECTION_5f_TITLE_5f_AND_5f_DESCRIPTION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SECTION_5f_TITLE_5f_AND_5f_DESCRIPTION-subtitle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9" style:family="presentation" style:parent-style-name="SECTION_5f_TITLE_5f_AND_5f_DESCRIPTION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AUTOLAYOUT_5f_1-subtitle" style:list-style-name="L17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57" style:family="presentation" style:parent-style-name="AUTOLAYOUT_5f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16161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P1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9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P20" style:family="paragraph">
      <style:paragraph-properties fo:margin-left="0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 Medium" fo:font-size="14pt" fo:letter-spacing="normal" fo:font-style="normal" style:text-underline-style="none" fo:font-weight="normal" style:font-name-asian="Montserrat Medium" style:font-size-asian="14pt" style:font-style-asian="normal" style:font-weight-asian="normal" style:font-name-complex="Montserrat Medium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 SemiBold" fo:font-size="7pt" fo:letter-spacing="normal" fo:font-style="normal" style:text-underline-style="none" fo:font-weight="normal" style:font-name-asian="Montserrat SemiBold" style:font-size-asian="7pt" style:font-style-asian="normal" style:font-weight-asian="normal" style:font-name-complex="Montserrat SemiBold" style:font-size-complex="7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 SemiBold" fo:font-size="21pt" fo:letter-spacing="normal" fo:font-style="normal" style:text-underline-style="none" fo:font-weight="normal" style:font-name-asian="Montserrat SemiBold" style:font-size-asian="21pt" style:font-style-asian="normal" style:font-weight-asian="normal" style:font-name-complex="Montserrat SemiBold" style:font-size-complex="2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 Medium" fo:font-size="7pt" fo:letter-spacing="normal" fo:font-style="normal" style:text-underline-style="none" fo:font-weight="normal" style:font-name-asian="Montserrat Medium" style:font-size-asian="7pt" style:font-style-asian="normal" style:font-weight-asian="normal" style:font-name-complex="Montserrat Medium" style:font-size-complex="7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Roboto Mono" fo:font-size="14pt" fo:letter-spacing="normal" fo:font-style="normal" style:text-underline-style="none" fo:font-weight="bold" style:font-name-asian="Roboto Mono" style:font-size-asian="14pt" style:font-style-asian="normal" style:font-weight-asian="bold" style:font-name-complex="Roboto Mono" style:font-size-complex="14pt" style:font-style-complex="normal" style:font-weight-complex="bold"/>
    </style:style>
    <style:style style:name="T17" style:family="text">
      <style:text-properties fo:font-variant="normal" fo:text-transform="none" fo:color="#6a9955" style:text-line-through-style="none" style:text-line-through-type="none" style:text-position="0% 100%" style:font-name="Roboto Mono" fo:font-size="10.5pt" fo:letter-spacing="normal" fo:font-style="normal" style:text-underline-style="none" fo:font-weight="normal" style:font-name-asian="Roboto Mono" style:font-size-asian="10.5pt" style:font-style-asian="normal" style:font-weight-asian="normal" style:font-name-complex="Roboto Mono" style:font-size-complex="10.5pt" style:font-style-complex="normal" style:font-weight-complex="normal"/>
    </style:style>
    <style:style style:name="T18" style:family="text">
      <style:text-properties fo:font-variant="normal" fo:text-transform="none" fo:color="#d4d4d4" style:text-line-through-style="none" style:text-line-through-type="none" style:text-position="0% 100%" style:font-name="Roboto Mono" fo:font-size="10.5pt" fo:letter-spacing="normal" fo:font-style="normal" style:text-underline-style="none" fo:font-weight="normal" style:font-name-asian="Roboto Mono" style:font-size-asian="10.5pt" style:font-style-asian="normal" style:font-weight-asian="normal" style:font-name-complex="Roboto Mono" style:font-size-complex="10.5pt" style:font-style-complex="normal" style:font-weight-complex="normal"/>
    </style:style>
    <style:style style:name="T19" style:family="text">
      <style:text-properties fo:font-variant="normal" fo:text-transform="none" fo:color="#569cd6" style:text-line-through-style="none" style:text-line-through-type="none" style:text-position="0% 100%" style:font-name="Roboto Mono" fo:font-size="10.5pt" fo:letter-spacing="normal" fo:font-style="normal" style:text-underline-style="none" fo:font-weight="normal" style:font-name-asian="Roboto Mono" style:font-size-asian="10.5pt" style:font-style-asian="normal" style:font-weight-asian="normal" style:font-name-complex="Roboto Mono" style:font-size-complex="10.5pt" style:font-style-complex="normal" style:font-weight-complex="normal"/>
    </style:style>
    <style:style style:name="T20" style:family="text">
      <style:text-properties fo:font-variant="normal" fo:text-transform="none" fo:color="#dcdcaa" style:text-line-through-style="none" style:text-line-through-type="none" style:text-position="0% 100%" style:font-name="Roboto Mono" fo:font-size="10.5pt" fo:letter-spacing="normal" fo:font-style="normal" style:text-underline-style="none" fo:font-weight="normal" style:font-name-asian="Roboto Mono" style:font-size-asian="10.5pt" style:font-style-asian="normal" style:font-weight-asian="normal" style:font-name-complex="Roboto Mono" style:font-size-complex="10.5pt" style:font-style-complex="normal" style:font-weight-complex="normal"/>
    </style:style>
    <style:style style:name="T21" style:family="text">
      <style:text-properties fo:font-variant="normal" fo:text-transform="none" fo:color="#4ec9b0" style:text-line-through-style="none" style:text-line-through-type="none" style:text-position="0% 100%" style:font-name="Roboto Mono" fo:font-size="10.5pt" fo:letter-spacing="normal" fo:font-style="normal" style:text-underline-style="none" fo:font-weight="normal" style:font-name-asian="Roboto Mono" style:font-size-asian="10.5pt" style:font-style-asian="normal" style:font-weight-asian="normal" style:font-name-complex="Roboto Mono" style:font-size-complex="10.5pt" style:font-style-complex="normal" style:font-weight-complex="normal"/>
    </style:style>
    <style:style style:name="T22" style:family="text">
      <style:text-properties fo:font-variant="normal" fo:text-transform="none" fo:color="#9cdcfe" style:text-line-through-style="none" style:text-line-through-type="none" style:text-position="0% 100%" style:font-name="Roboto Mono" fo:font-size="10.5pt" fo:letter-spacing="normal" fo:font-style="normal" style:text-underline-style="none" fo:font-weight="normal" style:font-name-asian="Roboto Mono" style:font-size-asian="10.5pt" style:font-style-asian="normal" style:font-weight-asian="normal" style:font-name-complex="Roboto Mono" style:font-size-complex="10.5pt" style:font-style-complex="normal" style:font-weight-complex="normal"/>
    </style:style>
    <style:style style:name="T23" style:family="text">
      <style:text-properties fo:font-variant="normal" fo:text-transform="none" fo:color="#c586c0" style:text-line-through-style="none" style:text-line-through-type="none" style:text-position="0% 100%" style:font-name="Roboto Mono" fo:font-size="10.5pt" fo:letter-spacing="normal" fo:font-style="normal" style:text-underline-style="none" fo:font-weight="normal" style:font-name-asian="Roboto Mono" style:font-size-asian="10.5pt" style:font-style-asian="normal" style:font-weight-asian="normal" style:font-name-complex="Roboto Mono" style:font-size-complex="10.5pt" style:font-style-complex="normal" style:font-weight-complex="normal"/>
    </style:style>
    <style:style style:name="T24" style:family="text">
      <style:text-properties fo:font-variant="normal" fo:text-transform="none" fo:color="#ce9178" style:text-line-through-style="none" style:text-line-through-type="none" style:text-position="0% 100%" style:font-name="Roboto Mono" fo:font-size="10.5pt" fo:letter-spacing="normal" fo:font-style="normal" style:text-underline-style="none" fo:font-weight="normal" style:font-name-asian="Roboto Mono" style:font-size-asian="10.5pt" style:font-style-asian="normal" style:font-weight-asian="normal" style:font-name-complex="Roboto Mono" style:font-size-complex="10.5pt" style:font-style-complex="normal" style:font-weight-complex="normal"/>
    </style:style>
    <style:style style:name="T25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6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7" style:family="text">
      <style:text-properties fo:font-variant="normal" fo:text-transform="none" fo:color="#4ec9b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8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9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0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Roboto Mono" fo:font-size="18pt" fo:letter-spacing="normal" fo:font-style="normal" style:text-underline-style="none" fo:font-weight="bold" style:font-name-asian="Roboto Mono" style:font-size-asian="18pt" style:font-style-asian="normal" style:font-weight-asian="bold" style:font-name-complex="Roboto Mono" style:font-size-complex="18pt" style:font-style-complex="normal" style:font-weight-complex="bold"/>
    </style:style>
    <style:style style:name="T32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3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font-variant="normal" fo:text-transform="none" fo:color="#4fc1f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5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6" style:family="text">
      <style:text-properties fo:font-variant="normal" fo:text-transform="none" fo:color="#569cd6" style:text-line-through-style="none" style:text-line-through-type="none" style:text-position="0% 100%" style:font-name="Roboto Mono" fo:font-size="7.69999980926514pt" fo:letter-spacing="normal" fo:font-style="normal" style:text-underline-style="none" fo:font-weight="normal" style:font-name-asian="Roboto Mono" style:font-size-asian="7.69999980926514pt" style:font-style-asian="normal" style:font-weight-asian="normal" style:font-name-complex="Roboto Mono" style:font-size-complex="7.69999980926514pt" style:font-style-complex="normal" style:font-weight-complex="normal"/>
    </style:style>
    <style:style style:name="T37" style:family="text">
      <style:text-properties fo:font-variant="normal" fo:text-transform="none" fo:color="#6a9955" style:text-line-through-style="none" style:text-line-through-type="none" style:text-position="0% 100%" style:font-name="Courier New" fo:font-size="6pt" fo:letter-spacing="normal" fo:font-style="normal" style:text-underline-style="none" fo:font-weight="normal" style:font-name-asian="Courier New" style:font-size-asian="6pt" style:font-style-asian="normal" style:font-weight-asian="normal" style:font-name-complex="Courier New" style:font-size-complex="6pt" style:font-style-complex="normal" style:font-weight-complex="normal"/>
    </style:style>
    <style:style style:name="T38" style:family="text">
      <style:text-properties fo:font-variant="normal" fo:text-transform="none" fo:color="#569cd6" style:text-line-through-style="none" style:text-line-through-type="none" style:text-position="0% 100%" style:font-name="Courier New" fo:font-size="6pt" fo:letter-spacing="normal" fo:font-style="normal" style:text-underline-style="none" fo:font-weight="normal" style:font-name-asian="Courier New" style:font-size-asian="6pt" style:font-style-asian="normal" style:font-weight-asian="normal" style:font-name-complex="Courier New" style:font-size-complex="6pt" style:font-style-complex="normal" style:font-weight-complex="normal"/>
    </style:style>
    <style:style style:name="T39" style:family="text">
      <style:text-properties fo:font-variant="normal" fo:text-transform="none" fo:color="#d4d4d4" style:text-line-through-style="none" style:text-line-through-type="none" style:text-position="0% 100%" style:font-name="Courier New" fo:font-size="6pt" fo:letter-spacing="normal" fo:font-style="normal" style:text-underline-style="none" fo:font-weight="normal" style:font-name-asian="Courier New" style:font-size-asian="6pt" style:font-style-asian="normal" style:font-weight-asian="normal" style:font-name-complex="Courier New" style:font-size-complex="6pt" style:font-style-complex="normal" style:font-weight-complex="normal"/>
    </style:style>
    <style:style style:name="T40" style:family="text">
      <style:text-properties fo:font-variant="normal" fo:text-transform="none" fo:color="#4ec9b0" style:text-line-through-style="none" style:text-line-through-type="none" style:text-position="0% 100%" style:font-name="Courier New" fo:font-size="6pt" fo:letter-spacing="normal" fo:font-style="normal" style:text-underline-style="none" fo:font-weight="normal" style:font-name-asian="Courier New" style:font-size-asian="6pt" style:font-style-asian="normal" style:font-weight-asian="normal" style:font-name-complex="Courier New" style:font-size-complex="6pt" style:font-style-complex="normal" style:font-weight-complex="normal"/>
    </style:style>
    <style:style style:name="T41" style:family="text">
      <style:text-properties fo:font-variant="normal" fo:text-transform="none" fo:color="#dcdcaa" style:text-line-through-style="none" style:text-line-through-type="none" style:text-position="0% 100%" style:font-name="Courier New" fo:font-size="6pt" fo:letter-spacing="normal" fo:font-style="normal" style:text-underline-style="none" fo:font-weight="normal" style:font-name-asian="Courier New" style:font-size-asian="6pt" style:font-style-asian="normal" style:font-weight-asian="normal" style:font-name-complex="Courier New" style:font-size-complex="6pt" style:font-style-complex="normal" style:font-weight-complex="normal"/>
    </style:style>
    <style:style style:name="T42" style:family="text">
      <style:text-properties fo:font-variant="normal" fo:text-transform="none" fo:color="#9cdcfe" style:text-line-through-style="none" style:text-line-through-type="none" style:text-position="0% 100%" style:font-name="Courier New" fo:font-size="6pt" fo:letter-spacing="normal" fo:font-style="normal" style:text-underline-style="none" fo:font-weight="normal" style:font-name-asian="Courier New" style:font-size-asian="6pt" style:font-style-asian="normal" style:font-weight-asian="normal" style:font-name-complex="Courier New" style:font-size-complex="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Montserrat Medium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4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fo:color="#616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lickHouse 資料庫引擎源碼" draw:style-name="dp1" draw:master-page-name="AUTOLAYOUT_5f_1">
        <draw:frame draw:name="Google Shape;226;p15" presentation:style-name="pr1" draw:text-style-name="P2" draw:layer="layout" svg:width="14.974cm" svg:height="3.29cm" svg:x="5.213cm" svg:y="4.634cm" presentation:class="title" presentation:user-transformed="true">
          <draw:text-box>
            <text:p text:style-name="P1"><text:span text:style-name="T1">ClickHouse </text:span><text:span text:style-name="T1">資料庫引擎源碼</text:span></text:p>
          </draw:text-box>
        </draw:frame>
        <draw:frame draw:name="Google Shape;227;p15" presentation:style-name="pr2" draw:text-style-name="P3" draw:layer="layout" svg:width="14.974cm" svg:height="1.67cm" svg:x="5.213cm" svg:y="8.14cm" presentation:class="subtitle" presentation:placeholder="true" presentation:user-transformed="true">
          <draw:text-box/>
        </draw:frame>
        <presentation:notes draw:style-name="dp2">
          <draw:page-thumbnail draw:name="Google Shape;223;p:notes" draw:style-name="gr1" draw:layer="layout" svg:width="16.933cm" svg:height="9.524cm" svg:x="1.059cm" svg:y="1.905cm" draw:page-number="1" presentation:class="page"/>
          <draw:frame draw:name="Google Shape;22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TWO_5f_COLUMNS" presentation:presentation-page-layout-name="AL1T3">
        <draw:frame draw:name="Google Shape;23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bout Me</text:span></text:p>
          </draw:text-box>
        </draw:frame>
        <draw:frame draw:name="Google Shape;233;p16" presentation:style-name="pr5" draw:text-style-name="P10" draw:layer="layout" svg:width="16.004cm" svg:height="9.489cm" svg:x="0.866cm" svg:y="3.201cm" presentation:class="outline" presentation:user-transformed="true">
          <draw:text-box>
            <text:p text:style-name="P7"><text:span text:style-name="T3">Pomin Wu</text:span></text:p>
            <text:p text:style-name="P8"><text:span text:style-name="T3">pm5@g0v.social</text:span></text:p>
            <text:p text:style-name="P8"><text:span text:style-name="T3">喜歡算數學、寫程式、練習人造語言。</text:span></text:p>
            <text:p text:style-name="P8"><text:span text:style-name="T3">覺得宅太久的時候會去攀岩。</text:span></text:p>
            <text:p text:style-name="P8"><text:span text:style-name="T3">參與 </text:span><text:span text:style-name="T3">g0v </text:span><text:span text:style-name="T3">零時政府等公民黑客社群，是 </text:span><text:span text:style-name="T3">g0v </text:span><text:span text:style-name="T3">國際交流小組共同發起人。</text:span></text:p>
            <text:p text:style-name="P9"><text:span text:style-name="T3">目前於質子科技擔任資深工程師。</text:span></text:p>
          </draw:text-box>
        </draw:frame>
        <draw:frame draw:name="Google Shape;234;p16" presentation:style-name="pr6" draw:text-style-name="P11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235;p16" draw:style-name="gr2" draw:text-style-name="P12" draw:layer="layout" svg:width="6.235cm" svg:height="6.235cm" svg:x="18.299cm" svg:y="3.201cm">
          <draw:image xlink:href="Pictures/1000000000000280000002804401720180D2E5DF.jpg" xlink:type="simple" xlink:show="embed" xlink:actuate="onLoad">
            <text:p/>
          </draw:image>
        </draw:frame>
        <presentation:notes draw:style-name="dp2">
          <draw:page-thumbnail draw:name="Google Shape;229;g13ff485a446_0_6:notes" draw:style-name="gr1" draw:layer="layout" svg:width="16.932cm" svg:height="9.524cm" svg:x="1.059cm" svg:y="1.905cm" draw:page-number="2" presentation:class="page"/>
          <draw:frame draw:name="Google Shape;230;g13ff485a446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6_5f_2_5f_1">
        <draw:frame draw:name="Google Shape;240;p17" presentation:style-name="pr8" draw:text-style-name="P13" draw:layer="layout" svg:width="11.627cm" svg:height="5.702cm" svg:x="1.547cm" svg:y="4.766cm" presentation:class="outline" presentation:user-transformed="true">
          <draw:text-box>
            <text:p text:style-name="P7"><text:span text:style-name="T4">Taipei Office </text:span></text:p>
            <text:list text:style-name="L4">
              <text:list-item>
                <text:p text:style-name="P8"><text:span text:style-name="T4">System Administrator</text:span></text:p>
              </text:list-item>
              <text:list-item>
                <text:p text:style-name="P7"><text:span text:style-name="T4">System &amp; Reliability Engineer</text:span></text:p>
              </text:list-item>
              <text:list-item>
                <text:p text:style-name="P7"><text:span text:style-name="T4">Spam and Abuse Analyst</text:span></text:p>
              </text:list-item>
              <text:list-item>
                <text:p text:style-name="P7"><text:span text:style-name="T4">Front-End / Back-End / Full-stack</text:span></text:p>
              </text:list-item>
              <text:list-item>
                <text:p text:style-name="P7"><text:span text:style-name="T4">Machine Learning Engineer</text:span></text:p>
              </text:list-item>
              <text:list-item>
                <text:p text:style-name="P7"><text:span text:style-name="T4">Technical Support Specialist</text:span></text:p>
              </text:list-item>
            </text:list>
          </draw:text-box>
        </draw:frame>
        <draw:frame draw:name="Google Shape;241;p17" presentation:style-name="pr9" draw:text-style-name="P15" draw:layer="layout" svg:width="1.523cm" svg:height="0.902cm" svg:x="23.083cm" svg:y="13.406cm" presentation:class="page-number" presentation:user-transformed="true">
          <draw:text-box>
            <text:p text:style-name="P14"><text:span text:style-name="T5"><text:page-number>&lt;number&gt;</text:page-number></text:span></text:p>
          </draw:text-box>
        </draw:frame>
        <draw:frame draw:name="Google Shape;242;p17" draw:style-name="gr2" draw:text-style-name="P12" draw:layer="layout" svg:width="5.773cm" svg:height="1.472cm" svg:x="14.323cm" svg:y="1.958cm">
          <draw:image xlink:href="Pictures/100002010000056800000161CDD421207096689A.png" xlink:type="simple" xlink:show="embed" xlink:actuate="onLoad">
            <text:p/>
          </draw:image>
        </draw:frame>
        <draw:frame draw:name="Google Shape;243;p17" draw:style-name="gr2" draw:text-style-name="P12" draw:layer="layout" svg:width="5.764cm" svg:height="1.336cm" svg:x="14.316cm" svg:y="11.073cm">
          <draw:image xlink:href="Pictures/1000020100000800000001DB4D1B78FE425EC75C.png" xlink:type="simple" xlink:show="embed" xlink:actuate="onLoad">
            <text:p/>
          </draw:image>
        </draw:frame>
        <draw:frame draw:name="Google Shape;244;p17" draw:style-name="gr2" draw:text-style-name="P12" draw:layer="layout" svg:width="4.568cm" svg:height="1.368cm" svg:x="14.332cm" svg:y="9.36cm">
          <draw:image xlink:href="Pictures/10000201000007390000022AECBD4EB1D4E14889.png" xlink:type="simple" xlink:show="embed" xlink:actuate="onLoad">
            <text:p/>
          </draw:image>
        </draw:frame>
        <draw:frame draw:name="Google Shape;245;p17" draw:style-name="gr2" draw:text-style-name="P12" draw:layer="layout" svg:width="4.568cm" svg:height="1.312cm" svg:x="14.316cm" svg:y="7.724cm">
          <draw:image xlink:href="Pictures/10000201000007840000022971DA8BD3F3491752.png" xlink:type="simple" xlink:show="embed" xlink:actuate="onLoad">
            <text:p/>
          </draw:image>
        </draw:frame>
        <draw:frame draw:name="Google Shape;246;p17" draw:style-name="gr2" draw:text-style-name="P12" draw:layer="layout" svg:width="4.568cm" svg:height="1.365cm" svg:x="14.316cm" svg:y="4.294cm">
          <draw:image xlink:href="Pictures/100002010000073600000228953CB89ABFF28351.png" xlink:type="simple" xlink:show="embed" xlink:actuate="onLoad">
            <text:p/>
          </draw:image>
        </draw:frame>
        <draw:frame draw:name="Google Shape;247;p17" draw:style-name="gr2" draw:text-style-name="P12" draw:layer="layout" svg:width="5.925cm" svg:height="1.376cm" svg:x="14.316cm" svg:y="5.972cm">
          <draw:image xlink:href="Pictures/1000020100000800000001DCAB9EC8356323CE5B.png" xlink:type="simple" xlink:show="embed" xlink:actuate="onLoad">
            <text:p/>
          </draw:image>
        </draw:frame>
        <draw:custom-shape draw:name="Google Shape;248;p17" draw:style-name="gr3" draw:text-style-name="P10" draw:layer="layout" svg:width="16.461cm" svg:height="2.735cm" svg:x="1.547cm" svg:y="1.861cm">
          <text:p text:style-name="P7"><text:span text:style-name="T6">We are hi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17" draw:style-name="gr4" draw:text-style-name="P10" draw:layer="layout" svg:width="9.484cm" svg:height="1.358cm" svg:x="3.728cm" svg:y="13.333cm">
          <text:p text:style-name="P16"><text:span text:style-name="T7">Privacy by de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7;g136ec182e58_0_0:notes" draw:style-name="gr1" draw:layer="layout" svg:width="16.932cm" svg:height="9.524cm" svg:x="1.059cm" svg:y="1.905cm" draw:page-number="3" presentation:class="page"/>
          <draw:frame draw:name="Google Shape;238;g136ec182e58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ckHouse" draw:style-name="dp1" draw:master-page-name="TITLE_5f_AND_5f_TWO_5f_COLUMNS" presentation:presentation-page-layout-name="AL1T3">
        <draw:frame draw:name="Google Shape;25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lickHouse</text:span></text:p>
          </draw:text-box>
        </draw:frame>
        <draw:frame draw:name="Google Shape;255;p18" presentation:style-name="pr5" draw:text-style-name="P10" draw:layer="layout" svg:width="11.11cm" svg:height="9.489cm" svg:x="0.866cm" svg:y="3.201cm" presentation:class="outline" presentation:user-transformed="true">
          <draw:text-box>
            <text:p text:style-name="P7"><text:span text:style-name="T8"><text:a xlink:href="https://clickhouse.com/" xlink:type="simple">https://clickhouse.com/</text:a></text:span></text:p>
            <text:p text:style-name="P8"><text:span text:style-name="T9">開源 </text:span><text:span text:style-name="T9">OLAP </text:span><text:span text:style-name="T9">資料庫</text:span></text:p>
            <text:p text:style-name="P8"><text:span text:style-name="T9">Column-oriented</text:span></text:p>
            <text:p text:style-name="P8"><text:span text:style-name="T9">還蠻快</text:span></text:p>
            <text:p text:style-name="P9"><text:span text:style-name="T3"/></text:p>
          </draw:text-box>
        </draw:frame>
        <draw:frame draw:name="Google Shape;256;p18" presentation:style-name="pr11" draw:text-style-name="P11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257;p18" draw:style-name="gr2" draw:text-style-name="P12" draw:layer="layout" svg:width="17.913cm" svg:height="5.943cm" svg:x="6.62cm" svg:y="4.975cm">
          <draw:image xlink:href="Pictures/10000201000006BF0000023D7844B16AB5701442.png" xlink:type="simple" xlink:show="embed" xlink:actuate="onLoad">
            <text:p/>
          </draw:image>
        </draw:frame>
        <presentation:notes draw:style-name="dp2">
          <draw:page-thumbnail draw:name="Google Shape;251;g13ff485a24f_1_117:notes" draw:style-name="gr1" draw:layer="layout" svg:width="16.932cm" svg:height="9.524cm" svg:x="1.059cm" svg:y="1.905cm" draw:page-number="4" presentation:class="page"/>
          <draw:frame draw:name="Google Shape;252;g13ff485a24f_1_11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ckHouse" draw:style-name="dp1" draw:master-page-name="TITLE_5f_AND_5f_TWO_5f_COLUMNS" presentation:presentation-page-layout-name="AL1T3">
        <draw:frame draw:name="Google Shape;262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lickHouse</text:span></text:p>
          </draw:text-box>
        </draw:frame>
        <draw:frame draw:name="Google Shape;263;p19" presentation:style-name="pr5" draw:text-style-name="P10" draw:layer="layout" svg:width="11.11cm" svg:height="9.489cm" svg:x="0.866cm" svg:y="3.201cm" presentation:class="outline" presentation:user-transformed="true">
          <draw:text-box>
            <text:p text:style-name="P7"><text:span text:style-name="T3">一個中等大小的例子</text:span></text:p>
            <text:list text:style-name="L7">
              <text:list-item>
                <text:p text:style-name="P8"><text:span text:style-name="T3">data_table </text:span><text:span text:style-name="T3">保存一些 </text:span><text:span text:style-name="T3">log </text:span><text:span text:style-name="T3">紀錄</text:span></text:p>
              </text:list-item>
              <text:list-item>
                <text:p text:style-name="P7"><text:span text:style-name="T3">timestamp </text:span><text:span text:style-name="T3">是 </text:span><text:span text:style-name="T3">log </text:span><text:span text:style-name="T3">的時間（精確到秒）</text:span></text:p>
              </text:list-item>
              <text:list-item>
                <text:p text:style-name="P7"><text:span text:style-name="T3">整個 </text:span><text:span text:style-name="T3">data_table </text:span><text:span text:style-name="T3">大約 </text:span><text:span text:style-name="T3">2.6TB</text:span></text:p>
              </text:list-item>
              <text:list-item>
                <text:p text:style-name="P7"><text:span text:style-name="T3">timestamp </text:span><text:span text:style-name="T3">沒有建 </text:span><text:span text:style-name="T3">index</text:span></text:p>
              </text:list-item>
            </text:list>
            <text:p text:style-name="P8"><text:span text:style-name="T3">好處</text:span></text:p>
            <text:list text:continue-numbering="true" text:style-name="L7">
              <text:list-item>
                <text:p text:style-name="P8"><text:span text:style-name="T3">不用建 </text:span><text:span text:style-name="T3">index</text:span><text:span text:style-name="T3">。</text:span></text:p>
              </text:list-item>
              <text:list-item>
                <text:p text:style-name="P7"><text:span text:style-name="T3">改變查詢條件，對查詢速度影響相對小。</text:span></text:p>
              </text:list-item>
            </text:list>
          </draw:text-box>
        </draw:frame>
        <draw:frame draw:name="Google Shape;264;p19" presentation:style-name="pr13" draw:text-style-name="P17" draw:layer="layout" svg:width="11.11cm" svg:height="4.207cm" svg:x="13.423cm" svg:y="3.201cm" presentation:class="outline" presentation:user-transformed="true">
          <draw:text-box>
            <text:p text:style-name="P16"><text:span text:style-name="T10">SELECT</text:span><text:span text:style-name="T10"><text:line-break/></text:span><text:span text:style-name="T10"> <text:s/>toStartOfMinute(timestamp) AS ts,</text:span><text:span text:style-name="T10"><text:line-break/></text:span><text:span text:style-name="T10"> <text:s/>count(*)</text:span><text:span text:style-name="T10"><text:line-break/></text:span><text:span text:style-name="T10">FROM data_table</text:span><text:span text:style-name="T10"><text:line-break/></text:span><text:span text:style-name="T10">WHERE timestamp BETWEEN ...</text:span><text:span text:style-name="T10"><text:line-break/></text:span><text:span text:style-name="T10">GROUP BY ts</text:span></text:p>
          </draw:text-box>
        </draw:frame>
        <draw:custom-shape draw:name="Google Shape;265;p19" draw:style-name="gr5" draw:text-style-name="P17" draw:layer="layout" svg:width="11.11cm" svg:height="2.285cm" svg:x="13.424cm" svg:y="8.474cm">
          <text:p text:style-name="P5"><text:span text:style-name="T10">... rows in set. Elapsed: 1.684 sec. Processed 9.59 billion rows, 38.37 GB (5.70 </text:span><text:span text:style-name="T10"><text:tab/></text:span><text:span text:style-name="T10">billion rows/s., 22.78 GB/s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13ff485a24f_1_214:notes" draw:style-name="gr1" draw:layer="layout" svg:width="16.932cm" svg:height="9.524cm" svg:x="1.059cm" svg:y="1.905cm" draw:page-number="5" presentation:class="page"/>
          <draw:frame draw:name="Google Shape;260;g13ff485a24f_1_21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ckHouse" draw:style-name="dp1" draw:master-page-name="TITLE_5f_AND_5f_BODY" presentation:presentation-page-layout-name="AL2T1">
        <draw:frame draw:name="Google Shape;270;p20" presentation:style-name="pr1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lickHouse</text:span></text:p>
          </draw:text-box>
        </draw:frame>
        <draw:frame draw:name="Google Shape;271;p20" presentation:style-name="pr16" draw:text-style-name="P13" draw:layer="layout" svg:width="23.667cm" svg:height="9.489cm" svg:x="0.866cm" svg:y="3.201cm" presentation:class="outline" presentation:user-transformed="true">
          <draw:text-box>
            <text:p text:style-name="P7"><text:span text:style-name="T11">GitHub - ClickHouse/ClickHouse</text:span><text:span text:style-name="T11"><text:line-break/></text:span><text:span text:style-name="T12"><text:a xlink:href="https://github.com/ClickHouse/ClickHouse" xlink:type="simple">https://github.com/ClickHouse/ClickHouse</text:a></text:span></text:p>
            <text:p text:style-name="P8"><text:span text:style-name="T11">Overview of ClickHouse Architecture</text:span><text:span text:style-name="T11"><text:line-break/></text:span><text:span text:style-name="T12"><text:a xlink:href="https://clickhouse.com/docs/en/development/architecture/" xlink:type="simple">https://clickhouse.com/docs/en/development/architecture/</text:a></text:span></text:p>
            <text:p text:style-name="P8"><text:span text:style-name="T11">GitHub - ClickHouse/clickhouse-presentations</text:span><text:span text:style-name="T11"><text:line-break/></text:span><text:span text:style-name="T12"><text:a xlink:href="https://github.com/ClickHouse/clickhouse-presentations" xlink:type="simple">https://github.com/ClickHouse/clickhouse-presentations</text:a></text:span></text:p>
            <text:p text:style-name="P8"><text:span text:style-name="T11">Altinity, Inc. - YouTube</text:span><text:span text:style-name="T11"><text:line-break/></text:span><text:span text:style-name="T12"><text:a xlink:href="https://www.youtube.com/c/AltinityLtd" xlink:type="simple">https://www.youtube.com/c/AltinityLtd</text:a></text:span></text:p>
            <text:p text:style-name="P9"><text:span text:style-name="T11"/></text:p>
          </draw:text-box>
        </draw:frame>
        <presentation:notes draw:style-name="dp2">
          <draw:page-thumbnail draw:name="Google Shape;267;g13ff485a24f_1_433:notes" draw:style-name="gr1" draw:layer="layout" svg:width="16.932cm" svg:height="9.524cm" svg:x="1.059cm" svg:y="1.905cm" draw:page-number="6" presentation:class="page"/>
          <draw:frame draw:name="Google Shape;268;g13ff485a24f_1_43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ages" draw:style-name="dp1" draw:master-page-name="SECTION_5f_TITLE_5f_AND_5f_DESCRIPTION">
        <draw:frame draw:name="Google Shape;276;p21" presentation:style-name="pr18" draw:text-style-name="P18" draw:layer="layout" svg:width="11.236cm" svg:height="4.117cm" svg:x="0.738cm" svg:y="3.425cm" presentation:class="title" presentation:user-transformed="true">
          <draw:text-box>
            <text:p text:style-name="P1"><text:span text:style-name="T13">Storages</text:span></text:p>
          </draw:text-box>
        </draw:frame>
        <draw:frame draw:name="Google Shape;277;p21" presentation:style-name="pr19" draw:text-style-name="P19" draw:layer="layout" svg:width="11.236cm" svg:height="3.43cm" svg:x="0.738cm" svg:y="7.786cm" presentation:class="subtitle" presentation:placeholder="true" presentation:user-transformed="true">
          <draw:text-box/>
        </draw:frame>
        <draw:frame draw:name="Google Shape;278;p21" presentation:style-name="pr20" draw:text-style-name="P13" draw:layer="layout" svg:width="10.657cm" svg:height="10.263cm" svg:x="13.721cm" svg:y="2.011cm" presentation:class="outline" presentation:user-transformed="true">
          <draw:text-box>
            <text:p text:style-name="P5"><text:span text:style-name="T14">$ tree -P '*.h' -L 1 src/Storages/</text:span><text:span text:style-name="T14"><text:line-break/></text:span><text:span text:style-name="T14">src/Storages/</text:span><text:span text:style-name="T14"><text:line-break/></text:span><text:span text:style-name="T14">├── ...</text:span><text:span text:style-name="T14"><text:line-break/></text:span><text:span text:style-name="T14">├── IStorage.h</text:span><text:span text:style-name="T14"><text:line-break/></text:span><text:span text:style-name="T14">├── ...</text:span><text:span text:style-name="T14"><text:line-break/></text:span><text:span text:style-name="T14">├── StorageJoin.h</text:span><text:span text:style-name="T14"><text:line-break/></text:span><text:span text:style-name="T14">├── StorageLog.h</text:span><text:span text:style-name="T14"><text:line-break/></text:span><text:span text:style-name="T14">├── ...</text:span><text:span text:style-name="T14"><text:line-break/></text:span><text:span text:style-name="T14">├── StorageMaterializedMySQL.h</text:span><text:span text:style-name="T14"><text:line-break/></text:span><text:span text:style-name="T14">├── StorageMaterializedView.h</text:span><text:span text:style-name="T14"><text:line-break/></text:span><text:span text:style-name="T14">├── StorageMemory.h</text:span><text:span text:style-name="T14"><text:line-break/></text:span><text:span text:style-name="T14">├── ...</text:span><text:span text:style-name="T14"><text:line-break/></text:span><text:span text:style-name="T14">├── StorageMongoDB.h</text:span><text:span text:style-name="T14"><text:line-break/></text:span><text:span text:style-name="T14">├── ...</text:span><text:span text:style-name="T14"><text:line-break/></text:span><text:span text:style-name="T14">├── StorageMySQL.h</text:span><text:span text:style-name="T14"><text:line-break/></text:span><text:span text:style-name="T14">├── StorageNull.h</text:span><text:span text:style-name="T14"><text:line-break/></text:span><text:span text:style-name="T14">├── StoragePostgreSQL.h</text:span><text:span text:style-name="T14"><text:line-break/></text:span><text:span text:style-name="T14">├── ...</text:span><text:span text:style-name="T14"><text:line-break/></text:span><text:span text:style-name="T14">├── StorageS3.h</text:span><text:span text:style-name="T14"><text:line-break/></text:span><text:span text:style-name="T14">├── ...</text:span></text:p>
            <text:p text:style-name="P20"><text:span text:style-name="T14"/></text:p>
          </draw:text-box>
        </draw:frame>
        <presentation:notes draw:style-name="dp2">
          <draw:page-thumbnail draw:name="Google Shape;273;g13ff485a24f_1_80:notes" draw:style-name="gr1" draw:layer="layout" svg:width="16.932cm" svg:height="9.524cm" svg:x="1.059cm" svg:y="1.905cm" draw:page-number="7" presentation:class="page"/>
          <draw:frame draw:name="Google Shape;274;g13ff485a24f_1_8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torage" draw:style-name="dp1" draw:master-page-name="TITLE_5f_AND_5f_TWO_5f_COLUMNS" presentation:presentation-page-layout-name="AL1T3">
        <draw:frame draw:name="Google Shape;283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Storage</text:span></text:p>
          </draw:text-box>
        </draw:frame>
        <draw:frame draw:name="Google Shape;284;p22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3">Storage engines in ClickHouse has an interface </text:span><text:span text:style-name="T15">IStorage</text:span><text:span text:style-name="T3"> defined in </text:span><text:span text:style-name="T16">src/Storages/IStorage.h</text:span><text:span text:style-name="T3">.</text:span></text:p>
            <text:p text:style-name="P8"><text:span text:style-name="T3">The most important methods are </text:span><text:span text:style-name="T16">read</text:span><text:span text:style-name="T3"> and </text:span><text:span text:style-name="T16">write</text:span><text:span text:style-name="T3">.</text:span></text:p>
            <text:p text:style-name="P8"><text:span text:style-name="T16">write</text:span><text:span text:style-name="T3"> returns a </text:span><text:span text:style-name="T16">SinkToStoragePtr</text:span><text:span text:style-name="T3">, which points to a </text:span><text:span text:style-name="T16">SinkToStorage</text:span><text:span text:style-name="T3">.</text:span></text:p>
            <text:p text:style-name="P8"><text:span text:style-name="T3">Storages extend </text:span><text:span text:style-name="T16">SinkToStorage</text:span><text:span text:style-name="T3"> to implement their own sink to handle writing data.</text:span></text:p>
            <text:p text:style-name="P9"><text:span text:style-name="T3">More on “what’s a sink” later.</text:span></text:p>
          </draw:text-box>
        </draw:frame>
        <draw:frame draw:name="Google Shape;285;p22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17">// src/Storages/IStorage.h</text:span></text:p>
            <text:p text:style-name="P21"><text:span text:style-name="T18"><text:s text:c="3"/></text:span><text:span text:style-name="T19">virtual</text:span><text:span text:style-name="T18"> </text:span><text:span text:style-name="T19">void</text:span><text:span text:style-name="T18"> </text:span><text:span text:style-name="T20">read</text:span><text:span text:style-name="T18">(</text:span></text:p>
            <text:p text:style-name="P21"><text:span text:style-name="T18"><text:s text:c="7"/></text:span><text:span text:style-name="T21">QueryPlan</text:span><text:span text:style-name="T18"> </text:span><text:span text:style-name="T19">&amp;</text:span><text:span text:style-name="T18"> </text:span><text:span text:style-name="T22">query_plan</text:span><text:span text:style-name="T18">,</text:span></text:p>
            <text:p text:style-name="P21"><text:span text:style-name="T18"><text:s text:c="7"/></text:span><text:span text:style-name="T19">const</text:span><text:span text:style-name="T18"> </text:span><text:span text:style-name="T21">Names</text:span><text:span text:style-name="T18"> </text:span><text:span text:style-name="T19">&amp;</text:span><text:span text:style-name="T17"> /*column_names*/</text:span><text:span text:style-name="T18">,</text:span></text:p>
            <text:p text:style-name="P21"><text:span text:style-name="T18"><text:s text:c="7"/></text:span><text:span text:style-name="T19">const</text:span><text:span text:style-name="T18"> </text:span><text:span text:style-name="T21">StorageSnapshotPtr</text:span><text:span text:style-name="T18"> </text:span><text:span text:style-name="T19">&amp;</text:span><text:span text:style-name="T17"> /*storage_snapshot*/</text:span><text:span text:style-name="T18">,</text:span></text:p>
            <text:p text:style-name="P21"><text:span text:style-name="T18"><text:s text:c="7"/></text:span><text:span text:style-name="T21">SelectQueryInfo</text:span><text:span text:style-name="T18"> </text:span><text:span text:style-name="T19">&amp;</text:span><text:span text:style-name="T17"> /*query_info*/</text:span><text:span text:style-name="T18">,</text:span></text:p>
            <text:p text:style-name="P21"><text:span text:style-name="T18"><text:s text:c="7"/></text:span><text:span text:style-name="T21">ContextPtr</text:span><text:span text:style-name="T17"> /*context*/</text:span><text:span text:style-name="T18">,</text:span></text:p>
            <text:p text:style-name="P21"><text:span text:style-name="T18"><text:s text:c="7"/></text:span><text:span text:style-name="T21">QueryProcessingStage</text:span><text:span text:style-name="T18">::</text:span><text:span text:style-name="T21">Enum</text:span><text:span text:style-name="T17"> /*processed_stage*/</text:span><text:span text:style-name="T18">,</text:span></text:p>
            <text:p text:style-name="P21"><text:span text:style-name="T18"><text:s text:c="7"/></text:span><text:span text:style-name="T21">size_t</text:span><text:span text:style-name="T17"> /*max_block_size*/</text:span><text:span text:style-name="T18">,</text:span></text:p>
            <text:p text:style-name="P21"><text:span text:style-name="T18"><text:s text:c="7"/></text:span><text:span text:style-name="T19">unsigned</text:span><text:span text:style-name="T17"> /*num_streams*/</text:span><text:span text:style-name="T18">);</text:span></text:p>
            <text:p text:style-name="P21"><text:span text:style-name="T18"/></text:p>
            <text:p text:style-name="P21"><text:span text:style-name="T18"><text:s text:c="3"/></text:span><text:span text:style-name="T19">virtual</text:span><text:span text:style-name="T18"> </text:span><text:span text:style-name="T21">SinkToStoragePtr</text:span><text:span text:style-name="T18"> </text:span><text:span text:style-name="T20">write</text:span><text:span text:style-name="T18">(</text:span></text:p>
            <text:p text:style-name="P21"><text:span text:style-name="T18"><text:s text:c="7"/></text:span><text:span text:style-name="T19">const</text:span><text:span text:style-name="T18"> </text:span><text:span text:style-name="T21">ASTPtr</text:span><text:span text:style-name="T18"> </text:span><text:span text:style-name="T19">&amp;</text:span><text:span text:style-name="T17"> /*query*/</text:span><text:span text:style-name="T18">,</text:span></text:p>
            <text:p text:style-name="P21"><text:span text:style-name="T18"><text:s text:c="7"/></text:span><text:span text:style-name="T19">const</text:span><text:span text:style-name="T18"> </text:span><text:span text:style-name="T21">StorageMetadataPtr</text:span><text:span text:style-name="T18"> </text:span><text:span text:style-name="T19">&amp;</text:span><text:span text:style-name="T17"> /*metadata_snapshot*/</text:span><text:span text:style-name="T18">,</text:span></text:p>
            <text:p text:style-name="P21"><text:span text:style-name="T18"><text:s text:c="7"/></text:span><text:span text:style-name="T21">ContextPtr</text:span><text:span text:style-name="T17"> /*context*/</text:span><text:span text:style-name="T18">)</text:span></text:p>
            <text:p text:style-name="P21"><text:span text:style-name="T18"><text:s text:c="3"/></text:span><text:span text:style-name="T18">{</text:span></text:p>
            <text:p text:style-name="P21"><text:span text:style-name="T18"><text:s text:c="7"/></text:span><text:span text:style-name="T23">throw</text:span><text:span text:style-name="T18"> </text:span><text:span text:style-name="T21">Exception</text:span><text:span text:style-name="T18">(</text:span><text:span text:style-name="T24">"Method write is not supported by storage "</text:span><text:span text:style-name="T18"> </text:span><text:span text:style-name="T20">+</text:span><text:span text:style-name="T18"> </text:span><text:span text:style-name="T20">getName</text:span><text:span text:style-name="T18">(), </text:span><text:span text:style-name="T21">ErrorCodes</text:span><text:span text:style-name="T18">::</text:span><text:span text:style-name="T22">NOT_IMPLEMENTED</text:span><text:span text:style-name="T18">);</text:span></text:p>
            <text:p text:style-name="P21"><text:span text:style-name="T18"><text:s text:c="3"/></text:span><text:span text:style-name="T18">}</text:span></text:p>
          </draw:text-box>
        </draw:frame>
        <presentation:notes draw:style-name="dp2">
          <draw:page-thumbnail draw:name="Google Shape;280;g13ff485a24f_1_367:notes" draw:style-name="gr1" draw:layer="layout" svg:width="16.932cm" svg:height="9.524cm" svg:x="1.059cm" svg:y="1.905cm" draw:page-number="8" presentation:class="page"/>
          <draw:frame draw:name="Google Shape;281;g13ff485a24f_1_36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torage" draw:style-name="dp1" draw:master-page-name="TITLE_5f_AND_5f_TWO_5f_COLUMNS" presentation:presentation-page-layout-name="AL1T3">
        <draw:frame draw:name="Google Shape;290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Storage</text:span></text:p>
          </draw:text-box>
        </draw:frame>
        <draw:frame draw:name="Google Shape;291;p23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16"><text:span text:style-name="T3">(Public) </text:span><text:span text:style-name="T16">read</text:span><text:span text:style-name="T3"> calls (private) </text:span><text:span text:style-name="T16">read</text:span><text:span text:style-name="T3"> to create a </text:span><text:span text:style-name="T16">Pipe</text:span><text:span text:style-name="T3">, which is used to create a </text:span><text:span text:style-name="T16">ReadFromStorageStep</text:span><text:span text:style-name="T3">, which is then added to </text:span><text:span text:style-name="T16">query_plan</text:span><text:span text:style-name="T3">.</text:span></text:p>
          </draw:text-box>
        </draw:frame>
        <draw:frame draw:name="Google Shape;292;p23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17">// src/Storages/IStorage.cpp</text:span></text:p>
            <text:p text:style-name="P21"><text:span text:style-name="T25">void</text:span><text:span text:style-name="T26"> </text:span><text:span text:style-name="T27">IStorage</text:span><text:span text:style-name="T26">::</text:span><text:span text:style-name="T28">read</text:span><text:span text:style-name="T26">(</text:span><text:span text:style-name="T27">QueryPlan</text:span><text:span text:style-name="T26"> </text:span><text:span text:style-name="T25">&amp;</text:span><text:span text:style-name="T26"> </text:span><text:span text:style-name="T29">query_plan</text:span><text:span text:style-name="T26">, </text:span><text:span text:style-name="T25">const</text:span><text:span text:style-name="T26"> </text:span><text:span text:style-name="T27">Names</text:span><text:span text:style-name="T26"> </text:span><text:span text:style-name="T25">&amp;</text:span><text:span text:style-name="T26"> </text:span><text:span text:style-name="T29">column_names</text:span><text:span text:style-name="T26">, </text:span><text:span text:style-name="T25">const</text:span><text:span text:style-name="T26"> </text:span><text:span text:style-name="T27">StorageSnapshotPtr</text:span><text:span text:style-name="T26"> </text:span><text:span text:style-name="T25">&amp;</text:span><text:span text:style-name="T26"> </text:span><text:span text:style-name="T29">storage_snapshot</text:span><text:span text:style-name="T26">, </text:span><text:span text:style-name="T27">SelectQueryInfo</text:span><text:span text:style-name="T26"> </text:span><text:span text:style-name="T25">&amp;</text:span><text:span text:style-name="T26"> </text:span><text:span text:style-name="T29">query_info</text:span><text:span text:style-name="T26">, </text:span><text:span text:style-name="T27">ContextPtr</text:span><text:span text:style-name="T26"> </text:span><text:span text:style-name="T29">context</text:span><text:span text:style-name="T26">, </text:span><text:span text:style-name="T27">QueryProcessingStage</text:span><text:span text:style-name="T26">::</text:span><text:span text:style-name="T27">Enum</text:span><text:span text:style-name="T26"> </text:span><text:span text:style-name="T29">processed_stage</text:span><text:span text:style-name="T26">, </text:span><text:span text:style-name="T27">size_t</text:span><text:span text:style-name="T26"> </text:span><text:span text:style-name="T29">max_block_size</text:span><text:span text:style-name="T26">, </text:span><text:span text:style-name="T25">unsigned</text:span><text:span text:style-name="T26"> </text:span><text:span text:style-name="T29">num_streams</text:span><text:span text:style-name="T26">)</text:span></text:p>
            <text:p text:style-name="P21"><text:span text:style-name="T26">{</text:span></text:p>
            <text:p text:style-name="P21"><text:span text:style-name="T26"><text:s text:c="3"/></text:span><text:span text:style-name="T25">auto</text:span><text:span text:style-name="T26"> </text:span><text:span text:style-name="T29">pipe</text:span><text:span text:style-name="T26"> = </text:span><text:span text:style-name="T28">read</text:span><text:span text:style-name="T26">(</text:span><text:span text:style-name="T29">column_names</text:span><text:span text:style-name="T26">, </text:span><text:span text:style-name="T29">storage_snapshot</text:span><text:span text:style-name="T26">, </text:span><text:span text:style-name="T29">query_info</text:span><text:span text:style-name="T26">, </text:span><text:span text:style-name="T29">context</text:span><text:span text:style-name="T26">, </text:span><text:span text:style-name="T29">processed_stage</text:span><text:span text:style-name="T26">, </text:span><text:span text:style-name="T29">max_block_size</text:span><text:span text:style-name="T26">, </text:span><text:span text:style-name="T29">num_streams</text:span><text:span text:style-name="T26">);</text:span></text:p>
            <text:p text:style-name="P21"><text:span text:style-name="T26"><text:s text:c="3"/></text:span><text:span text:style-name="T28">readFromPipe</text:span><text:span text:style-name="T26">(</text:span><text:span text:style-name="T29">query_plan</text:span><text:span text:style-name="T26">, </text:span><text:span text:style-name="T27">std</text:span><text:span text:style-name="T26">::</text:span><text:span text:style-name="T28">move</text:span><text:span text:style-name="T26">(</text:span><text:span text:style-name="T29">pipe</text:span><text:span text:style-name="T26">), </text:span><text:span text:style-name="T29">column_names</text:span><text:span text:style-name="T26">, </text:span><text:span text:style-name="T29">storage_snapshot</text:span><text:span text:style-name="T26">, </text:span><text:span text:style-name="T29">query_info</text:span><text:span text:style-name="T26">, </text:span><text:span text:style-name="T29">context</text:span><text:span text:style-name="T26">, </text:span><text:span text:style-name="T28">getName</text:span><text:span text:style-name="T26">());</text:span></text:p>
            <text:p text:style-name="P21"><text:span text:style-name="T26">}</text:span></text:p>
            <text:p text:style-name="P21"><text:span text:style-name="T26"/></text:p>
            <text:p text:style-name="P21"><text:span text:style-name="T25">void</text:span><text:span text:style-name="T26"> </text:span><text:span text:style-name="T27">IStorage</text:span><text:span text:style-name="T26">::</text:span><text:span text:style-name="T28">readFromPipe</text:span><text:span text:style-name="T26">(</text:span><text:span text:style-name="T27">QueryPlan</text:span><text:span text:style-name="T26"> </text:span><text:span text:style-name="T25">&amp;</text:span><text:span text:style-name="T26"> </text:span><text:span text:style-name="T29">query_plan</text:span><text:span text:style-name="T26">, </text:span><text:span text:style-name="T27">Pipe</text:span><text:span text:style-name="T26"> </text:span><text:span text:style-name="T29">pipe</text:span><text:span text:style-name="T26">, </text:span><text:span text:style-name="T25">const</text:span><text:span text:style-name="T26"> </text:span><text:span text:style-name="T27">Names</text:span><text:span text:style-name="T26"> </text:span><text:span text:style-name="T25">&amp;</text:span><text:span text:style-name="T26"> </text:span><text:span text:style-name="T29">column_names</text:span><text:span text:style-name="T26">, </text:span><text:span text:style-name="T25">const</text:span><text:span text:style-name="T26"> </text:span><text:span text:style-name="T27">StorageSnapshotPtr</text:span><text:span text:style-name="T26"> </text:span><text:span text:style-name="T25">&amp;</text:span><text:span text:style-name="T26"> </text:span><text:span text:style-name="T29">storage_snapshot</text:span><text:span text:style-name="T26">, </text:span><text:span text:style-name="T27">SelectQueryInfo</text:span><text:span text:style-name="T26"> </text:span><text:span text:style-name="T25">&amp;</text:span><text:span text:style-name="T26"> </text:span><text:span text:style-name="T29">query_info</text:span><text:span text:style-name="T26">, </text:span><text:span text:style-name="T27">ContextPtr</text:span><text:span text:style-name="T26"> </text:span><text:span text:style-name="T29">context</text:span><text:span text:style-name="T26">, </text:span><text:span text:style-name="T27">std</text:span><text:span text:style-name="T26">::</text:span><text:span text:style-name="T27">string</text:span><text:span text:style-name="T26"> </text:span><text:span text:style-name="T29">storage_name</text:span><text:span text:style-name="T26">)</text:span></text:p>
            <text:p text:style-name="P21"><text:span text:style-name="T26">{</text:span></text:p>
            <text:p text:style-name="P21"><text:span text:style-name="T30"><text:s text:c="3"/></text:span><text:span text:style-name="T30">// ...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5">auto</text:span><text:span text:style-name="T26"> </text:span><text:span text:style-name="T29">read_step</text:span><text:span text:style-name="T26"> = </text:span><text:span text:style-name="T27">std</text:span><text:span text:style-name="T26">::</text:span><text:span text:style-name="T28">make_unique</text:span><text:span text:style-name="T26">&lt;</text:span><text:span text:style-name="T27">ReadFromStorageStep</text:span><text:span text:style-name="T26">&gt;(</text:span><text:span text:style-name="T27">std</text:span><text:span text:style-name="T26">::</text:span><text:span text:style-name="T28">move</text:span><text:span text:style-name="T26">(</text:span><text:span text:style-name="T29">pipe</text:span><text:span text:style-name="T26">), </text:span><text:span text:style-name="T29">storage_name</text:span><text:span text:style-name="T26">, </text:span><text:span text:style-name="T29">query_info</text:span><text:span text:style-name="T26">.</text:span><text:span text:style-name="T29">storage_limits</text:span><text:span text:style-name="T26">);</text:span></text:p>
            <text:p text:style-name="P21"><text:span text:style-name="T26"><text:s text:c="7"/></text:span><text:span text:style-name="T29">query_plan</text:span><text:span text:style-name="T26">.</text:span><text:span text:style-name="T28">addStep</text:span><text:span text:style-name="T26">(</text:span><text:span text:style-name="T27">std</text:span><text:span text:style-name="T26">::</text:span><text:span text:style-name="T28">move</text:span><text:span text:style-name="T26">(</text:span><text:span text:style-name="T29">read_step</text:span><text:span text:style-name="T26">));</text:span></text:p>
            <text:p text:style-name="P21"><text:span text:style-name="T26"><text:s text:c="3"/></text:span><text:span text:style-name="T26">}</text:span></text:p>
            <text:p text:style-name="P21"><text:span text:style-name="T26">}</text:span></text:p>
          </draw:text-box>
        </draw:frame>
        <presentation:notes draw:style-name="dp2">
          <draw:page-thumbnail draw:name="Google Shape;287;g13ff485a446_0_481:notes" draw:style-name="gr1" draw:layer="layout" svg:width="16.932cm" svg:height="9.524cm" svg:x="1.059cm" svg:y="1.905cm" draw:page-number="9" presentation:class="page"/>
          <draw:frame draw:name="Google Shape;288;g13ff485a446_0_481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torage" draw:style-name="dp1" draw:master-page-name="TITLE_5f_AND_5f_BODY" presentation:presentation-page-layout-name="AL2T1">
        <draw:frame draw:name="Google Shape;297;p24" presentation:style-name="pr1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Storage</text:span></text:p>
          </draw:text-box>
        </draw:frame>
        <draw:frame draw:name="Google Shape;298;p24" presentation:style-name="pr16" draw:text-style-name="P13" draw:layer="layout" svg:width="23.667cm" svg:height="9.489cm" svg:x="0.866cm" svg:y="3.201cm" presentation:class="outline" presentation:user-transformed="true">
          <draw:text-box>
            <text:p text:style-name="P7"><text:span text:style-name="T11">One of the interesting things about ClickHouse is that it supports many kinds of storage engine.</text:span></text:p>
            <text:p text:style-name="P8"><text:span text:style-name="T11">Merge tree family is the most common ones, but also </text:span><text:span text:style-name="T31">StorageMemory</text:span><text:span text:style-name="T11">, </text:span><text:span text:style-name="T31">StorageFile</text:span><text:span text:style-name="T11">, </text:span><text:span text:style-name="T31">StorageMySQL</text:span><text:span text:style-name="T11">, </text:span><text:span text:style-name="T31">StoragePostgreSQL</text:span><text:span text:style-name="T11">, </text:span><text:span text:style-name="T31">StorageSQLite</text:span><text:span text:style-name="T11">, </text:span><text:span text:style-name="T31">StorageDistributed</text:span><text:span text:style-name="T11">, etc.</text:span></text:p>
            <text:p text:style-name="P9"><text:span text:style-name="T11">This probably shows that ClickHouse has a lot of optimizations that are applicable regardless of the underlying storage engine implementation.</text:span></text:p>
          </draw:text-box>
        </draw:frame>
        <presentation:notes draw:style-name="dp2">
          <draw:page-thumbnail draw:name="Google Shape;294;g13ff485a446_0_495:notes" draw:style-name="gr1" draw:layer="layout" svg:width="16.932cm" svg:height="9.524cm" svg:x="1.059cm" svg:y="1.905cm" draw:page-number="10" presentation:class="page"/>
          <draw:frame draw:name="Google Shape;295;g13ff485a446_0_49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ageMemory" draw:style-name="dp1" draw:master-page-name="TITLE_5f_AND_5f_TWO_5f_COLUMNS" presentation:presentation-page-layout-name="AL1T3">
        <draw:frame draw:name="Google Shape;303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torageMemory</text:span></text:p>
          </draw:text-box>
        </draw:frame>
        <draw:frame draw:name="Google Shape;304;p25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3">(Now public) </text:span><text:span text:style-name="T16">StorageMemory::read</text:span><text:span text:style-name="T3"> produces a </text:span><text:span text:style-name="T16">Pipe</text:span><text:span text:style-name="T3">. <text:s/>This </text:span><text:span text:style-name="T16">Pipe</text:span><text:span text:style-name="T3"> is composed of </text:span><text:span text:style-name="T16">num_streams</text:span><text:span text:style-name="T3"> of </text:span><text:span text:style-name="T16">MemorySource</text:span><text:span text:style-name="T3">.</text:span></text:p>
            <text:p text:style-name="P8"><text:span text:style-name="T16">IStorage::write</text:span><text:span text:style-name="T3"> returns a point to an </text:span><text:span text:style-name="T16">SinkToStorage</text:span><text:span text:style-name="T3">. <text:s/>The one returned from </text:span><text:span text:style-name="T16">StorageMemory::write</text:span><text:span text:style-name="T3"> is </text:span><text:span text:style-name="T16">MemorySink</text:span><text:span text:style-name="T3">.</text:span></text:p>
            <text:p text:style-name="P9"><text:span text:style-name="T16">MemorySource</text:span><text:span text:style-name="T3"> and </text:span><text:span text:style-name="T16">MemorySink</text:span><text:span text:style-name="T3"> are the places where data read and write actually happens.</text:span></text:p>
          </draw:text-box>
        </draw:frame>
        <draw:frame draw:name="Google Shape;305;p25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Storages/StorageMemory.cpp</text:span></text:p>
            <text:p text:style-name="P21"><text:span text:style-name="T27">Pipe</text:span><text:span text:style-name="T26"> </text:span><text:span text:style-name="T27">StorageMemory</text:span><text:span text:style-name="T26">::</text:span><text:span text:style-name="T28">read</text:span><text:span text:style-name="T26">(</text:span><text:span text:style-name="T25">const</text:span><text:span text:style-name="T26"> </text:span><text:span text:style-name="T27">Names</text:span><text:span text:style-name="T26"> </text:span><text:span text:style-name="T25">&amp;</text:span><text:span text:style-name="T26"> </text:span><text:span text:style-name="T29">column_names</text:span><text:span text:style-name="T26">, </text:span><text:span text:style-name="T25">const</text:span><text:span text:style-name="T26"> </text:span><text:span text:style-name="T27">StorageSnapshotPtr</text:span><text:span text:style-name="T26"> </text:span><text:span text:style-name="T25">&amp;</text:span><text:span text:style-name="T26"> </text:span><text:span text:style-name="T29">storage_snapshot</text:span><text:span text:style-name="T26">, </text:span><text:span text:style-name="T27">SelectQueryInfo</text:span><text:span text:style-name="T26"> </text:span><text:span text:style-name="T25">&amp;</text:span><text:span text:style-name="T30"> /*query_info*/</text:span><text:span text:style-name="T26">, </text:span><text:span text:style-name="T27">ContextPtr</text:span><text:span text:style-name="T30"> /*context*/</text:span><text:span text:style-name="T26">, </text:span><text:span text:style-name="T27">QueryProcessingStage</text:span><text:span text:style-name="T26">::</text:span><text:span text:style-name="T27">Enum</text:span><text:span text:style-name="T30"> /*processed_stage*/</text:span><text:span text:style-name="T26">, </text:span><text:span text:style-name="T27">size_t</text:span><text:span text:style-name="T30"> /*max_block_size*/</text:span><text:span text:style-name="T26">, </text:span><text:span text:style-name="T25">unsigned</text:span><text:span text:style-name="T26"> </text:span><text:span text:style-name="T29">num_streams</text:span><text:span text:style-name="T26">)</text:span></text:p>
            <text:p text:style-name="P21"><text:span text:style-name="T26">{</text:span></text:p>
            <text:p text:style-name="P21"><text:span text:style-name="T30"><text:s text:c="3"/></text:span><text:span text:style-name="T30">// ...</text:span></text:p>
            <text:p text:style-name="P21"><text:span text:style-name="T26"><text:s text:c="3"/></text:span><text:span text:style-name="T27">size_t</text:span><text:span text:style-name="T26"> </text:span><text:span text:style-name="T29">size</text:span><text:span text:style-name="T26"> = </text:span><text:span text:style-name="T29">current_data</text:span><text:span text:style-name="T26">-&gt;</text:span><text:span text:style-name="T28">size</text:span><text:span text:style-name="T26">();</text:span></text:p>
            <text:p text:style-name="P21"><text:span text:style-name="T26"/></text:p>
            <text:p text:style-name="P21"><text:span text:style-name="T26"><text:s text:c="3"/></text:span><text:span text:style-name="T32">if</text:span><text:span text:style-name="T26"> (</text:span><text:span text:style-name="T29">num_streams</text:span><text:span text:style-name="T26"> &gt; </text:span><text:span text:style-name="T29">size</text:span><text:span text:style-name="T26">)</text:span></text:p>
            <text:p text:style-name="P21"><text:span text:style-name="T26"><text:s text:c="7"/></text:span><text:span text:style-name="T29">num_streams</text:span><text:span text:style-name="T26"> = </text:span><text:span text:style-name="T29">size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26">Pipes </text:span><text:span text:style-name="T29">pipes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25">auto</text:span><text:span text:style-name="T26"> </text:span><text:span text:style-name="T29">parallel_execution_index</text:span><text:span text:style-name="T26"> = </text:span><text:span text:style-name="T27">std</text:span><text:span text:style-name="T26">::</text:span><text:span text:style-name="T28">make_shared</text:span><text:span text:style-name="T26">&lt;</text:span><text:span text:style-name="T27">std</text:span><text:span text:style-name="T26">::</text:span><text:span text:style-name="T27">atomic</text:span><text:span text:style-name="T26">&lt;</text:span><text:span text:style-name="T27">size_t</text:span><text:span text:style-name="T26">&gt;&gt;(</text:span><text:span text:style-name="T33">0</text:span><text:span text:style-name="T26">);</text:span></text:p>
            <text:p text:style-name="P21"><text:span text:style-name="T26"/></text:p>
            <text:p text:style-name="P21"><text:span text:style-name="T26"><text:s text:c="3"/></text:span><text:span text:style-name="T32">for</text:span><text:span text:style-name="T26"> (</text:span><text:span text:style-name="T27">size_t</text:span><text:span text:style-name="T26"> </text:span><text:span text:style-name="T29">stream</text:span><text:span text:style-name="T26"> = </text:span><text:span text:style-name="T33">0</text:span><text:span text:style-name="T26">; </text:span><text:span text:style-name="T29">stream</text:span><text:span text:style-name="T26"> &lt; </text:span><text:span text:style-name="T29">num_streams</text:span><text:span text:style-name="T26">; ++</text:span><text:span text:style-name="T29">stream</text:span><text:span text:style-name="T26">)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9">pipes</text:span><text:span text:style-name="T26">.</text:span><text:span text:style-name="T28">emplace_back</text:span><text:span text:style-name="T26">(</text:span><text:span text:style-name="T27">std</text:span><text:span text:style-name="T26">::</text:span><text:span text:style-name="T28">make_shared</text:span><text:span text:style-name="T26">&lt;</text:span><text:span text:style-name="T27">MemorySource</text:span><text:span text:style-name="T26">&gt;(</text:span><text:span text:style-name="T29">column_names</text:span><text:span text:style-name="T26">, </text:span><text:span text:style-name="T29">storage_snapshot</text:span><text:span text:style-name="T26">, current_data, </text:span><text:span text:style-name="T29">parallel_execution_index</text:span><text:span text:style-name="T26">));</text:span></text:p>
            <text:p text:style-name="P21"><text:span text:style-name="T26"><text:s text:c="3"/></text:span><text:span text:style-name="T26">}</text:span></text:p>
            <text:p text:style-name="P21"><text:span text:style-name="T26"/></text:p>
            <text:p text:style-name="P21"><text:span text:style-name="T26"><text:s text:c="3"/></text:span><text:span text:style-name="T32">return</text:span><text:span text:style-name="T26"> </text:span><text:span text:style-name="T27">Pipe</text:span><text:span text:style-name="T26">::</text:span><text:span text:style-name="T28">unitePipes</text:span><text:span text:style-name="T26">(</text:span><text:span text:style-name="T27">std</text:span><text:span text:style-name="T26">::</text:span><text:span text:style-name="T28">move</text:span><text:span text:style-name="T26">(</text:span><text:span text:style-name="T29">pipes</text:span><text:span text:style-name="T26">));</text:span></text:p>
            <text:p text:style-name="P21"><text:span text:style-name="T26">}</text:span></text:p>
            <text:p text:style-name="P21"><text:span text:style-name="T27"/></text:p>
            <text:p text:style-name="P21"><text:span text:style-name="T27">SinkToStoragePtr</text:span><text:span text:style-name="T26"> </text:span><text:span text:style-name="T27">StorageMemory</text:span><text:span text:style-name="T26">::</text:span><text:span text:style-name="T28">write</text:span><text:span text:style-name="T26">(</text:span><text:span text:style-name="T25">const</text:span><text:span text:style-name="T26"> </text:span><text:span text:style-name="T27">ASTPtr</text:span><text:span text:style-name="T26"> </text:span><text:span text:style-name="T25">&amp;</text:span><text:span text:style-name="T30"> /*query*/</text:span><text:span text:style-name="T26">, </text:span><text:span text:style-name="T25">const</text:span><text:span text:style-name="T26"> </text:span><text:span text:style-name="T27">StorageMetadataPtr</text:span><text:span text:style-name="T26"> </text:span><text:span text:style-name="T25">&amp;</text:span><text:span text:style-name="T26"> </text:span><text:span text:style-name="T29">metadata_snapshot</text:span><text:span text:style-name="T26">, </text:span><text:span text:style-name="T27">ContextPtr</text:span><text:span text:style-name="T26"> </text:span><text:span text:style-name="T29">context</text:span><text:span text:style-name="T26">)</text:span></text:p>
            <text:p text:style-name="P21"><text:span text:style-name="T26">{</text:span></text:p>
            <text:p text:style-name="P21"><text:span text:style-name="T26"><text:s text:c="3"/></text:span><text:span text:style-name="T32">return</text:span><text:span text:style-name="T26"> </text:span><text:span text:style-name="T27">std</text:span><text:span text:style-name="T26">::</text:span><text:span text:style-name="T28">make_shared</text:span><text:span text:style-name="T26">&lt;</text:span><text:span text:style-name="T27">MemorySink</text:span><text:span text:style-name="T26">&gt;(*</text:span><text:span text:style-name="T25">this</text:span><text:span text:style-name="T26">, </text:span><text:span text:style-name="T29">metadata_snapshot</text:span><text:span text:style-name="T26">, </text:span><text:span text:style-name="T29">context</text:span><text:span text:style-name="T26">);</text:span></text:p>
            <text:p text:style-name="P21"><text:span text:style-name="T26">}</text:span></text:p>
          </draw:text-box>
        </draw:frame>
        <presentation:notes draw:style-name="dp2">
          <draw:page-thumbnail draw:name="Google Shape;300;g13ff485a446_0_489:notes" draw:style-name="gr1" draw:layer="layout" svg:width="16.932cm" svg:height="9.524cm" svg:x="1.059cm" svg:y="1.905cm" draw:page-number="11" presentation:class="page"/>
          <draw:frame draw:name="Google Shape;301;g13ff485a446_0_489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ageMemory" draw:style-name="dp1" draw:master-page-name="TITLE_5f_AND_5f_BODY" presentation:presentation-page-layout-name="AL2T1">
        <draw:frame draw:name="Google Shape;310;p26" presentation:style-name="pr1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torageMemory</text:span></text:p>
          </draw:text-box>
        </draw:frame>
        <draw:frame draw:name="Google Shape;311;p26" presentation:style-name="pr16" draw:text-style-name="P13" draw:layer="layout" svg:width="23.667cm" svg:height="9.489cm" svg:x="0.866cm" svg:y="3.201cm" presentation:class="outline" presentation:user-transformed="true">
          <draw:text-box>
            <text:p text:style-name="P7"><text:span text:style-name="T11">Many of the storages of ClickHouse implement their own sources and sinks.</text:span></text:p>
            <text:p text:style-name="P8"><text:span text:style-name="T11">There are </text:span><text:span text:style-name="T31">MergeTreeSequentialSource</text:span><text:span text:style-name="T11"> and </text:span><text:span text:style-name="T31">MergeTreeSink</text:span><text:span text:style-name="T11">, </text:span><text:span text:style-name="T31">MemorySource</text:span><text:span text:style-name="T11"> and </text:span><text:span text:style-name="T31">MemorySink</text:span><text:span text:style-name="T11">, </text:span><text:span text:style-name="T31">KafkaSource</text:span><text:span text:style-name="T11"> and </text:span><text:span text:style-name="T31">KafkaSink</text:span><text:span text:style-name="T11">, etc.</text:span></text:p>
            <text:p text:style-name="P9"><text:span text:style-name="T11">We will soon explain what sources and sinks are for ClickHouse.</text:span></text:p>
          </draw:text-box>
        </draw:frame>
        <presentation:notes draw:style-name="dp2">
          <draw:page-thumbnail draw:name="Google Shape;307;g13ff485a446_0_510:notes" draw:style-name="gr1" draw:layer="layout" svg:width="16.932cm" svg:height="9.524cm" svg:x="1.059cm" svg:y="1.905cm" draw:page-number="12" presentation:class="page"/>
          <draw:frame draw:name="Google Shape;308;g13ff485a446_0_51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ageMemory" draw:style-name="dp1" draw:master-page-name="TITLE_5f_AND_5f_TWO_5f_COLUMNS" presentation:presentation-page-layout-name="AL1T3">
        <draw:frame draw:name="Google Shape;316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torageMemory</text:span></text:p>
          </draw:text-box>
        </draw:frame>
        <draw:frame draw:name="Google Shape;317;p27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3">The main methods of concern in the case of memory storage are </text:span><text:span text:style-name="T16">MemorySource::generate</text:span><text:span text:style-name="T3"> and </text:span><text:span text:style-name="T16">MemorySink::consume</text:span><text:span text:style-name="T3">.</text:span></text:p>
            <text:p text:style-name="P9"><text:span text:style-name="T16">MemorySource::generate</text:span><text:span text:style-name="T3"> creates a </text:span><text:span text:style-name="T16">Block</text:span><text:span text:style-name="T3"> out of the indexed data, get a </text:span><text:span text:style-name="T16">Columns</text:span><text:span text:style-name="T3"> out of it, and store that in the </text:span><text:span text:style-name="T16">Chunk</text:span><text:span text:style-name="T3"> to be returned.</text:span></text:p>
          </draw:text-box>
        </draw:frame>
        <draw:frame draw:name="Google Shape;318;p27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Storages/StorageMemory.cpp</text:span></text:p>
            <text:p text:style-name="P21"><text:span text:style-name="T27">Chunk</text:span><text:span text:style-name="T26"> </text:span><text:span text:style-name="T28">MemorySource::generate</text:span><text:span text:style-name="T26">() </text:span><text:span text:style-name="T25">override</text:span></text:p>
            <text:p text:style-name="P21"><text:span text:style-name="T26">{</text:span></text:p>
            <text:p text:style-name="P21"><text:span text:style-name="T26"><text:s text:c="3"/></text:span><text:span text:style-name="T30">// ...</text:span></text:p>
            <text:p text:style-name="P21"><text:span text:style-name="T26"><text:s text:c="3"/></text:span><text:span text:style-name="T25">const</text:span><text:span text:style-name="T26"> </text:span><text:span text:style-name="T27">Block</text:span><text:span text:style-name="T26"> &amp; </text:span><text:span text:style-name="T29">src</text:span><text:span text:style-name="T26"> = (</text:span><text:span text:style-name="T28">*</text:span><text:span text:style-name="T29">data</text:span><text:span text:style-name="T26">)</text:span><text:span text:style-name="T28">[</text:span><text:span text:style-name="T29">current_index</text:span><text:span text:style-name="T28">]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27">Columns</text:span><text:span text:style-name="T26"> </text:span><text:span text:style-name="T29">columns</text:span><text:span text:style-name="T26">;</text:span></text:p>
            <text:p text:style-name="P21"><text:span text:style-name="T26"><text:s text:c="3"/></text:span><text:span text:style-name="T27">size_t</text:span><text:span text:style-name="T26"> </text:span><text:span text:style-name="T29">num_columns</text:span><text:span text:style-name="T26"> = </text:span><text:span text:style-name="T29">column_names_and_types</text:span><text:span text:style-name="T26">.</text:span><text:span text:style-name="T28">size</text:span><text:span text:style-name="T26">();</text:span></text:p>
            <text:p text:style-name="P21"><text:span text:style-name="T26"><text:s text:c="3"/></text:span><text:span text:style-name="T29">columns</text:span><text:span text:style-name="T26">.</text:span><text:span text:style-name="T28">reserve</text:span><text:span text:style-name="T26">(</text:span><text:span text:style-name="T29">num_columns</text:span><text:span text:style-name="T26">);</text:span></text:p>
            <text:p text:style-name="P21"><text:span text:style-name="T26"/></text:p>
            <text:p text:style-name="P21"><text:span text:style-name="T26"><text:s text:c="3"/></text:span><text:span text:style-name="T25">auto</text:span><text:span text:style-name="T26"> </text:span><text:span text:style-name="T29">name_and_type</text:span><text:span text:style-name="T26"> = </text:span><text:span text:style-name="T29">column_names_and_types</text:span><text:span text:style-name="T26">.</text:span><text:span text:style-name="T28">begin</text:span><text:span text:style-name="T26">();</text:span></text:p>
            <text:p text:style-name="P21"><text:span text:style-name="T26"><text:s text:c="3"/></text:span><text:span text:style-name="T32">for</text:span><text:span text:style-name="T26"> (</text:span><text:span text:style-name="T27">size_t</text:span><text:span text:style-name="T26"> </text:span><text:span text:style-name="T29">i</text:span><text:span text:style-name="T26"> = </text:span><text:span text:style-name="T33">0</text:span><text:span text:style-name="T26">; </text:span><text:span text:style-name="T29">i</text:span><text:span text:style-name="T26"> &lt; </text:span><text:span text:style-name="T29">num_columns</text:span><text:span text:style-name="T26">; ++</text:span><text:span text:style-name="T29">i</text:span><text:span text:style-name="T26">)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9">columns</text:span><text:span text:style-name="T26">.</text:span><text:span text:style-name="T28">emplace_back</text:span><text:span text:style-name="T26">(</text:span><text:span text:style-name="T28">tryGetColumnFromBlock</text:span><text:span text:style-name="T26">(</text:span><text:span text:style-name="T29">src</text:span><text:span text:style-name="T26">, </text:span><text:span text:style-name="T28">*</text:span><text:span text:style-name="T29">name_and_type</text:span><text:span text:style-name="T26">));</text:span></text:p>
            <text:p text:style-name="P21"><text:span text:style-name="T26"><text:s text:c="7"/></text:span><text:span text:style-name="T28">++</text:span><text:span text:style-name="T29">name_and_type</text:span><text:span text:style-name="T26">;</text:span></text:p>
            <text:p text:style-name="P21"><text:span text:style-name="T26"><text:s text:c="3"/></text:span><text:span text:style-name="T26">}</text:span></text:p>
            <text:p text:style-name="P21"><text:span text:style-name="T26"/></text:p>
            <text:p text:style-name="P21"><text:span text:style-name="T26"><text:s text:c="3"/></text:span><text:span text:style-name="T28">fillMissingColumns</text:span><text:span text:style-name="T26">(</text:span><text:span text:style-name="T29">columns</text:span><text:span text:style-name="T26">, </text:span><text:span text:style-name="T29">src</text:span><text:span text:style-name="T26">.</text:span><text:span text:style-name="T28">rows</text:span><text:span text:style-name="T26">(), </text:span><text:span text:style-name="T29">column_names_and_types</text:span><text:span text:style-name="T26">,</text:span><text:span text:style-name="T30"> /*metadata_snapshot=*/</text:span><text:span text:style-name="T26"> </text:span><text:span text:style-name="T25">nullptr</text:span><text:span text:style-name="T26">);</text:span></text:p>
            <text:p text:style-name="P21"><text:span text:style-name="T26"><text:s text:c="3"/></text:span><text:span text:style-name="T25">assert</text:span><text:span text:style-name="T26">(</text:span><text:span text:style-name="T27">std</text:span><text:span text:style-name="T26">::</text:span><text:span text:style-name="T28">all_of</text:span><text:span text:style-name="T26">(</text:span><text:span text:style-name="T29">columns</text:span><text:span text:style-name="T26">.</text:span><text:span text:style-name="T28">begin</text:span><text:span text:style-name="T26">(), </text:span><text:span text:style-name="T29">columns</text:span><text:span text:style-name="T26">.</text:span><text:span text:style-name="T28">end</text:span><text:span text:style-name="T26">(), [](</text:span><text:span text:style-name="T25">const</text:span><text:span text:style-name="T26"> </text:span><text:span text:style-name="T25">auto</text:span><text:span text:style-name="T26"> </text:span><text:span text:style-name="T25">&amp;</text:span><text:span text:style-name="T26"> </text:span><text:span text:style-name="T29">column</text:span><text:span text:style-name="T26">) { </text:span><text:span text:style-name="T32">return</text:span><text:span text:style-name="T26"> </text:span><text:span text:style-name="T29">column</text:span><text:span text:style-name="T26"> != </text:span><text:span text:style-name="T25">nullptr</text:span><text:span text:style-name="T26">; }));</text:span></text:p>
            <text:p text:style-name="P21"><text:span text:style-name="T26"/></text:p>
            <text:p text:style-name="P21"><text:span text:style-name="T26"><text:s text:c="3"/></text:span><text:span text:style-name="T32">return</text:span><text:span text:style-name="T26"> </text:span><text:span text:style-name="T28">Chunk</text:span><text:span text:style-name="T26">(</text:span><text:span text:style-name="T27">std</text:span><text:span text:style-name="T26">::</text:span><text:span text:style-name="T28">move</text:span><text:span text:style-name="T26">(</text:span><text:span text:style-name="T29">columns</text:span><text:span text:style-name="T26">), </text:span><text:span text:style-name="T29">src</text:span><text:span text:style-name="T26">.</text:span><text:span text:style-name="T28">rows</text:span><text:span text:style-name="T26">());</text:span></text:p>
            <text:p text:style-name="P21"><text:span text:style-name="T26">}</text:span></text:p>
          </draw:text-box>
        </draw:frame>
        <presentation:notes draw:style-name="dp2">
          <draw:page-thumbnail draw:name="Google Shape;313;g13ff485a446_0_504:notes" draw:style-name="gr1" draw:layer="layout" svg:width="16.932cm" svg:height="9.524cm" svg:x="1.059cm" svg:y="1.905cm" draw:page-number="13" presentation:class="page"/>
          <draw:frame draw:name="Google Shape;314;g13ff485a446_0_504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ageMemory" draw:style-name="dp1" draw:master-page-name="TITLE_5f_AND_5f_TWO_5f_COLUMNS" presentation:presentation-page-layout-name="AL1T3">
        <draw:frame draw:name="Google Shape;323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torageMemory</text:span></text:p>
          </draw:text-box>
        </draw:frame>
        <draw:frame draw:name="Google Shape;324;p28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16"><text:span text:style-name="T16">MemorySink::consume</text:span><text:span text:style-name="T3"> stores the </text:span><text:span text:style-name="T16">Chunk</text:span><text:span text:style-name="T3"> input in </text:span><text:span text:style-name="T16">new_blocks</text:span><text:span text:style-name="T3">.</text:span></text:p>
          </draw:text-box>
        </draw:frame>
        <draw:frame draw:name="Google Shape;325;p28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Storages/StorageMemory.cpp</text:span></text:p>
            <text:p text:style-name="P21"><text:span text:style-name="T25">void</text:span><text:span text:style-name="T26"> </text:span><text:span text:style-name="T28">MemorySink::consume</text:span><text:span text:style-name="T26">(</text:span><text:span text:style-name="T27">Chunk</text:span><text:span text:style-name="T26"> </text:span><text:span text:style-name="T29">chunk</text:span><text:span text:style-name="T26">) </text:span><text:span text:style-name="T25">override</text:span></text:p>
            <text:p text:style-name="P21"><text:span text:style-name="T26">{</text:span></text:p>
            <text:p text:style-name="P21"><text:span text:style-name="T26"><text:s text:c="3"/></text:span><text:span text:style-name="T25">auto</text:span><text:span text:style-name="T26"> </text:span><text:span text:style-name="T29">block</text:span><text:span text:style-name="T26"> = </text:span><text:span text:style-name="T28">getHeader</text:span><text:span text:style-name="T26">().</text:span><text:span text:style-name="T28">cloneWithColumns</text:span><text:span text:style-name="T26">(</text:span><text:span text:style-name="T29">chunk</text:span><text:span text:style-name="T26">.</text:span><text:span text:style-name="T28">getColumns</text:span><text:span text:style-name="T26">());</text:span></text:p>
            <text:p text:style-name="P21"><text:span text:style-name="T26"><text:s text:c="3"/></text:span><text:span text:style-name="T29">storage_snapshot</text:span><text:span text:style-name="T28">-&gt;</text:span><text:span text:style-name="T29">metadata</text:span><text:span text:style-name="T28">-&gt;check</text:span><text:span text:style-name="T26">(</text:span><text:span text:style-name="T29">block</text:span><text:span text:style-name="T26">, </text:span><text:span text:style-name="T25">true</text:span><text:span text:style-name="T26">);</text:span></text:p>
            <text:p text:style-name="P21"><text:span text:style-name="T26"><text:s text:c="3"/></text:span><text:span text:style-name="T32">if</text:span><text:span text:style-name="T26"> (!</text:span><text:span text:style-name="T29">storage_snapshot</text:span><text:span text:style-name="T28">-&gt;</text:span><text:span text:style-name="T29">object_columns</text:span><text:span text:style-name="T26">.</text:span><text:span text:style-name="T28">empty</text:span><text:span text:style-name="T26">())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5">auto</text:span><text:span text:style-name="T26"> </text:span><text:span text:style-name="T29">extended_storage_columns</text:span><text:span text:style-name="T26"> = </text:span><text:span text:style-name="T29">storage_snapshot</text:span><text:span text:style-name="T28">-&gt;getColumns</text:span><text:span text:style-name="T26">(</text:span></text:p>
            <text:p text:style-name="P21"><text:span text:style-name="T26"><text:s text:c="11"/></text:span><text:span text:style-name="T27">GetColumnsOptions</text:span><text:span text:style-name="T26">(</text:span><text:span text:style-name="T27">GetColumnsOptions</text:span><text:span text:style-name="T26">::</text:span><text:span text:style-name="T34">AllPhysical</text:span><text:span text:style-name="T26">).</text:span><text:span text:style-name="T28">withExtendedObjects</text:span><text:span text:style-name="T26">());</text:span></text:p>
            <text:p text:style-name="P21"><text:span text:style-name="T26"/></text:p>
            <text:p text:style-name="P21"><text:span text:style-name="T26"><text:s text:c="7"/></text:span><text:span text:style-name="T28">convertObjectsToTuples</text:span><text:span text:style-name="T26">(</text:span><text:span text:style-name="T29">block</text:span><text:span text:style-name="T26">, </text:span><text:span text:style-name="T29">extended_storage_columns</text:span><text:span text:style-name="T26">);</text:span></text:p>
            <text:p text:style-name="P21"><text:span text:style-name="T26"><text:s text:c="3"/></text:span><text:span text:style-name="T26">}</text:span></text:p>
            <text:p text:style-name="P21"><text:span text:style-name="T26"/></text:p>
            <text:p text:style-name="P21"><text:span text:style-name="T26"><text:s text:c="3"/></text:span><text:span text:style-name="T32">if</text:span><text:span text:style-name="T26"> (</text:span><text:span text:style-name="T29">storage</text:span><text:span text:style-name="T26">.</text:span><text:span text:style-name="T29">compress</text:span><text:span text:style-name="T26">)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7">Block</text:span><text:span text:style-name="T26"> </text:span><text:span text:style-name="T29">compressed_block</text:span><text:span text:style-name="T26">;</text:span></text:p>
            <text:p text:style-name="P21"><text:span text:style-name="T26"><text:s text:c="7"/></text:span><text:span text:style-name="T32">for</text:span><text:span text:style-name="T26"> (</text:span><text:span text:style-name="T25">const</text:span><text:span text:style-name="T26"> </text:span><text:span text:style-name="T25">auto</text:span><text:span text:style-name="T26"> &amp; </text:span><text:span text:style-name="T29">elem</text:span><text:span text:style-name="T26"> : </text:span><text:span text:style-name="T29">block</text:span><text:span text:style-name="T26">)</text:span></text:p>
            <text:p text:style-name="P21"><text:span text:style-name="T26"><text:s text:c="11"/></text:span><text:span text:style-name="T29">compressed_block</text:span><text:span text:style-name="T26">.</text:span><text:span text:style-name="T28">insert</text:span><text:span text:style-name="T26">({ </text:span><text:span text:style-name="T29">elem</text:span><text:span text:style-name="T26">.</text:span><text:span text:style-name="T29">column</text:span><text:span text:style-name="T26">-&gt;</text:span><text:span text:style-name="T28">compress</text:span><text:span text:style-name="T26">(), </text:span><text:span text:style-name="T29">elem</text:span><text:span text:style-name="T26">.</text:span><text:span text:style-name="T29">type</text:span><text:span text:style-name="T26">, </text:span><text:span text:style-name="T29">elem</text:span><text:span text:style-name="T26">.</text:span><text:span text:style-name="T29">name</text:span><text:span text:style-name="T26"> });</text:span></text:p>
            <text:p text:style-name="P21"><text:span text:style-name="T26"/></text:p>
            <text:p text:style-name="P21"><text:span text:style-name="T26"><text:s text:c="7"/></text:span><text:span text:style-name="T29">new_blocks</text:span><text:span text:style-name="T26">.</text:span><text:span text:style-name="T28">emplace_back</text:span><text:span text:style-name="T26">(</text:span><text:span text:style-name="T29">compressed_block</text:span><text:span text:style-name="T26">);</text:span></text:p>
            <text:p text:style-name="P21"><text:span text:style-name="T26"><text:s text:c="3"/></text:span><text:span text:style-name="T26">}</text:span></text:p>
            <text:p text:style-name="P21"><text:span text:style-name="T26"><text:s text:c="3"/></text:span><text:span text:style-name="T32">else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9">new_blocks</text:span><text:span text:style-name="T26">.</text:span><text:span text:style-name="T28">emplace_back</text:span><text:span text:style-name="T26">(</text:span><text:span text:style-name="T29">block</text:span><text:span text:style-name="T26">);</text:span></text:p>
            <text:p text:style-name="P21"><text:span text:style-name="T26"><text:s text:c="3"/></text:span><text:span text:style-name="T26">}</text:span></text:p>
            <text:p text:style-name="P21"><text:span text:style-name="T26">}</text:span></text:p>
          </draw:text-box>
        </draw:frame>
        <presentation:notes draw:style-name="dp2">
          <draw:page-thumbnail draw:name="Google Shape;320;g13ff485a446_0_520:notes" draw:style-name="gr1" draw:layer="layout" svg:width="16.932cm" svg:height="9.524cm" svg:x="1.059cm" svg:y="1.905cm" draw:page-number="14" presentation:class="page"/>
          <draw:frame draw:name="Google Shape;321;g13ff485a446_0_520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ageMemory" draw:style-name="dp1" draw:master-page-name="TITLE_5f_AND_5f_TWO_5f_COLUMNS" presentation:presentation-page-layout-name="AL1T3">
        <draw:frame draw:name="Google Shape;330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torageMemory</text:span></text:p>
          </draw:text-box>
        </draw:frame>
        <draw:frame draw:name="Google Shape;331;p29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16"><text:span text:style-name="T3">And in </text:span><text:span text:style-name="T16">MemorySink::onFinish</text:span><text:span text:style-name="T3">, acquires a lock and writes data to </text:span><text:span text:style-name="T16">storage</text:span><text:span text:style-name="T3">.</text:span></text:p>
          </draw:text-box>
        </draw:frame>
        <draw:frame draw:name="Google Shape;332;p29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Storages/StorageMemory.cpp</text:span></text:p>
            <text:p text:style-name="P21"><text:span text:style-name="T25">void</text:span><text:span text:style-name="T26"> </text:span><text:span text:style-name="T28">MemorySink::onFinish</text:span><text:span text:style-name="T26">() </text:span><text:span text:style-name="T25">override</text:span></text:p>
            <text:p text:style-name="P21"><text:span text:style-name="T26">{</text:span></text:p>
            <text:p text:style-name="P21"><text:span text:style-name="T26"><text:s text:c="3"/></text:span><text:span text:style-name="T27">size_t</text:span><text:span text:style-name="T26"> </text:span><text:span text:style-name="T29">inserted_bytes</text:span><text:span text:style-name="T26"> = </text:span><text:span text:style-name="T33">0</text:span><text:span text:style-name="T26">;</text:span></text:p>
            <text:p text:style-name="P21"><text:span text:style-name="T26"><text:s text:c="3"/></text:span><text:span text:style-name="T27">size_t</text:span><text:span text:style-name="T26"> </text:span><text:span text:style-name="T29">inserted_rows</text:span><text:span text:style-name="T26"> = </text:span><text:span text:style-name="T33">0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32">for</text:span><text:span text:style-name="T26"> (</text:span><text:span text:style-name="T25">const</text:span><text:span text:style-name="T26"> </text:span><text:span text:style-name="T25">auto</text:span><text:span text:style-name="T26"> &amp; </text:span><text:span text:style-name="T29">block</text:span><text:span text:style-name="T26"> : </text:span><text:span text:style-name="T29">new_blocks</text:span><text:span text:style-name="T26">)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9">inserted_bytes</text:span><text:span text:style-name="T26"> += </text:span><text:span text:style-name="T29">block</text:span><text:span text:style-name="T26">.</text:span><text:span text:style-name="T28">allocatedBytes</text:span><text:span text:style-name="T26">();</text:span></text:p>
            <text:p text:style-name="P21"><text:span text:style-name="T26"><text:s text:c="7"/></text:span><text:span text:style-name="T29">inserted_rows</text:span><text:span text:style-name="T26"> += </text:span><text:span text:style-name="T29">block</text:span><text:span text:style-name="T26">.</text:span><text:span text:style-name="T28">rows</text:span><text:span text:style-name="T26">();</text:span></text:p>
            <text:p text:style-name="P21"><text:span text:style-name="T26"><text:s text:c="3"/></text:span><text:span text:style-name="T26">}</text:span></text:p>
            <text:p text:style-name="P21"><text:span text:style-name="T26"/></text:p>
            <text:p text:style-name="P21"><text:span text:style-name="T26"><text:s text:c="3"/></text:span><text:span text:style-name="T27">std</text:span><text:span text:style-name="T26">::lock_guard </text:span><text:span text:style-name="T28">lock</text:span><text:span text:style-name="T26">(</text:span><text:span text:style-name="T29">storage</text:span><text:span text:style-name="T26">.</text:span><text:span text:style-name="T29">mutex</text:span><text:span text:style-name="T26">);</text:span></text:p>
            <text:p text:style-name="P21"><text:span text:style-name="T26"/></text:p>
            <text:p text:style-name="P21"><text:span text:style-name="T26"><text:s text:c="3"/></text:span><text:span text:style-name="T25">auto</text:span><text:span text:style-name="T26"> </text:span><text:span text:style-name="T29">new_data</text:span><text:span text:style-name="T26"> = </text:span><text:span text:style-name="T27">std</text:span><text:span text:style-name="T26">::</text:span><text:span text:style-name="T28">make_unique</text:span><text:span text:style-name="T26">&lt;</text:span><text:span text:style-name="T27">Blocks</text:span><text:span text:style-name="T26">&gt;(</text:span><text:span text:style-name="T28">*</text:span><text:span text:style-name="T26">(</text:span><text:span text:style-name="T29">storage</text:span><text:span text:style-name="T26">.</text:span><text:span text:style-name="T29">data</text:span><text:span text:style-name="T26">.</text:span><text:span text:style-name="T28">get</text:span><text:span text:style-name="T26">()));</text:span></text:p>
            <text:p text:style-name="P21"><text:span text:style-name="T26"><text:s text:c="3"/></text:span><text:span text:style-name="T29">new_data</text:span><text:span text:style-name="T28">-&gt;insert</text:span><text:span text:style-name="T26">(</text:span><text:span text:style-name="T29">new_data</text:span><text:span text:style-name="T28">-&gt;end</text:span><text:span text:style-name="T26">(), </text:span><text:span text:style-name="T29">new_blocks</text:span><text:span text:style-name="T26">.</text:span><text:span text:style-name="T28">begin</text:span><text:span text:style-name="T26">(), </text:span><text:span text:style-name="T29">new_blocks</text:span><text:span text:style-name="T26">.</text:span><text:span text:style-name="T28">end</text:span><text:span text:style-name="T26">());</text:span></text:p>
            <text:p text:style-name="P21"><text:span text:style-name="T26"/></text:p>
            <text:p text:style-name="P21"><text:span text:style-name="T26"><text:s text:c="3"/></text:span><text:span text:style-name="T29">storage</text:span><text:span text:style-name="T26">.</text:span><text:span text:style-name="T29">data</text:span><text:span text:style-name="T26">.</text:span><text:span text:style-name="T28">set</text:span><text:span text:style-name="T26">(</text:span><text:span text:style-name="T27">std</text:span><text:span text:style-name="T26">::</text:span><text:span text:style-name="T28">move</text:span><text:span text:style-name="T26">(</text:span><text:span text:style-name="T29">new_data</text:span><text:span text:style-name="T26">));</text:span></text:p>
            <text:p text:style-name="P21"><text:span text:style-name="T26"><text:s text:c="3"/></text:span><text:span text:style-name="T29">storage</text:span><text:span text:style-name="T26">.</text:span><text:span text:style-name="T29">total_size_bytes</text:span><text:span text:style-name="T26">.</text:span><text:span text:style-name="T28">fetch_add</text:span><text:span text:style-name="T26">(</text:span><text:span text:style-name="T29">inserted_bytes</text:span><text:span text:style-name="T26">, </text:span><text:span text:style-name="T27">std</text:span><text:span text:style-name="T26">::</text:span><text:span text:style-name="T34">memory_order_relaxed</text:span><text:span text:style-name="T26">);</text:span></text:p>
            <text:p text:style-name="P21"><text:span text:style-name="T26"><text:s text:c="3"/></text:span><text:span text:style-name="T29">storage</text:span><text:span text:style-name="T26">.</text:span><text:span text:style-name="T29">total_size_rows</text:span><text:span text:style-name="T26">.</text:span><text:span text:style-name="T28">fetch_add</text:span><text:span text:style-name="T26">(</text:span><text:span text:style-name="T29">inserted_rows</text:span><text:span text:style-name="T26">, </text:span><text:span text:style-name="T27">std</text:span><text:span text:style-name="T26">::</text:span><text:span text:style-name="T34">memory_order_relaxed</text:span><text:span text:style-name="T26">);</text:span></text:p>
            <text:p text:style-name="P21"><text:span text:style-name="T26">}</text:span></text:p>
          </draw:text-box>
        </draw:frame>
        <presentation:notes draw:style-name="dp2">
          <draw:page-thumbnail draw:name="Google Shape;327;g13ff06f59d0_5_89:notes" draw:style-name="gr1" draw:layer="layout" svg:width="16.932cm" svg:height="9.524cm" svg:x="1.059cm" svg:y="1.905cm" draw:page-number="15" presentation:class="page"/>
          <draw:frame draw:name="Google Shape;328;g13ff06f59d0_5_89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ap up" draw:style-name="dp1" draw:master-page-name="TITLE_5f_AND_5f_BODY" presentation:presentation-page-layout-name="AL2T1">
        <draw:frame draw:name="Google Shape;337;p30" presentation:style-name="pr1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rap up</text:span></text:p>
          </draw:text-box>
        </draw:frame>
        <draw:frame draw:name="Google Shape;338;p30" presentation:style-name="pr16" draw:text-style-name="P13" draw:layer="layout" svg:width="23.667cm" svg:height="9.489cm" svg:x="0.866cm" svg:y="3.201cm" presentation:class="outline" presentation:user-transformed="true">
          <draw:text-box>
            <text:p text:style-name="P7"><text:span text:style-name="T31">Chunk</text:span><text:span text:style-name="T11"> is the unit of data processing in ClickHouse.</text:span></text:p>
            <text:p text:style-name="P9"><text:span text:style-name="T11">Storage engines implement their sources and sinks, to read and write data in chunks.</text:span></text:p>
          </draw:text-box>
        </draw:frame>
        <presentation:notes draw:style-name="dp2">
          <draw:page-thumbnail draw:name="Google Shape;334;g13ff485a446_0_528:notes" draw:style-name="gr1" draw:layer="layout" svg:width="16.932cm" svg:height="9.524cm" svg:x="1.059cm" svg:y="1.905cm" draw:page-number="16" presentation:class="page"/>
          <draw:frame draw:name="Google Shape;335;g13ff485a446_0_528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ors" draw:style-name="dp1" draw:master-page-name="SECTION_5f_TITLE_5f_AND_5f_DESCRIPTION">
        <draw:frame draw:name="Google Shape;343;p31" presentation:style-name="pr18" draw:text-style-name="P18" draw:layer="layout" svg:width="11.236cm" svg:height="4.117cm" svg:x="0.738cm" svg:y="3.425cm" presentation:class="title" presentation:user-transformed="true">
          <draw:text-box>
            <text:p text:style-name="P1"><text:span text:style-name="T13">Processors</text:span></text:p>
          </draw:text-box>
        </draw:frame>
        <draw:frame draw:name="Google Shape;344;p31" presentation:style-name="pr31" draw:text-style-name="P19" draw:layer="layout" svg:width="11.236cm" svg:height="3.43cm" svg:x="0.738cm" svg:y="7.786cm" presentation:class="subtitle" presentation:placeholder="true" presentation:user-transformed="true">
          <draw:text-box/>
        </draw:frame>
        <draw:frame draw:name="Google Shape;345;p31" presentation:style-name="pr20" draw:text-style-name="P13" draw:layer="layout" svg:width="10.657cm" svg:height="10.263cm" svg:x="13.721cm" svg:y="2.011cm" presentation:class="outline" presentation:user-transformed="true">
          <draw:text-box>
            <text:p text:style-name="P7"><text:span text:style-name="T14">$ tree -L 1 -P '*.h' <text:s/>src/Processors</text:span><text:span text:style-name="T14"><text:line-break/></text:span><text:span text:style-name="T14">src/Processors</text:span><text:span text:style-name="T14"><text:line-break/></text:span><text:span text:style-name="T14">├── Chunk.h</text:span><text:span text:style-name="T14"><text:line-break/></text:span><text:span text:style-name="T14">├── ...</text:span><text:span text:style-name="T14"><text:line-break/></text:span><text:span text:style-name="T14">├── Executors</text:span><text:span text:style-name="T14"><text:line-break/></text:span><text:span text:style-name="T14">├── ForkProcessor.h</text:span><text:span text:style-name="T14"><text:line-break/></text:span><text:span text:style-name="T14">├── Formats</text:span><text:span text:style-name="T14"><text:line-break/></text:span><text:span text:style-name="T14">├── IAccumulatingTransform.h</text:span><text:span text:style-name="T14"><text:line-break/></text:span><text:span text:style-name="T14">├── ...</text:span><text:span text:style-name="T14"><text:line-break/></text:span><text:span text:style-name="T14">├── IProcessor.h</text:span><text:span text:style-name="T14"><text:line-break/></text:span><text:span text:style-name="T14">├── ISimpleTransform.h</text:span><text:span text:style-name="T14"><text:line-break/></text:span><text:span text:style-name="T14">├── ISink.h</text:span><text:span text:style-name="T14"><text:line-break/></text:span><text:span text:style-name="T14">├── ISource.h</text:span><text:span text:style-name="T14"><text:line-break/></text:span><text:span text:style-name="T14">├── ...</text:span><text:span text:style-name="T14"><text:line-break/></text:span><text:span text:style-name="T14">├── Port.h</text:span><text:span text:style-name="T14"><text:line-break/></text:span><text:span text:style-name="T14">├── QueryPlan</text:span><text:span text:style-name="T14"><text:line-break/></text:span><text:span text:style-name="T14">├── ...</text:span><text:span text:style-name="T14"><text:line-break/></text:span><text:span text:style-name="T14">├── Sinks</text:span><text:span text:style-name="T14"><text:line-break/></text:span><text:span text:style-name="T14">├── Sources</text:span><text:span text:style-name="T14"><text:line-break/></text:span><text:span text:style-name="T14">├── ...</text:span><text:span text:style-name="T14"><text:line-break/></text:span><text:span text:style-name="T14">├── Transforms</text:span><text:span text:style-name="T14"><text:line-break/></text:span><text:span text:style-name="T14"/></text:p>
            <text:p text:style-name="P8"><text:span text:style-name="T14"/></text:p>
            <text:p text:style-name="P9"><text:span text:style-name="T14"/></text:p>
          </draw:text-box>
        </draw:frame>
        <presentation:notes draw:style-name="dp2">
          <draw:page-thumbnail draw:name="Google Shape;340;g13ff485a24f_1_93:notes" draw:style-name="gr1" draw:layer="layout" svg:width="16.932cm" svg:height="9.524cm" svg:x="1.059cm" svg:y="1.905cm" draw:page-number="17" presentation:class="page"/>
          <draw:frame draw:name="Google Shape;341;g13ff485a24f_1_93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Processor" draw:style-name="dp1" draw:master-page-name="TITLE_5f_AND_5f_TWO_5f_COLUMNS" presentation:presentation-page-layout-name="AL1T3">
        <draw:frame draw:name="Google Shape;350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Processor</text:span></text:p>
          </draw:text-box>
        </draw:frame>
        <draw:frame draw:name="Google Shape;351;p32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3">An </text:span><text:span text:style-name="T16">IProcessor</text:span><text:span text:style-name="T3"> has input and output ports.</text:span></text:p>
            <text:p text:style-name="P8"><text:span text:style-name="T3">Sources and sinks and transforms are all </text:span><text:span text:style-name="T16">IProcessor</text:span><text:span text:style-name="T3">s.</text:span></text:p>
            <text:p text:style-name="P8"><text:span text:style-name="T3">It can read from input ports, write to output ports, and transform the data with </text:span><text:span text:style-name="T16">work</text:span><text:span text:style-name="T3">.</text:span></text:p>
            <text:p text:style-name="P8"><text:span text:style-name="T16">prepare</text:span><text:span text:style-name="T3"> is not thread-safe. <text:s/></text:span><text:span text:style-name="T16">work</text:span><text:span text:style-name="T3"> is thread-safe.</text:span></text:p>
            <text:p text:style-name="P9"><text:span text:style-name="T3">Sources, transforms, and sinks is a common pattern in data flow or stream processing systems.</text:span></text:p>
          </draw:text-box>
        </draw:frame>
        <draw:frame draw:name="Google Shape;352;p32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Processorts/IProcessor.h</text:span></text:p>
            <text:p text:style-name="P21"><text:span text:style-name="T25">class</text:span><text:span text:style-name="T26"> </text:span><text:span text:style-name="T27">IProcessor</text:span></text:p>
            <text:p text:style-name="P21"><text:span text:style-name="T26">{</text:span></text:p>
            <text:p text:style-name="P21"><text:span text:style-name="T25">protected:</text:span></text:p>
            <text:p text:style-name="P21"><text:span text:style-name="T26"><text:s text:c="3"/></text:span><text:span text:style-name="T26">InputPorts </text:span><text:span text:style-name="T29">inputs</text:span><text:span text:style-name="T26">;</text:span></text:p>
            <text:p text:style-name="P21"><text:span text:style-name="T26"><text:s text:c="3"/></text:span><text:span text:style-name="T26">OutputPorts </text:span><text:span text:style-name="T29">outputs</text:span><text:span text:style-name="T26">;</text:span></text:p>
            <text:p text:style-name="P21"><text:span text:style-name="T25">public:</text:span></text:p>
            <text:p text:style-name="P21"><text:span text:style-name="T26"><text:s text:c="3"/></text:span><text:span text:style-name="T28">IProcessor</text:span><text:span text:style-name="T26">() = </text:span><text:span text:style-name="T25">default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28">IProcessor</text:span><text:span text:style-name="T26">(</text:span><text:span text:style-name="T27">InputPorts</text:span><text:span text:style-name="T26"> </text:span><text:span text:style-name="T29">inputs_</text:span><text:span text:style-name="T26">, </text:span><text:span text:style-name="T27">OutputPorts</text:span><text:span text:style-name="T26"> </text:span><text:span text:style-name="T29">outputs_</text:span><text:span text:style-name="T26">)</text:span></text:p>
            <text:p text:style-name="P21"><text:span text:style-name="T26"><text:s text:c="7"/></text:span><text:span text:style-name="T26">: </text:span><text:span text:style-name="T29">inputs</text:span><text:span text:style-name="T26">(</text:span><text:span text:style-name="T27">std</text:span><text:span text:style-name="T26">::</text:span><text:span text:style-name="T28">move</text:span><text:span text:style-name="T26">(</text:span><text:span text:style-name="T29">inputs_</text:span><text:span text:style-name="T26">)), </text:span><text:span text:style-name="T29">outputs</text:span><text:span text:style-name="T26">(</text:span><text:span text:style-name="T27">std</text:span><text:span text:style-name="T26">::</text:span><text:span text:style-name="T28">move</text:span><text:span text:style-name="T26">(</text:span><text:span text:style-name="T29">outputs_</text:span><text:span text:style-name="T26">))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32">for</text:span><text:span text:style-name="T26"> (</text:span><text:span text:style-name="T25">auto</text:span><text:span text:style-name="T26"> &amp; </text:span><text:span text:style-name="T29">port</text:span><text:span text:style-name="T26"> : </text:span><text:span text:style-name="T29">inputs</text:span><text:span text:style-name="T26">)</text:span></text:p>
            <text:p text:style-name="P21"><text:span text:style-name="T26"><text:s text:c="11"/></text:span><text:span text:style-name="T29">port</text:span><text:span text:style-name="T26">.</text:span><text:span text:style-name="T29">processor</text:span><text:span text:style-name="T26"> = </text:span><text:span text:style-name="T25">this</text:span><text:span text:style-name="T26">;</text:span></text:p>
            <text:p text:style-name="P21"><text:span text:style-name="T26"><text:s text:c="7"/></text:span><text:span text:style-name="T32">for</text:span><text:span text:style-name="T26"> (</text:span><text:span text:style-name="T25">auto</text:span><text:span text:style-name="T26"> &amp; </text:span><text:span text:style-name="T29">port</text:span><text:span text:style-name="T26"> : </text:span><text:span text:style-name="T29">outputs</text:span><text:span text:style-name="T26">)</text:span></text:p>
            <text:p text:style-name="P21"><text:span text:style-name="T26"><text:s text:c="11"/></text:span><text:span text:style-name="T29">port</text:span><text:span text:style-name="T26">.</text:span><text:span text:style-name="T29">processor</text:span><text:span text:style-name="T26"> = </text:span><text:span text:style-name="T25">this</text:span><text:span text:style-name="T26">;</text:span></text:p>
            <text:p text:style-name="P21"><text:span text:style-name="T26"><text:s text:c="3"/></text:span><text:span text:style-name="T26">}</text:span></text:p>
            <text:p text:style-name="P21"><text:span text:style-name="T26"><text:s text:c="3"/></text:span><text:span text:style-name="T25">virtual</text:span><text:span text:style-name="T26"> </text:span><text:span text:style-name="T27">Status</text:span><text:span text:style-name="T26"> </text:span><text:span text:style-name="T28">prepare</text:span><text:span text:style-name="T26">();</text:span></text:p>
            <text:p text:style-name="P21"><text:span text:style-name="T26"><text:s text:c="3"/></text:span><text:span text:style-name="T25">virtual</text:span><text:span text:style-name="T26"> </text:span><text:span text:style-name="T25">void</text:span><text:span text:style-name="T26"> </text:span><text:span text:style-name="T28">work</text:span><text:span text:style-name="T26">();</text:span></text:p>
            <text:p text:style-name="P21"><text:span text:style-name="T26"><text:s text:c="3"/></text:span><text:span text:style-name="T25">virtual</text:span><text:span text:style-name="T26"> </text:span><text:span text:style-name="T25">int</text:span><text:span text:style-name="T26"> </text:span><text:span text:style-name="T28">schedule</text:span><text:span text:style-name="T26">();</text:span></text:p>
            <text:p text:style-name="P21"><text:span text:style-name="T26"><text:s text:c="3"/></text:span><text:span text:style-name="T25">virtual</text:span><text:span text:style-name="T26"> </text:span><text:span text:style-name="T27">Processors</text:span><text:span text:style-name="T26"> </text:span><text:span text:style-name="T28">expandPipeline</text:span><text:span text:style-name="T26">();</text:span></text:p>
            <text:p text:style-name="P21"><text:span text:style-name="T30"><text:s text:c="3"/></text:span><text:span text:style-name="T30">// ...</text:span></text:p>
            <text:p text:style-name="P21"><text:span text:style-name="T26">};</text:span></text:p>
          </draw:text-box>
        </draw:frame>
        <presentation:notes draw:style-name="dp2">
          <draw:page-thumbnail draw:name="Google Shape;347;g13ff485a446_0_539:notes" draw:style-name="gr1" draw:layer="layout" svg:width="16.932cm" svg:height="9.524cm" svg:x="1.059cm" svg:y="1.905cm" draw:page-number="18" presentation:class="page"/>
          <draw:frame draw:name="Google Shape;348;g13ff485a446_0_539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t" draw:style-name="dp1" draw:master-page-name="TITLE_5f_AND_5f_TWO_5f_COLUMNS" presentation:presentation-page-layout-name="AL1T3">
        <draw:frame draw:name="Google Shape;357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ort</text:span></text:p>
          </draw:text-box>
        </draw:frame>
        <draw:frame draw:name="Google Shape;358;p33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3">An </text:span><text:span text:style-name="T16">InputPort</text:span><text:span text:style-name="T3"> is `connect` to an </text:span><text:span text:style-name="T16">OutputPort</text:span><text:span text:style-name="T3">.</text:span></text:p>
            <text:p text:style-name="P9"><text:span text:style-name="T3">A connected pair of ports act like a shared lock over the shared </text:span><text:span text:style-name="T16">Port::State</text:span><text:span text:style-name="T3"> between the ports.</text:span></text:p>
          </draw:text-box>
        </draw:frame>
        <draw:frame draw:name="Google Shape;359;p33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Processors/Pipe.h</text:span></text:p>
            <text:p text:style-name="P21"><text:span text:style-name="T27">Chunk</text:span><text:span text:style-name="T26"> </text:span><text:span text:style-name="T27">InputPort</text:span><text:span text:style-name="T26">::</text:span><text:span text:style-name="T28">pull</text:span><text:span text:style-name="T26">(</text:span><text:span text:style-name="T25">bool</text:span><text:span text:style-name="T26"> </text:span><text:span text:style-name="T29">set_not_needed</text:span><text:span text:style-name="T26"> = </text:span><text:span text:style-name="T25">false</text:span><text:span text:style-name="T26">);</text:span></text:p>
            <text:p text:style-name="P21"><text:span text:style-name="T25">void</text:span><text:span text:style-name="T26"> </text:span><text:span text:style-name="T27">OutputPort</text:span><text:span text:style-name="T26">::</text:span><text:span text:style-name="T28">push</text:span><text:span text:style-name="T26">(</text:span><text:span text:style-name="T27">Chunk</text:span><text:span text:style-name="T26"> </text:span><text:span text:style-name="T29">chunk</text:span><text:span text:style-name="T26">);</text:span></text:p>
            <text:p text:style-name="P21"><text:span text:style-name="T26"/></text:p>
            <text:p text:style-name="P21"><text:span text:style-name="T25">void</text:span><text:span text:style-name="T26"> </text:span><text:span text:style-name="T28">connect</text:span><text:span text:style-name="T26">(</text:span><text:span text:style-name="T27">OutputPort</text:span><text:span text:style-name="T26"> </text:span><text:span text:style-name="T25">&amp;</text:span><text:span text:style-name="T26"> </text:span><text:span text:style-name="T29">output</text:span><text:span text:style-name="T26">, </text:span><text:span text:style-name="T27">InputPort</text:span><text:span text:style-name="T26"> </text:span><text:span text:style-name="T25">&amp;</text:span><text:span text:style-name="T26"> </text:span><text:span text:style-name="T29">input</text:span><text:span text:style-name="T26">)</text:span></text:p>
            <text:p text:style-name="P21"><text:span text:style-name="T26">{</text:span></text:p>
            <text:p text:style-name="P21"><text:span text:style-name="T26"><text:s text:c="3"/></text:span><text:span text:style-name="T32">if</text:span><text:span text:style-name="T26"> (</text:span><text:span text:style-name="T29">input</text:span><text:span text:style-name="T26">.</text:span><text:span text:style-name="T29">state</text:span><text:span text:style-name="T26">)</text:span></text:p>
            <text:p text:style-name="P21"><text:span text:style-name="T26"><text:s text:c="7"/></text:span><text:span text:style-name="T32">throw</text:span><text:span text:style-name="T26"> </text:span><text:span text:style-name="T27">Exception</text:span><text:span text:style-name="T26">(</text:span><text:span text:style-name="T27">ErrorCodes</text:span><text:span text:style-name="T26">::</text:span><text:span text:style-name="T29">LOGICAL_ERROR</text:span><text:span text:style-name="T26">, </text:span><text:span text:style-name="T35">"Port is already connected, (header: [{}])"</text:span><text:span text:style-name="T26">, </text:span><text:span text:style-name="T29">input</text:span><text:span text:style-name="T26">.</text:span><text:span text:style-name="T29">header</text:span><text:span text:style-name="T26">.</text:span><text:span text:style-name="T28">dumpStructure</text:span><text:span text:style-name="T26">());</text:span></text:p>
            <text:p text:style-name="P21"><text:span text:style-name="T26"/></text:p>
            <text:p text:style-name="P21"><text:span text:style-name="T26"><text:s text:c="3"/></text:span><text:span text:style-name="T32">if</text:span><text:span text:style-name="T26"> (</text:span><text:span text:style-name="T29">output</text:span><text:span text:style-name="T26">.</text:span><text:span text:style-name="T29">state</text:span><text:span text:style-name="T26">)</text:span></text:p>
            <text:p text:style-name="P21"><text:span text:style-name="T26"><text:s text:c="7"/></text:span><text:span text:style-name="T32">throw</text:span><text:span text:style-name="T26"> </text:span><text:span text:style-name="T27">Exception</text:span><text:span text:style-name="T26">(</text:span><text:span text:style-name="T27">ErrorCodes</text:span><text:span text:style-name="T26">::</text:span><text:span text:style-name="T29">LOGICAL_ERROR</text:span><text:span text:style-name="T26">, </text:span><text:span text:style-name="T35">"Port is already connected, (header: [{}])"</text:span><text:span text:style-name="T26">, </text:span><text:span text:style-name="T29">output</text:span><text:span text:style-name="T26">.</text:span><text:span text:style-name="T29">header</text:span><text:span text:style-name="T26">.</text:span><text:span text:style-name="T28">dumpStructure</text:span><text:span text:style-name="T26">());</text:span></text:p>
            <text:p text:style-name="P21"><text:span text:style-name="T26"/></text:p>
            <text:p text:style-name="P21"><text:span text:style-name="T26"><text:s text:c="3"/></text:span><text:span text:style-name="T25">auto</text:span><text:span text:style-name="T26"> </text:span><text:span text:style-name="T29">out_name</text:span><text:span text:style-name="T26"> = </text:span><text:span text:style-name="T29">output</text:span><text:span text:style-name="T26">.</text:span><text:span text:style-name="T28">getProcessor</text:span><text:span text:style-name="T26">().</text:span><text:span text:style-name="T28">getName</text:span><text:span text:style-name="T26">();</text:span></text:p>
            <text:p text:style-name="P21"><text:span text:style-name="T26"><text:s text:c="3"/></text:span><text:span text:style-name="T25">auto</text:span><text:span text:style-name="T26"> </text:span><text:span text:style-name="T29">in_name</text:span><text:span text:style-name="T26"> = </text:span><text:span text:style-name="T29">input</text:span><text:span text:style-name="T26">.</text:span><text:span text:style-name="T28">getProcessor</text:span><text:span text:style-name="T26">().</text:span><text:span text:style-name="T28">getName</text:span><text:span text:style-name="T26">();</text:span></text:p>
            <text:p text:style-name="P21"><text:span text:style-name="T26"/></text:p>
            <text:p text:style-name="P21"><text:span text:style-name="T26"><text:s text:c="3"/></text:span><text:span text:style-name="T28">assertCompatibleHeader</text:span><text:span text:style-name="T26">(</text:span><text:span text:style-name="T29">output</text:span><text:span text:style-name="T26">.</text:span><text:span text:style-name="T28">getHeader</text:span><text:span text:style-name="T26">(), </text:span><text:span text:style-name="T29">input</text:span><text:span text:style-name="T26">.</text:span><text:span text:style-name="T28">getHeader</text:span><text:span text:style-name="T26">(), </text:span><text:span text:style-name="T27">fmt</text:span><text:span text:style-name="T26">::</text:span><text:span text:style-name="T28">format</text:span><text:span text:style-name="T26">(</text:span><text:span text:style-name="T35">" function connect between {} and {}"</text:span><text:span text:style-name="T26">, </text:span><text:span text:style-name="T29">out_name</text:span><text:span text:style-name="T26">, </text:span><text:span text:style-name="T29">in_name</text:span><text:span text:style-name="T26">));</text:span></text:p>
            <text:p text:style-name="P21"><text:span text:style-name="T26"/></text:p>
            <text:p text:style-name="P21"><text:span text:style-name="T26"><text:s text:c="3"/></text:span><text:span text:style-name="T29">input</text:span><text:span text:style-name="T26">.</text:span><text:span text:style-name="T29">output_port</text:span><text:span text:style-name="T26"> = &amp;</text:span><text:span text:style-name="T29">output</text:span><text:span text:style-name="T26">;</text:span></text:p>
            <text:p text:style-name="P21"><text:span text:style-name="T26"><text:s text:c="3"/></text:span><text:span text:style-name="T29">output</text:span><text:span text:style-name="T26">.</text:span><text:span text:style-name="T29">input_port</text:span><text:span text:style-name="T26"> = &amp;</text:span><text:span text:style-name="T29">input</text:span><text:span text:style-name="T26">;</text:span></text:p>
            <text:p text:style-name="P21"><text:span text:style-name="T26"><text:s text:c="3"/></text:span><text:span text:style-name="T29">input</text:span><text:span text:style-name="T26">.</text:span><text:span text:style-name="T29">state</text:span><text:span text:style-name="T26"> </text:span><text:span text:style-name="T28">=</text:span><text:span text:style-name="T26"> </text:span><text:span text:style-name="T27">std</text:span><text:span text:style-name="T26">::</text:span><text:span text:style-name="T28">make_shared</text:span><text:span text:style-name="T26">&lt;</text:span><text:span text:style-name="T27">Port</text:span><text:span text:style-name="T26">::</text:span><text:span text:style-name="T27">State</text:span><text:span text:style-name="T26">&gt;();</text:span></text:p>
            <text:p text:style-name="P21"><text:span text:style-name="T26"><text:s text:c="3"/></text:span><text:span text:style-name="T29">output</text:span><text:span text:style-name="T26">.</text:span><text:span text:style-name="T29">state</text:span><text:span text:style-name="T26"> </text:span><text:span text:style-name="T28">=</text:span><text:span text:style-name="T26"> </text:span><text:span text:style-name="T29">input</text:span><text:span text:style-name="T26">.</text:span><text:span text:style-name="T29">state</text:span><text:span text:style-name="T26">;</text:span></text:p>
            <text:p text:style-name="P21"><text:span text:style-name="T26">}</text:span></text:p>
          </draw:text-box>
        </draw:frame>
        <presentation:notes draw:style-name="dp2">
          <draw:page-thumbnail draw:name="Google Shape;354;g13ff485a446_0_560:notes" draw:style-name="gr1" draw:layer="layout" svg:width="16.932cm" svg:height="9.524cm" svg:x="1.059cm" svg:y="1.905cm" draw:page-number="19" presentation:class="page"/>
          <draw:frame draw:name="Google Shape;355;g13ff485a446_0_56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" draw:style-name="dp1" draw:master-page-name="TITLE_5f_AND_5f_TWO_5f_COLUMNS" presentation:presentation-page-layout-name="AL1T3">
        <draw:frame draw:name="Google Shape;364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lock</text:span></text:p>
          </draw:text-box>
        </draw:frame>
        <draw:frame draw:name="Google Shape;365;p34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3">Let's take a quick look at </text:span><text:span text:style-name="T16">Chunk</text:span><text:span text:style-name="T3"> and </text:span><text:span text:style-name="T16">Block</text:span><text:span text:style-name="T3">.</text:span></text:p>
            <text:p text:style-name="P8"><text:span text:style-name="T16">*column</text:span><text:span text:style-name="T3"> is where the data is actually stored.</text:span></text:p>
            <text:p text:style-name="P8"><text:span text:style-name="T16">*type</text:span><text:span text:style-name="T3"> is an </text:span><text:span text:style-name="T16">IDataType</text:span><text:span text:style-name="T3"> and all data types are defined in </text:span><text:span text:style-name="T16">src/DataTypes</text:span><text:span text:style-name="T3">.</text:span></text:p>
            <text:p text:style-name="P8"><text:span text:style-name="T3">So a </text:span><text:span text:style-name="T16">Block</text:span><text:span text:style-name="T3"> is basically a vector of columns all having their data, type, and name.</text:span></text:p>
            <text:p text:style-name="P9"><text:span text:style-name="T3"/></text:p>
          </draw:text-box>
        </draw:frame>
        <draw:frame draw:name="Google Shape;366;p34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Core/Block.h</text:span></text:p>
            <text:p text:style-name="P21"><text:span text:style-name="T25">class</text:span><text:span text:style-name="T26"> </text:span><text:span text:style-name="T27">Block</text:span></text:p>
            <text:p text:style-name="P21"><text:span text:style-name="T26">{</text:span></text:p>
            <text:p text:style-name="P21"><text:span text:style-name="T25">private:</text:span></text:p>
            <text:p text:style-name="P21"><text:span text:style-name="T26"><text:s text:c="3"/></text:span><text:span text:style-name="T32">using</text:span><text:span text:style-name="T26"> </text:span><text:span text:style-name="T27">Container</text:span><text:span text:style-name="T26"> = </text:span><text:span text:style-name="T27">ColumnsWithTypeAndName</text:span><text:span text:style-name="T26">;</text:span></text:p>
            <text:p text:style-name="P21"><text:span text:style-name="T26"><text:s text:c="3"/></text:span><text:span text:style-name="T32">using</text:span><text:span text:style-name="T26"> </text:span><text:span text:style-name="T27">IndexByName</text:span><text:span text:style-name="T26"> = </text:span><text:span text:style-name="T27">std</text:span><text:span text:style-name="T26">::</text:span><text:span text:style-name="T27">unordered_map</text:span><text:span text:style-name="T26">&lt;</text:span><text:span text:style-name="T27">String</text:span><text:span text:style-name="T26">, </text:span><text:span text:style-name="T27">size_t</text:span><text:span text:style-name="T26">&gt;;</text:span></text:p>
            <text:p text:style-name="P21"><text:span text:style-name="T26"/></text:p>
            <text:p text:style-name="P21"><text:span text:style-name="T26"><text:s text:c="3"/></text:span><text:span text:style-name="T27">Container</text:span><text:span text:style-name="T26"> </text:span><text:span text:style-name="T29">data</text:span><text:span text:style-name="T26">;</text:span></text:p>
            <text:p text:style-name="P21"><text:span text:style-name="T26"><text:s text:c="3"/></text:span><text:span text:style-name="T27">IndexByName</text:span><text:span text:style-name="T26"> </text:span><text:span text:style-name="T29">index_by_name</text:span><text:span text:style-name="T26">;</text:span></text:p>
            <text:p text:style-name="P21"><text:span text:style-name="T30">// ...</text:span></text:p>
            <text:p text:style-name="P21"><text:span text:style-name="T26">};</text:span></text:p>
            <text:p text:style-name="P21"><text:span text:style-name="T25"/></text:p>
            <text:p text:style-name="P21"><text:span text:style-name="T25">struct</text:span><text:span text:style-name="T26"> </text:span><text:span text:style-name="T27">ColumnWithTypeAndName</text:span></text:p>
            <text:p text:style-name="P21"><text:span text:style-name="T26">{</text:span></text:p>
            <text:p text:style-name="P21"><text:span text:style-name="T26"><text:s text:c="3"/></text:span><text:span text:style-name="T27">ColumnPtr</text:span><text:span text:style-name="T26"> </text:span><text:span text:style-name="T29">column</text:span><text:span text:style-name="T26">;</text:span></text:p>
            <text:p text:style-name="P21"><text:span text:style-name="T26"><text:s text:c="3"/></text:span><text:span text:style-name="T27">DataTypePtr</text:span><text:span text:style-name="T26"> </text:span><text:span text:style-name="T29">type</text:span><text:span text:style-name="T26">;</text:span></text:p>
            <text:p text:style-name="P21"><text:span text:style-name="T26"><text:s text:c="3"/></text:span><text:span text:style-name="T27">String</text:span><text:span text:style-name="T26"> </text:span><text:span text:style-name="T29">name</text:span><text:span text:style-name="T26">;</text:span></text:p>
            <text:p text:style-name="P21"><text:span text:style-name="T30"><text:s text:c="3"/></text:span><text:span text:style-name="T30">// ...</text:span></text:p>
            <text:p text:style-name="P21"><text:span text:style-name="T26">};</text:span></text:p>
          </draw:text-box>
        </draw:frame>
        <presentation:notes draw:style-name="dp2">
          <draw:page-thumbnail draw:name="Google Shape;361;g13ff485a446_0_553:notes" draw:style-name="gr1" draw:layer="layout" svg:width="16.932cm" svg:height="9.524cm" svg:x="1.059cm" svg:y="1.905cm" draw:page-number="20" presentation:class="page"/>
          <draw:frame draw:name="Google Shape;362;g13ff485a446_0_553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unk" draw:style-name="dp1" draw:master-page-name="TITLE_5f_AND_5f_TWO_5f_COLUMNS" presentation:presentation-page-layout-name="AL1T3">
        <draw:frame draw:name="Google Shape;371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hunk</text:span></text:p>
          </draw:text-box>
        </draw:frame>
        <draw:frame draw:name="Google Shape;372;p35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3">A </text:span><text:span text:style-name="T16">Chunk</text:span><text:span text:style-name="T3"> is like a </text:span><text:span text:style-name="T16">Block</text:span><text:span text:style-name="T3"> without data type info.</text:span></text:p>
            <text:p text:style-name="P8"><text:span text:style-name="T3"/></text:p>
            <text:p text:style-name="P9"><text:span text:style-name="T3"/></text:p>
          </draw:text-box>
        </draw:frame>
        <draw:frame draw:name="Google Shape;373;p35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Processors/Block.h</text:span></text:p>
            <text:p text:style-name="P21"><text:span text:style-name="T25">class</text:span><text:span text:style-name="T26"> </text:span><text:span text:style-name="T27">Chunk</text:span></text:p>
            <text:p text:style-name="P21"><text:span text:style-name="T26">{</text:span></text:p>
            <text:p text:style-name="P21"><text:span text:style-name="T30">// ...</text:span></text:p>
            <text:p text:style-name="P21"><text:span text:style-name="T25">private:</text:span></text:p>
            <text:p text:style-name="P21"><text:span text:style-name="T26"><text:s text:c="3"/></text:span><text:span text:style-name="T27">Columns</text:span><text:span text:style-name="T26"> </text:span><text:span text:style-name="T29">columns</text:span><text:span text:style-name="T26">;</text:span></text:p>
            <text:p text:style-name="P21"><text:span text:style-name="T26"><text:s text:c="3"/></text:span><text:span text:style-name="T27">UInt64</text:span><text:span text:style-name="T26"> </text:span><text:span text:style-name="T29">num_rows</text:span><text:span text:style-name="T26"> = </text:span><text:span text:style-name="T33">0</text:span><text:span text:style-name="T26">;</text:span></text:p>
            <text:p text:style-name="P21"><text:span text:style-name="T26"><text:s text:c="3"/></text:span><text:span text:style-name="T27">ChunkInfoPtr</text:span><text:span text:style-name="T26"> </text:span><text:span text:style-name="T29">chunk_info</text:span><text:span text:style-name="T26">;</text:span></text:p>
            <text:p text:style-name="P21"><text:span text:style-name="T26">};</text:span></text:p>
            <text:p text:style-name="P21"><text:span text:style-name="T26"/></text:p>
            <text:p text:style-name="P21"><text:span text:style-name="T32">using</text:span><text:span text:style-name="T26"> </text:span><text:span text:style-name="T27">Columns</text:span><text:span text:style-name="T26"> = </text:span><text:span text:style-name="T27">std</text:span><text:span text:style-name="T26">::</text:span><text:span text:style-name="T27">vector</text:span><text:span text:style-name="T26">&lt;</text:span><text:span text:style-name="T27">ColumnPtr</text:span><text:span text:style-name="T26">&gt;;</text:span></text:p>
          </draw:text-box>
        </draw:frame>
        <presentation:notes draw:style-name="dp2">
          <draw:page-thumbnail draw:name="Google Shape;368;g13ff06f59d0_5_95:notes" draw:style-name="gr1" draw:layer="layout" svg:width="16.932cm" svg:height="9.524cm" svg:x="1.059cm" svg:y="1.905cm" draw:page-number="21" presentation:class="page"/>
          <draw:frame draw:name="Google Shape;369;g13ff06f59d0_5_95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impleTransform" draw:style-name="dp1" draw:master-page-name="TITLE_5f_AND_5f_TWO_5f_COLUMNS" presentation:presentation-page-layout-name="AL1T3">
        <draw:frame draw:name="Google Shape;378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SimpleTransform</text:span></text:p>
          </draw:text-box>
        </draw:frame>
        <draw:frame draw:name="Google Shape;379;p36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16">ISimpleTransform</text:span><text:span text:style-name="T3"> are the simplest transforms.</text:span></text:p>
            <text:p text:style-name="P8"><text:span text:style-name="T3">They have one input port, one output port.</text:span></text:p>
            <text:p text:style-name="P8"><text:span text:style-name="T3">All transforms are in </text:span><text:span text:style-name="T16">src/Processors/Transforms/</text:span><text:span text:style-name="T3">.</text:span></text:p>
            <text:p text:style-name="P9"><text:span text:style-name="T3">Examples are </text:span><text:span text:style-name="T16">LimitTransform</text:span><text:span text:style-name="T3"> which implements LIMIT, </text:span><text:span text:style-name="T16">ExtremesTransform</text:span><text:span text:style-name="T3"> which implements EXTREMES in SQL.</text:span></text:p>
          </draw:text-box>
        </draw:frame>
        <draw:frame draw:name="Google Shape;380;p36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Processors/ISimpleTransform.cpp</text:span></text:p>
            <text:p text:style-name="P21"><text:span text:style-name="T25">void</text:span><text:span text:style-name="T26"> </text:span><text:span text:style-name="T27">ISimpleTransform</text:span><text:span text:style-name="T26">::</text:span><text:span text:style-name="T28">work</text:span><text:span text:style-name="T26">()</text:span></text:p>
            <text:p text:style-name="P21"><text:span text:style-name="T26">{</text:span></text:p>
            <text:p text:style-name="P21"><text:span text:style-name="T26"><text:s text:c="3"/></text:span><text:span text:style-name="T32">if</text:span><text:span text:style-name="T26"> (</text:span><text:span text:style-name="T29">input_data</text:span><text:span text:style-name="T26">.</text:span><text:span text:style-name="T29">exception</text:span><text:span text:style-name="T26">)</text:span></text:p>
            <text:p text:style-name="P21"><text:span text:style-name="T26"><text:s text:c="3"/></text:span><text:span text:style-name="T26">{</text:span></text:p>
            <text:p text:style-name="P21"><text:span text:style-name="T30"><text:s text:c="7"/></text:span><text:span text:style-name="T30">/// Skip transform in case of exception.</text:span></text:p>
            <text:p text:style-name="P21"><text:span text:style-name="T26"><text:s text:c="7"/></text:span><text:span text:style-name="T29">output_data</text:span><text:span text:style-name="T26"> </text:span><text:span text:style-name="T28">=</text:span><text:span text:style-name="T26"> </text:span><text:span text:style-name="T27">std</text:span><text:span text:style-name="T26">::</text:span><text:span text:style-name="T28">move</text:span><text:span text:style-name="T26">(</text:span><text:span text:style-name="T29">input_data</text:span><text:span text:style-name="T26">);</text:span></text:p>
            <text:p text:style-name="P21"><text:span text:style-name="T26"><text:s text:c="7"/></text:span><text:span text:style-name="T29">has_input</text:span><text:span text:style-name="T26"> = </text:span><text:span text:style-name="T25">false</text:span><text:span text:style-name="T26">;</text:span></text:p>
            <text:p text:style-name="P21"><text:span text:style-name="T26"><text:s text:c="7"/></text:span><text:span text:style-name="T29">has_output</text:span><text:span text:style-name="T26"> = </text:span><text:span text:style-name="T25">true</text:span><text:span text:style-name="T26">;</text:span></text:p>
            <text:p text:style-name="P21"><text:span text:style-name="T26"><text:s text:c="7"/></text:span><text:span text:style-name="T32">return</text:span><text:span text:style-name="T26">;</text:span></text:p>
            <text:p text:style-name="P21"><text:span text:style-name="T26"><text:s text:c="3"/></text:span><text:span text:style-name="T26">}</text:span></text:p>
            <text:p text:style-name="P21"><text:span text:style-name="T26"/></text:p>
            <text:p text:style-name="P21"><text:span text:style-name="T26"><text:s text:c="3"/></text:span><text:span text:style-name="T32">try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8">transform</text:span><text:span text:style-name="T26">(</text:span><text:span text:style-name="T29">input_data</text:span><text:span text:style-name="T26">.</text:span><text:span text:style-name="T29">chunk</text:span><text:span text:style-name="T26">, </text:span><text:span text:style-name="T29">output_data</text:span><text:span text:style-name="T26">.</text:span><text:span text:style-name="T29">chunk</text:span><text:span text:style-name="T26">);</text:span></text:p>
            <text:p text:style-name="P21"><text:span text:style-name="T26"><text:s text:c="3"/></text:span><text:span text:style-name="T26">}</text:span></text:p>
            <text:p text:style-name="P21"><text:span text:style-name="T26"><text:s text:c="3"/></text:span><text:span text:style-name="T32">catch</text:span><text:span text:style-name="T26"> (</text:span><text:span text:style-name="T27">DB</text:span><text:span text:style-name="T26">::</text:span><text:span text:style-name="T27">Exception</text:span><text:span text:style-name="T26"> &amp;)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9">output_data</text:span><text:span text:style-name="T26">.</text:span><text:span text:style-name="T29">exception</text:span><text:span text:style-name="T26"> </text:span><text:span text:style-name="T28">=</text:span><text:span text:style-name="T26"> </text:span><text:span text:style-name="T27">std</text:span><text:span text:style-name="T26">::</text:span><text:span text:style-name="T28">current_exception</text:span><text:span text:style-name="T26">();</text:span></text:p>
            <text:p text:style-name="P21"><text:span text:style-name="T26"><text:s text:c="7"/></text:span><text:span text:style-name="T29">has_output</text:span><text:span text:style-name="T26"> = </text:span><text:span text:style-name="T25">true</text:span><text:span text:style-name="T26">;</text:span></text:p>
            <text:p text:style-name="P21"><text:span text:style-name="T26"><text:s text:c="7"/></text:span><text:span text:style-name="T29">has_input</text:span><text:span text:style-name="T26"> = </text:span><text:span text:style-name="T25">false</text:span><text:span text:style-name="T26">;</text:span></text:p>
            <text:p text:style-name="P21"><text:span text:style-name="T26"><text:s text:c="7"/></text:span><text:span text:style-name="T32">return</text:span><text:span text:style-name="T26">;</text:span></text:p>
            <text:p text:style-name="P21"><text:span text:style-name="T26"><text:s text:c="3"/></text:span><text:span text:style-name="T26">}</text:span></text:p>
            <text:p text:style-name="P21"><text:span text:style-name="T26"/></text:p>
            <text:p text:style-name="P21"><text:span text:style-name="T26"><text:s text:c="3"/></text:span><text:span text:style-name="T29">has_input</text:span><text:span text:style-name="T26"> = !</text:span><text:span text:style-name="T28">needInputData</text:span><text:span text:style-name="T26">();</text:span></text:p>
            <text:p text:style-name="P21"><text:span text:style-name="T26"/></text:p>
            <text:p text:style-name="P21"><text:span text:style-name="T26"><text:s text:c="3"/></text:span><text:span text:style-name="T32">if</text:span><text:span text:style-name="T26"> (!</text:span><text:span text:style-name="T29">skip_empty_chunks</text:span><text:span text:style-name="T26"> || </text:span><text:span text:style-name="T29">output_data</text:span><text:span text:style-name="T26">.</text:span><text:span text:style-name="T29">chunk</text:span><text:span text:style-name="T26">)</text:span></text:p>
            <text:p text:style-name="P21"><text:span text:style-name="T26"><text:s text:c="7"/></text:span><text:span text:style-name="T29">has_output</text:span><text:span text:style-name="T26"> = </text:span><text:span text:style-name="T25">true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32">if</text:span><text:span text:style-name="T26"> (</text:span><text:span text:style-name="T29">has_output</text:span><text:span text:style-name="T26"> &amp;&amp; !</text:span><text:span text:style-name="T29">output_data</text:span><text:span text:style-name="T26">.</text:span><text:span text:style-name="T29">chunk</text:span><text:span text:style-name="T26"> &amp;&amp; </text:span><text:span text:style-name="T28">getOutputPort</text:span><text:span text:style-name="T26">().</text:span><text:span text:style-name="T28">getHeader</text:span><text:span text:style-name="T26">())</text:span></text:p>
            <text:p text:style-name="P21"><text:span text:style-name="T30"><text:s text:c="7"/></text:span><text:span text:style-name="T30">/// Support invariant that chunks must have the same number of columns as header.</text:span></text:p>
            <text:p text:style-name="P21"><text:span text:style-name="T26"><text:s text:c="7"/></text:span><text:span text:style-name="T29">output_data</text:span><text:span text:style-name="T26">.</text:span><text:span text:style-name="T29">chunk</text:span><text:span text:style-name="T26"> </text:span><text:span text:style-name="T28">=</text:span><text:span text:style-name="T26"> </text:span><text:span text:style-name="T27">Chunk</text:span><text:span text:style-name="T26">(</text:span><text:span text:style-name="T28">getOutputPort</text:span><text:span text:style-name="T26">().</text:span><text:span text:style-name="T28">getHeader</text:span><text:span text:style-name="T26">().</text:span><text:span text:style-name="T28">cloneEmpty</text:span><text:span text:style-name="T26">().</text:span><text:span text:style-name="T28">getColumns</text:span><text:span text:style-name="T26">(), </text:span><text:span text:style-name="T33">0</text:span><text:span text:style-name="T26">);</text:span></text:p>
            <text:p text:style-name="P21"><text:span text:style-name="T26">}</text:span></text:p>
          </draw:text-box>
        </draw:frame>
        <presentation:notes draw:style-name="dp2">
          <draw:page-thumbnail draw:name="Google Shape;375;g13ff06f59d0_5_0:notes" draw:style-name="gr1" draw:layer="layout" svg:width="16.932cm" svg:height="9.524cm" svg:x="1.059cm" svg:y="1.905cm" draw:page-number="22" presentation:class="page"/>
          <draw:frame draw:name="Google Shape;376;g13ff06f59d0_5_0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ain pipeline" draw:style-name="dp1" draw:master-page-name="TITLE_5f_AND_5f_TWO_5f_COLUMNS" presentation:presentation-page-layout-name="AL1T3">
        <draw:frame draw:name="Google Shape;385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plain pipeline</text:span></text:p>
          </draw:text-box>
        </draw:frame>
        <draw:frame draw:name="Google Shape;386;p37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16"><text:span text:style-name="T3">You can see how your query is translated to transforms with</text:span><text:span text:style-name="T3"><text:line-break/></text:span><text:span text:style-name="T16">EXPLAIN PIPELINE</text:span><text:span text:style-name="T3">.</text:span></text:p>
          </draw:text-box>
        </draw:frame>
        <draw:frame draw:name="Google Shape;387;p37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19">:) EXPLAIN PIPELINE SELECT 1 LIMIT 10</text:span></text:p>
            <text:p text:style-name="P21"><text:span text:style-name="T19"/></text:p>
            <text:p text:style-name="P21"><text:span text:style-name="T19">Query id: 1f586ac5-ba6d-4cc8-abc4-9dae2bff6998</text:span></text:p>
            <text:p text:style-name="P21"><text:span text:style-name="T19"/></text:p>
            <text:p text:style-name="P21"><text:span text:style-name="T19">┌─</text:span><text:span text:style-name="T19">explain────────────────────────────</text:span></text:p>
            <text:p text:style-name="P21"><text:span text:style-name="T19">│ </text:span><text:span text:style-name="T19">(Expression) <text:s text:c="17"/></text:span><text:span text:style-name="T19"><text:tab/></text:span></text:p>
            <text:p text:style-name="P21"><text:span text:style-name="T19">│ </text:span><text:span text:style-name="T19">ExpressionTransform <text:s text:c="10"/></text:span><text:span text:style-name="T19"><text:tab/></text:span></text:p>
            <text:p text:style-name="P21"><text:span text:style-name="T19">│ <text:s text:c="2"/></text:span><text:span text:style-name="T19">(SettingQuotaAndLimits) <text:s text:c="4"/></text:span><text:span text:style-name="T19"><text:tab/></text:span></text:p>
            <text:p text:style-name="P21"><text:span text:style-name="T19">│ </text:span><text:span text:style-name="T19"><text:tab/></text:span><text:span text:style-name="T19">(Limit) <text:s text:c="18"/></text:span><text:span text:style-name="T19"><text:tab/></text:span></text:p>
            <text:p text:style-name="P21"><text:span text:style-name="T19">│ </text:span><text:span text:style-name="T19"><text:tab/></text:span><text:span text:style-name="T19">Limit <text:s text:c="20"/></text:span><text:span text:style-name="T19"><text:tab/></text:span></text:p>
            <text:p text:style-name="P21"><text:span text:style-name="T19">│ <text:s text:c="2"/></text:span><text:span text:style-name="T19"><text:tab/></text:span><text:span text:style-name="T19">(ReadFromStorage) <text:s text:c="6"/></text:span><text:span text:style-name="T19"><text:tab/></text:span></text:p>
            <text:p text:style-name="P21"><text:span text:style-name="T19">│ <text:s text:c="2"/></text:span><text:span text:style-name="T19"><text:tab/></text:span><text:span text:style-name="T19">SourceFromSingleChunk 0 → 1 </text:span></text:p>
            <text:p text:style-name="P21"><text:span text:style-name="T19">└─────────────────────────────────</text:span></text:p>
          </draw:text-box>
        </draw:frame>
        <presentation:notes draw:style-name="dp2">
          <draw:page-thumbnail draw:name="Google Shape;382;g13ff06f59d0_5_7:notes" draw:style-name="gr1" draw:layer="layout" svg:width="16.932cm" svg:height="9.524cm" svg:x="1.059cm" svg:y="1.905cm" draw:page-number="23" presentation:class="page"/>
          <draw:frame draw:name="Google Shape;383;g13ff06f59d0_5_7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emesTransform" draw:style-name="dp1" draw:master-page-name="TITLE_5f_AND_5f_TWO_5f_COLUMNS" presentation:presentation-page-layout-name="AL1T3">
        <draw:frame draw:name="Google Shape;392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tremesTransform</text:span></text:p>
          </draw:text-box>
        </draw:frame>
        <draw:frame draw:name="Google Shape;393;p38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3">Since we are working with </text:span><text:span text:style-name="T16">Chunk</text:span><text:span text:style-name="T3"> here, with </text:span><text:span text:style-name="T16">ISimpleTransform::prepare</text:span><text:span text:style-name="T3">, it can actually do a lot more than “map”.</text:span></text:p>
            <text:p text:style-name="P8"><text:span text:style-name="T3">For example, in </text:span><text:span text:style-name="T16">ExtremesTransform</text:span><text:span text:style-name="T3"> </text:span></text:p>
            <text:list text:style-name="L15">
              <text:list-item>
                <text:p text:style-name="P8"><text:span text:style-name="T3">Adds a new port to store the </text:span><text:span text:style-name="T16">extremes</text:span><text:span text:style-name="T3"> upon creation,</text:span></text:p>
              </text:list-item>
              <text:list-item>
                <text:p text:style-name="P7"><text:span text:style-name="T3">Calculate extremes (a </text:span><text:span text:style-name="T16">Chunk</text:span><text:span text:style-name="T3">) in </text:span><text:span text:style-name="T16">ExtremesTransform::transform</text:span><text:span text:style-name="T3">, and</text:span></text:p>
              </text:list-item>
              <text:list-item>
                <text:p text:style-name="P7"><text:span text:style-name="T3">Use </text:span><text:span text:style-name="T16">ExtremesTransform::prepare</text:span><text:span text:style-name="T3"> to push the extremes to the new port.</text:span></text:p>
              </text:list-item>
            </text:list>
          </draw:text-box>
        </draw:frame>
        <draw:frame draw:name="Google Shape;394;p38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Processors/Transforms/ExtremesTransform.cpp</text:span></text:p>
            <text:p text:style-name="P21"><text:span text:style-name="T27">ExtremesTransform</text:span><text:span text:style-name="T26">::</text:span><text:span text:style-name="T28">ExtremesTransform</text:span><text:span text:style-name="T26">(</text:span><text:span text:style-name="T25">const</text:span><text:span text:style-name="T26"> </text:span><text:span text:style-name="T27">Block</text:span><text:span text:style-name="T26"> &amp; </text:span><text:span text:style-name="T29">header</text:span><text:span text:style-name="T26">)</text:span></text:p>
            <text:p text:style-name="P21"><text:span text:style-name="T26"><text:s text:c="3"/></text:span><text:span text:style-name="T26">: </text:span><text:span text:style-name="T27">ISimpleTransform</text:span><text:span text:style-name="T26">(</text:span><text:span text:style-name="T29">header</text:span><text:span text:style-name="T26">, </text:span><text:span text:style-name="T29">header</text:span><text:span text:style-name="T26">, </text:span><text:span text:style-name="T25">true</text:span><text:span text:style-name="T26">)</text:span></text:p>
            <text:p text:style-name="P21"><text:span text:style-name="T26">{</text:span></text:p>
            <text:p text:style-name="P21"><text:span text:style-name="T30"><text:s text:c="3"/></text:span><text:span text:style-name="T30">/// Port for Extremes.</text:span></text:p>
            <text:p text:style-name="P21"><text:span text:style-name="T26"><text:s text:c="3"/></text:span><text:span text:style-name="T29">outputs</text:span><text:span text:style-name="T26">.</text:span><text:span text:style-name="T28">emplace_back</text:span><text:span text:style-name="T26">(</text:span><text:span text:style-name="T29">outputs</text:span><text:span text:style-name="T26">.</text:span><text:span text:style-name="T28">front</text:span><text:span text:style-name="T26">().</text:span><text:span text:style-name="T28">getHeader</text:span><text:span text:style-name="T26">(), </text:span><text:span text:style-name="T25">this</text:span><text:span text:style-name="T26">);</text:span></text:p>
            <text:p text:style-name="P21"><text:span text:style-name="T26">}</text:span></text:p>
            <text:p text:style-name="P21"><text:span text:style-name="T25"/></text:p>
            <text:p text:style-name="P21"><text:span text:style-name="T27">IProcessor</text:span><text:span text:style-name="T26">::</text:span><text:span text:style-name="T27">Status</text:span><text:span text:style-name="T26"> </text:span><text:span text:style-name="T27">ExtremesTransform</text:span><text:span text:style-name="T26">::</text:span><text:span text:style-name="T28">prepare</text:span><text:span text:style-name="T26">()</text:span></text:p>
            <text:p text:style-name="P21"><text:span text:style-name="T26">{</text:span></text:p>
            <text:p text:style-name="P21"><text:span text:style-name="T26"><text:s text:c="3"/></text:span><text:span text:style-name="T32">if</text:span><text:span text:style-name="T26"> (!</text:span><text:span text:style-name="T29">finished_transform</text:span><text:span text:style-name="T26">)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5">auto</text:span><text:span text:style-name="T26"> </text:span><text:span text:style-name="T29">status</text:span><text:span text:style-name="T26"> = </text:span><text:span text:style-name="T27">ISimpleTransform</text:span><text:span text:style-name="T26">::</text:span><text:span text:style-name="T28">prepare</text:span><text:span text:style-name="T26">();</text:span></text:p>
            <text:p text:style-name="P21"><text:span text:style-name="T26"/></text:p>
            <text:p text:style-name="P21"><text:span text:style-name="T26"><text:s text:c="7"/></text:span><text:span text:style-name="T32">if</text:span><text:span text:style-name="T26"> (</text:span><text:span text:style-name="T29">status</text:span><text:span text:style-name="T26"> != </text:span><text:span text:style-name="T27">Status</text:span><text:span text:style-name="T26">::</text:span><text:span text:style-name="T34">Finished</text:span><text:span text:style-name="T26">)</text:span></text:p>
            <text:p text:style-name="P21"><text:span text:style-name="T26"><text:s text:c="11"/></text:span><text:span text:style-name="T32">return</text:span><text:span text:style-name="T26"> </text:span><text:span text:style-name="T29">status</text:span><text:span text:style-name="T26">;</text:span></text:p>
            <text:p text:style-name="P21"><text:span text:style-name="T26"/></text:p>
            <text:p text:style-name="P21"><text:span text:style-name="T26"><text:s text:c="7"/></text:span><text:span text:style-name="T29">finished_transform</text:span><text:span text:style-name="T26"> = </text:span><text:span text:style-name="T25">true</text:span><text:span text:style-name="T26">;</text:span></text:p>
            <text:p text:style-name="P21"><text:span text:style-name="T26"><text:s text:c="3"/></text:span><text:span text:style-name="T26">}</text:span></text:p>
            <text:p text:style-name="P21"><text:span text:style-name="T26"/></text:p>
            <text:p text:style-name="P21"><text:span text:style-name="T26"><text:s text:c="3"/></text:span><text:span text:style-name="T25">auto</text:span><text:span text:style-name="T26"> &amp; </text:span><text:span text:style-name="T29">totals_output</text:span><text:span text:style-name="T26"> = </text:span><text:span text:style-name="T28">getExtremesPort</text:span><text:span text:style-name="T26">();</text:span></text:p>
            <text:p text:style-name="P21"><text:span text:style-name="T26"/></text:p>
            <text:p text:style-name="P21"><text:span text:style-name="T30"><text:s text:c="3"/></text:span><text:span text:style-name="T30">/// Check can output.</text:span></text:p>
            <text:p text:style-name="P21"><text:span text:style-name="T26"><text:s text:c="3"/></text:span><text:span text:style-name="T32">if</text:span><text:span text:style-name="T26"> (</text:span><text:span text:style-name="T29">totals_output</text:span><text:span text:style-name="T26">.</text:span><text:span text:style-name="T28">isFinished</text:span><text:span text:style-name="T26">())</text:span></text:p>
            <text:p text:style-name="P21"><text:span text:style-name="T26"><text:s text:c="7"/></text:span><text:span text:style-name="T32">return</text:span><text:span text:style-name="T26"> </text:span><text:span text:style-name="T27">Status</text:span><text:span text:style-name="T26">::</text:span><text:span text:style-name="T34">Finished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32">if</text:span><text:span text:style-name="T26"> (!</text:span><text:span text:style-name="T29">totals_output</text:span><text:span text:style-name="T26">.</text:span><text:span text:style-name="T28">canPush</text:span><text:span text:style-name="T26">())</text:span></text:p>
            <text:p text:style-name="P21"><text:span text:style-name="T26"><text:s text:c="7"/></text:span><text:span text:style-name="T32">return</text:span><text:span text:style-name="T26"> </text:span><text:span text:style-name="T27">Status</text:span><text:span text:style-name="T26">::</text:span><text:span text:style-name="T34">PortFull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32">if</text:span><text:span text:style-name="T26"> (!</text:span><text:span text:style-name="T29">extremes</text:span><text:span text:style-name="T26"> &amp;&amp; !</text:span><text:span text:style-name="T29">extremes_columns</text:span><text:span text:style-name="T26">.</text:span><text:span text:style-name="T28">empty</text:span><text:span text:style-name="T26">())</text:span></text:p>
            <text:p text:style-name="P21"><text:span text:style-name="T26"><text:s text:c="7"/></text:span><text:span text:style-name="T32">return</text:span><text:span text:style-name="T26"> </text:span><text:span text:style-name="T27">Status</text:span><text:span text:style-name="T26">::</text:span><text:span text:style-name="T34">Ready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32">if</text:span><text:span text:style-name="T26"> (</text:span><text:span text:style-name="T29">extremes</text:span><text:span text:style-name="T26">)</text:span></text:p>
            <text:p text:style-name="P21"><text:span text:style-name="T26"><text:s text:c="7"/></text:span><text:span text:style-name="T29">totals_output</text:span><text:span text:style-name="T26">.</text:span><text:span text:style-name="T28">push</text:span><text:span text:style-name="T26">(</text:span><text:span text:style-name="T27">std</text:span><text:span text:style-name="T26">::</text:span><text:span text:style-name="T28">move</text:span><text:span text:style-name="T26">(</text:span><text:span text:style-name="T29">extremes</text:span><text:span text:style-name="T26">));</text:span></text:p>
            <text:p text:style-name="P21"><text:span text:style-name="T26"/></text:p>
            <text:p text:style-name="P21"><text:span text:style-name="T26"><text:s text:c="3"/></text:span><text:span text:style-name="T29">totals_output</text:span><text:span text:style-name="T26">.</text:span><text:span text:style-name="T28">finish</text:span><text:span text:style-name="T26">();</text:span></text:p>
            <text:p text:style-name="P21"><text:span text:style-name="T26"><text:s text:c="3"/></text:span><text:span text:style-name="T32">return</text:span><text:span text:style-name="T26"> </text:span><text:span text:style-name="T27">Status</text:span><text:span text:style-name="T26">::</text:span><text:span text:style-name="T34">Finished</text:span><text:span text:style-name="T26">;</text:span></text:p>
            <text:p text:style-name="P21"><text:span text:style-name="T26">}</text:span></text:p>
          </draw:text-box>
        </draw:frame>
        <presentation:notes draw:style-name="dp2">
          <draw:page-thumbnail draw:name="Google Shape;389;g13ff06f59d0_5_15:notes" draw:style-name="gr1" draw:layer="layout" svg:width="16.932cm" svg:height="9.524cm" svg:x="1.059cm" svg:y="1.905cm" draw:page-number="24" presentation:class="page"/>
          <draw:frame draw:name="Google Shape;390;g13ff06f59d0_5_15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emesTransform" draw:style-name="dp1" draw:master-page-name="TITLE_5f_AND_5f_TWO_5f_COLUMNS" presentation:presentation-page-layout-name="AL1T3">
        <draw:frame draw:name="Google Shape;399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tremesTransform</text:span></text:p>
          </draw:text-box>
        </draw:frame>
        <draw:frame draw:name="Google Shape;400;p39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3">For example, </text:span><text:span text:style-name="T16">ExtremesTransform</text:span><text:span text:style-name="T3"> </text:span></text:p>
            <text:list text:style-name="L15">
              <text:list-item>
                <text:p text:style-name="P8"><text:span text:style-name="T3">Adds a new port to store the </text:span><text:span text:style-name="T16">extremes</text:span><text:span text:style-name="T3"> upon creation,</text:span></text:p>
              </text:list-item>
              <text:list-item>
                <text:p text:style-name="P7"><text:span text:style-name="T3">Calculate extremes (a </text:span><text:span text:style-name="T16">Chunk</text:span><text:span text:style-name="T3">) in </text:span><text:span text:style-name="T16">ExtremesTransform::transform</text:span><text:span text:style-name="T3">, and</text:span></text:p>
              </text:list-item>
              <text:list-item>
                <text:p text:style-name="P7"><text:span text:style-name="T3">Use </text:span><text:span text:style-name="T16">ExtremesTransform::prepare</text:span><text:span text:style-name="T3"> to push the extremes to the new port.</text:span></text:p>
              </text:list-item>
            </text:list>
          </draw:text-box>
        </draw:frame>
        <draw:frame draw:name="Google Shape;401;p39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Processors/Transforms/ExtremesTransform.cpp</text:span></text:p>
            <text:p text:style-name="P21"><text:span text:style-name="T25">void</text:span><text:span text:style-name="T26"> </text:span><text:span text:style-name="T27">ExtremesTransform</text:span><text:span text:style-name="T26">::</text:span><text:span text:style-name="T28">work</text:span><text:span text:style-name="T26">()</text:span></text:p>
            <text:p text:style-name="P21"><text:span text:style-name="T26">{</text:span></text:p>
            <text:p text:style-name="P21"><text:span text:style-name="T26"><text:s text:c="3"/></text:span><text:span text:style-name="T32">if</text:span><text:span text:style-name="T26"> (</text:span><text:span text:style-name="T29">finished_transform</text:span><text:span text:style-name="T26">)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32">if</text:span><text:span text:style-name="T26"> (!</text:span><text:span text:style-name="T29">extremes</text:span><text:span text:style-name="T26"> &amp;&amp; !</text:span><text:span text:style-name="T29">extremes_columns</text:span><text:span text:style-name="T26">.</text:span><text:span text:style-name="T28">empty</text:span><text:span text:style-name="T26">())</text:span></text:p>
            <text:p text:style-name="P21"><text:span text:style-name="T26"><text:s text:c="11"/></text:span><text:span text:style-name="T29">extremes</text:span><text:span text:style-name="T26">.</text:span><text:span text:style-name="T28">setColumns</text:span><text:span text:style-name="T26">(</text:span><text:span text:style-name="T27">std</text:span><text:span text:style-name="T26">::</text:span><text:span text:style-name="T28">move</text:span><text:span text:style-name="T26">(</text:span><text:span text:style-name="T29">extremes_columns</text:span><text:span text:style-name="T26">), </text:span><text:span text:style-name="T33">2</text:span><text:span text:style-name="T26">);</text:span></text:p>
            <text:p text:style-name="P21"><text:span text:style-name="T26"><text:s text:c="3"/></text:span><text:span text:style-name="T26">}</text:span></text:p>
            <text:p text:style-name="P21"><text:span text:style-name="T26"><text:s text:c="3"/></text:span><text:span text:style-name="T32">else</text:span></text:p>
            <text:p text:style-name="P21"><text:span text:style-name="T26"><text:s text:c="7"/></text:span><text:span text:style-name="T27">ISimpleTransform</text:span><text:span text:style-name="T26">::</text:span><text:span text:style-name="T28">work</text:span><text:span text:style-name="T26">();</text:span></text:p>
            <text:p text:style-name="P21"><text:span text:style-name="T26">}</text:span></text:p>
            <text:p text:style-name="P21"><text:span text:style-name="T26"/></text:p>
            <text:p text:style-name="P21"><text:span text:style-name="T25">void</text:span><text:span text:style-name="T26"> </text:span><text:span text:style-name="T27">ExtremesTransform</text:span><text:span text:style-name="T26">::</text:span><text:span text:style-name="T28">transform</text:span><text:span text:style-name="T26">(</text:span><text:span text:style-name="T27">DB</text:span><text:span text:style-name="T26">::</text:span><text:span text:style-name="T27">Chunk</text:span><text:span text:style-name="T26"> </text:span><text:span text:style-name="T25">&amp;</text:span><text:span text:style-name="T26"> </text:span><text:span text:style-name="T29">chunk</text:span><text:span text:style-name="T26">)</text:span></text:p>
            <text:p text:style-name="P21"><text:span text:style-name="T26">{</text:span></text:p>
            <text:p text:style-name="P21"><text:span text:style-name="T30"><text:s text:c="3"/></text:span><text:span text:style-name="T30">// ...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32">for</text:span><text:span text:style-name="T26"> (</text:span><text:span text:style-name="T27">size_t</text:span><text:span text:style-name="T26"> </text:span><text:span text:style-name="T29">i</text:span><text:span text:style-name="T26"> = </text:span><text:span text:style-name="T33">0</text:span><text:span text:style-name="T26">; </text:span><text:span text:style-name="T29">i</text:span><text:span text:style-name="T26"> &lt; num_columns; ++</text:span><text:span text:style-name="T29">i</text:span><text:span text:style-name="T26">)</text:span></text:p>
            <text:p text:style-name="P21"><text:span text:style-name="T26"><text:s text:c="7"/></text:span><text:span text:style-name="T26">{</text:span></text:p>
            <text:p text:style-name="P21"><text:span text:style-name="T26"><text:s text:c="11"/></text:span><text:span text:style-name="T32">if</text:span><text:span text:style-name="T26"> (</text:span><text:span text:style-name="T28">isColumnConst</text:span><text:span text:style-name="T26">(</text:span><text:span text:style-name="T28">*</text:span><text:span text:style-name="T29">extremes_columns</text:span><text:span text:style-name="T28">[</text:span><text:span text:style-name="T29">i</text:span><text:span text:style-name="T28">]</text:span><text:span text:style-name="T26">))</text:span></text:p>
            <text:p text:style-name="P21"><text:span text:style-name="T26"><text:s text:c="15"/></text:span><text:span text:style-name="T32">continue</text:span><text:span text:style-name="T26">;</text:span></text:p>
            <text:p text:style-name="P21"><text:span text:style-name="T26"/></text:p>
            <text:p text:style-name="P21"><text:span text:style-name="T26"><text:s text:c="11"/></text:span><text:span text:style-name="T27">Field</text:span><text:span text:style-name="T26"> </text:span><text:span text:style-name="T29">min_value</text:span><text:span text:style-name="T26"> = (</text:span><text:span text:style-name="T28">*</text:span><text:span text:style-name="T29">extremes_columns</text:span><text:span text:style-name="T28">[</text:span><text:span text:style-name="T29">i</text:span><text:span text:style-name="T28">]</text:span><text:span text:style-name="T26">)</text:span><text:span text:style-name="T28">[</text:span><text:span text:style-name="T33">0</text:span><text:span text:style-name="T28">]</text:span><text:span text:style-name="T26">;</text:span></text:p>
            <text:p text:style-name="P21"><text:span text:style-name="T26"><text:s text:c="11"/></text:span><text:span text:style-name="T27">Field</text:span><text:span text:style-name="T26"> </text:span><text:span text:style-name="T29">max_value</text:span><text:span text:style-name="T26"> = (</text:span><text:span text:style-name="T28">*</text:span><text:span text:style-name="T29">extremes_columns</text:span><text:span text:style-name="T28">[</text:span><text:span text:style-name="T29">i</text:span><text:span text:style-name="T28">]</text:span><text:span text:style-name="T26">)</text:span><text:span text:style-name="T28">[</text:span><text:span text:style-name="T33">1</text:span><text:span text:style-name="T28">]</text:span><text:span text:style-name="T26">;</text:span></text:p>
            <text:p text:style-name="P21"><text:span text:style-name="T26"/></text:p>
            <text:p text:style-name="P21"><text:span text:style-name="T26"><text:s text:c="11"/></text:span><text:span text:style-name="T27">Field</text:span><text:span text:style-name="T26"> </text:span><text:span text:style-name="T29">cur_min_value</text:span><text:span text:style-name="T26">;</text:span></text:p>
            <text:p text:style-name="P21"><text:span text:style-name="T26"><text:s text:c="11"/></text:span><text:span text:style-name="T27">Field</text:span><text:span text:style-name="T26"> </text:span><text:span text:style-name="T29">cur_max_value</text:span><text:span text:style-name="T26">;</text:span></text:p>
            <text:p text:style-name="P21"><text:span text:style-name="T26"/></text:p>
            <text:p text:style-name="P21"><text:span text:style-name="T26"><text:s text:c="11"/></text:span><text:span text:style-name="T29">columns</text:span><text:span text:style-name="T26">[</text:span><text:span text:style-name="T29">i</text:span><text:span text:style-name="T26">]-&gt;</text:span><text:span text:style-name="T28">getExtremes</text:span><text:span text:style-name="T26">(</text:span><text:span text:style-name="T29">cur_min_value</text:span><text:span text:style-name="T26">, </text:span><text:span text:style-name="T29">cur_max_value</text:span><text:span text:style-name="T26">);</text:span></text:p>
            <text:p text:style-name="P21"><text:span text:style-name="T26"/></text:p>
            <text:p text:style-name="P21"><text:span text:style-name="T26"><text:s text:c="11"/></text:span><text:span text:style-name="T32">if</text:span><text:span text:style-name="T26"> (</text:span><text:span text:style-name="T29">cur_min_value</text:span><text:span text:style-name="T26"> </text:span><text:span text:style-name="T28">&lt;</text:span><text:span text:style-name="T26"> </text:span><text:span text:style-name="T29">min_value</text:span><text:span text:style-name="T26">)</text:span></text:p>
            <text:p text:style-name="P21"><text:span text:style-name="T26"><text:s text:c="15"/></text:span><text:span text:style-name="T29">min_value</text:span><text:span text:style-name="T26"> </text:span><text:span text:style-name="T28">=</text:span><text:span text:style-name="T26"> </text:span><text:span text:style-name="T29">cur_min_value</text:span><text:span text:style-name="T26">;</text:span></text:p>
            <text:p text:style-name="P21"><text:span text:style-name="T26"><text:s text:c="11"/></text:span><text:span text:style-name="T32">if</text:span><text:span text:style-name="T26"> (</text:span><text:span text:style-name="T29">cur_max_value</text:span><text:span text:style-name="T26"> </text:span><text:span text:style-name="T28">&gt;</text:span><text:span text:style-name="T26"> </text:span><text:span text:style-name="T29">max_value</text:span><text:span text:style-name="T26">)</text:span></text:p>
            <text:p text:style-name="P21"><text:span text:style-name="T26"><text:s text:c="15"/></text:span><text:span text:style-name="T29">max_value</text:span><text:span text:style-name="T26"> </text:span><text:span text:style-name="T28">=</text:span><text:span text:style-name="T26"> </text:span><text:span text:style-name="T29">cur_max_value</text:span><text:span text:style-name="T26">;</text:span></text:p>
            <text:p text:style-name="P21"><text:span text:style-name="T26"/></text:p>
            <text:p text:style-name="P21"><text:span text:style-name="T26"><text:s text:c="11"/></text:span><text:span text:style-name="T27">MutableColumnPtr</text:span><text:span text:style-name="T26"> </text:span><text:span text:style-name="T29">new_extremes</text:span><text:span text:style-name="T26"> = </text:span><text:span text:style-name="T29">extremes_columns</text:span><text:span text:style-name="T28">[</text:span><text:span text:style-name="T29">i</text:span><text:span text:style-name="T28">]-&gt;cloneEmpty</text:span><text:span text:style-name="T26">();</text:span></text:p>
            <text:p text:style-name="P21"><text:span text:style-name="T26"/></text:p>
            <text:p text:style-name="P21"><text:span text:style-name="T26"><text:s text:c="11"/></text:span><text:span text:style-name="T29">new_extremes</text:span><text:span text:style-name="T28">-&gt;insert</text:span><text:span text:style-name="T26">(</text:span><text:span text:style-name="T29">min_value</text:span><text:span text:style-name="T26">);</text:span></text:p>
            <text:p text:style-name="P21"><text:span text:style-name="T26"><text:s text:c="11"/></text:span><text:span text:style-name="T29">new_extremes</text:span><text:span text:style-name="T28">-&gt;insert</text:span><text:span text:style-name="T26">(</text:span><text:span text:style-name="T29">max_value</text:span><text:span text:style-name="T26">);</text:span></text:p>
            <text:p text:style-name="P21"><text:span text:style-name="T26"/></text:p>
            <text:p text:style-name="P21"><text:span text:style-name="T26"><text:s text:c="11"/></text:span><text:span text:style-name="T29">extremes_columns</text:span><text:span text:style-name="T28">[</text:span><text:span text:style-name="T29">i</text:span><text:span text:style-name="T28">]</text:span><text:span text:style-name="T26"> </text:span><text:span text:style-name="T28">=</text:span><text:span text:style-name="T26"> </text:span><text:span text:style-name="T27">std</text:span><text:span text:style-name="T26">::</text:span><text:span text:style-name="T28">move</text:span><text:span text:style-name="T26">(</text:span><text:span text:style-name="T29">new_extremes</text:span><text:span text:style-name="T26">);</text:span></text:p>
            <text:p text:style-name="P21"><text:span text:style-name="T26"><text:s text:c="7"/></text:span><text:span text:style-name="T26">}</text:span></text:p>
            <text:p text:style-name="P21"><text:span text:style-name="T26"><text:s text:c="3"/></text:span><text:span text:style-name="T26">}</text:span></text:p>
            <text:p text:style-name="P21"><text:span text:style-name="T26">}</text:span></text:p>
          </draw:text-box>
        </draw:frame>
        <presentation:notes draw:style-name="dp2">
          <draw:page-thumbnail draw:name="Google Shape;396;g13ff06f59d0_5_101:notes" draw:style-name="gr1" draw:layer="layout" svg:width="16.932cm" svg:height="9.524cm" svg:x="1.059cm" svg:y="1.905cm" draw:page-number="25" presentation:class="page"/>
          <draw:frame draw:name="Google Shape;397;g13ff06f59d0_5_101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ap up" draw:style-name="dp1" draw:master-page-name="TITLE_5f_AND_5f_BODY" presentation:presentation-page-layout-name="AL2T1">
        <draw:frame draw:name="Google Shape;406;p40" presentation:style-name="pr1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rap up</text:span></text:p>
          </draw:text-box>
        </draw:frame>
        <draw:frame draw:name="Google Shape;407;p40" presentation:style-name="pr16" draw:text-style-name="P13" draw:layer="layout" svg:width="23.667cm" svg:height="9.489cm" svg:x="0.866cm" svg:y="3.201cm" presentation:class="outline" presentation:user-transformed="true">
          <draw:text-box>
            <text:p text:style-name="P7"><text:span text:style-name="T11">The pipeline consists of processors, connected with ports.</text:span></text:p>
            <text:p text:style-name="P9"><text:span text:style-name="T11">Processor and port methods work with chunks.</text:span></text:p>
          </draw:text-box>
        </draw:frame>
        <presentation:notes draw:style-name="dp2">
          <draw:page-thumbnail draw:name="Google Shape;403;g13ff06f59d0_5_110:notes" draw:style-name="gr1" draw:layer="layout" svg:width="16.932cm" svg:height="9.524cm" svg:x="1.059cm" svg:y="1.905cm" draw:page-number="26" presentation:class="page"/>
          <draw:frame draw:name="Google Shape;404;g13ff06f59d0_5_110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yPipeline" draw:style-name="dp1" draw:master-page-name="SECTION_5f_TITLE_5f_AND_5f_DESCRIPTION">
        <draw:frame draw:name="Google Shape;412;p41" presentation:style-name="pr18" draw:text-style-name="P18" draw:layer="layout" svg:width="11.236cm" svg:height="4.117cm" svg:x="0.738cm" svg:y="3.425cm" presentation:class="title" presentation:user-transformed="true">
          <draw:text-box>
            <text:p text:style-name="P1"><text:span text:style-name="T13">QueryPipeline</text:span></text:p>
          </draw:text-box>
        </draw:frame>
        <draw:frame draw:name="Google Shape;413;p41" presentation:style-name="pr42" draw:text-style-name="P19" draw:layer="layout" svg:width="11.236cm" svg:height="3.43cm" svg:x="0.738cm" svg:y="7.786cm" presentation:class="subtitle" presentation:placeholder="true" presentation:user-transformed="true">
          <draw:text-box/>
        </draw:frame>
        <draw:frame draw:name="Google Shape;414;p41" presentation:style-name="pr43" draw:text-style-name="P13" draw:layer="layout" svg:width="10.657cm" svg:height="10.263cm" svg:x="13.721cm" svg:y="2.011cm" presentation:class="outline" presentation:user-transformed="true">
          <draw:text-box>
            <text:p text:style-name="P16"><text:span text:style-name="T14">$ tree -L 1 -P '*.h' src/QueryPipeline</text:span><text:span text:style-name="T14"><text:line-break/></text:span><text:span text:style-name="T14">src/QueryPipeline</text:span><text:span text:style-name="T14"><text:line-break/></text:span><text:span text:style-name="T14">├── BlockIO.h</text:span><text:span text:style-name="T14"><text:line-break/></text:span><text:span text:style-name="T14">├── Chain.h</text:span><text:span text:style-name="T14"><text:line-break/></text:span><text:span text:style-name="T14">├── ...</text:span><text:span text:style-name="T14"><text:line-break/></text:span><text:span text:style-name="T14">├── Pipe.h</text:span><text:span text:style-name="T14"><text:line-break/></text:span><text:span text:style-name="T14">├── ProfileInfo.h</text:span><text:span text:style-name="T14"><text:line-break/></text:span><text:span text:style-name="T14">├── QueryPipelineBuilder.h</text:span><text:span text:style-name="T14"><text:line-break/></text:span><text:span text:style-name="T14">├── QueryPipeline.h</text:span><text:span text:style-name="T14"><text:line-break/></text:span><text:span text:style-name="T14">├── ...</text:span></text:p>
          </draw:text-box>
        </draw:frame>
        <presentation:notes draw:style-name="dp2">
          <draw:page-thumbnail draw:name="Google Shape;409;g13ff485a24f_1_99:notes" draw:style-name="gr1" draw:layer="layout" svg:width="16.932cm" svg:height="9.524cm" svg:x="1.059cm" svg:y="1.905cm" draw:page-number="27" presentation:class="page"/>
          <draw:frame draw:name="Google Shape;410;g13ff485a24f_1_99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yPlan" draw:style-name="dp1" draw:master-page-name="TITLE_5f_AND_5f_TWO_5f_COLUMNS" presentation:presentation-page-layout-name="AL1T3">
        <draw:frame draw:name="Google Shape;419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QueryPlan</text:span></text:p>
          </draw:text-box>
        </draw:frame>
        <draw:frame draw:name="Google Shape;420;p42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3">All of these needs to be tied together, in a </text:span><text:span text:style-name="T16">QueryPipeline</text:span><text:span text:style-name="T3"> in ClickHouse.</text:span></text:p>
            <text:p text:style-name="P8"><text:span text:style-name="T3">Recall in </text:span><text:span text:style-name="T16">IStorage::read</text:span><text:span text:style-name="T3"> where a </text:span><text:span text:style-name="T16">Pipe</text:span><text:span text:style-name="T3"> to source is added to </text:span><text:span text:style-name="T16">query_plan</text:span><text:span text:style-name="T3"> with </text:span><text:span text:style-name="T16">QueryPlan::addStep</text:span><text:span text:style-name="T3">.</text:span></text:p>
            <text:p text:style-name="P8"><text:span text:style-name="T3">The step being added is a </text:span><text:span text:style-name="T16">ReadFromStorageStep</text:span><text:span text:style-name="T3">, which is a </text:span><text:span text:style-name="T16">IQueryPlanStep</text:span><text:span text:style-name="T3">.</text:span></text:p>
            <text:p text:style-name="P9"><text:span text:style-name="T3">Steps are added to the </text:span><text:span text:style-name="T16">QueryPlan</text:span><text:span text:style-name="T3">, and </text:span><text:span text:style-name="T16">QueryPlan::buildQueryPipeline</text:span><text:span text:style-name="T3"> will build a </text:span><text:span text:style-name="T16">QueryPipeline</text:span><text:span text:style-name="T3"> using a </text:span><text:span text:style-name="T16">QueryPipelineBuilder</text:span><text:span text:style-name="T3">.</text:span></text:p>
          </draw:text-box>
        </draw:frame>
        <draw:frame draw:name="Google Shape;421;p42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Processors/QueryPlan/QueryPlan.h</text:span></text:p>
            <text:p text:style-name="P21"><text:span text:style-name="T25">class</text:span><text:span text:style-name="T26"> </text:span><text:span text:style-name="T27">QueryPlan</text:span></text:p>
            <text:p text:style-name="P21"><text:span text:style-name="T26">{</text:span></text:p>
            <text:p text:style-name="P21"><text:span text:style-name="T25">public:</text:span></text:p>
            <text:p text:style-name="P21"><text:span text:style-name="T30"><text:s text:c="3"/></text:span><text:span text:style-name="T30">// ...</text:span></text:p>
            <text:p text:style-name="P21"><text:span text:style-name="T26"><text:s text:c="3"/></text:span><text:span text:style-name="T27">QueryPipelineBuilderPtr</text:span><text:span text:style-name="T26"> </text:span><text:span text:style-name="T28">buildQueryPipeline</text:span><text:span text:style-name="T26">(</text:span></text:p>
            <text:p text:style-name="P21"><text:span text:style-name="T26"><text:s text:c="7"/></text:span><text:span text:style-name="T25">const</text:span><text:span text:style-name="T26"> </text:span><text:span text:style-name="T27">QueryPlanOptimizationSettings</text:span><text:span text:style-name="T26"> </text:span><text:span text:style-name="T25">&amp;</text:span><text:span text:style-name="T26"> </text:span><text:span text:style-name="T29">optimization_settings</text:span><text:span text:style-name="T26">,</text:span></text:p>
            <text:p text:style-name="P21"><text:span text:style-name="T26"><text:s text:c="7"/></text:span><text:span text:style-name="T25">const</text:span><text:span text:style-name="T26"> </text:span><text:span text:style-name="T27">BuildQueryPipelineSettings</text:span><text:span text:style-name="T26"> </text:span><text:span text:style-name="T25">&amp;</text:span><text:span text:style-name="T26"> </text:span><text:span text:style-name="T29">build_pipeline_settings</text:span><text:span text:style-name="T26">);</text:span></text:p>
            <text:p text:style-name="P21"><text:span text:style-name="T30"/></text:p>
            <text:p text:style-name="P21"><text:span text:style-name="T26"><text:s text:c="3"/></text:span><text:span text:style-name="T25">struct</text:span><text:span text:style-name="T26"> </text:span><text:span text:style-name="T27">Node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7">QueryPlanStepPtr</text:span><text:span text:style-name="T26"> </text:span><text:span text:style-name="T29">step</text:span><text:span text:style-name="T26">;</text:span></text:p>
            <text:p text:style-name="P21"><text:span text:style-name="T26"><text:s text:c="7"/></text:span><text:span text:style-name="T27">std</text:span><text:span text:style-name="T26">::</text:span><text:span text:style-name="T27">vector</text:span><text:span text:style-name="T26">&lt;</text:span><text:span text:style-name="T27">Node</text:span><text:span text:style-name="T26"> *&gt; </text:span><text:span text:style-name="T29">children</text:span><text:span text:style-name="T26"> = {};</text:span></text:p>
            <text:p text:style-name="P21"><text:span text:style-name="T26"><text:s text:c="3"/></text:span><text:span text:style-name="T26">};</text:span></text:p>
            <text:p text:style-name="P21"><text:span text:style-name="T26"/></text:p>
            <text:p text:style-name="P21"><text:span text:style-name="T26"><text:s text:c="3"/></text:span><text:span text:style-name="T32">using</text:span><text:span text:style-name="T26"> </text:span><text:span text:style-name="T27">Nodes</text:span><text:span text:style-name="T26"> = </text:span><text:span text:style-name="T27">std</text:span><text:span text:style-name="T26">::</text:span><text:span text:style-name="T27">list</text:span><text:span text:style-name="T26">&lt;</text:span><text:span text:style-name="T27">Node</text:span><text:span text:style-name="T26">&gt;;</text:span></text:p>
            <text:p text:style-name="P21"><text:span text:style-name="T26"/></text:p>
            <text:p text:style-name="P21"><text:span text:style-name="T25">private:</text:span></text:p>
            <text:p text:style-name="P21"><text:span text:style-name="T26"><text:s text:c="3"/></text:span><text:span text:style-name="T27">QueryPlanResourceHolder</text:span><text:span text:style-name="T26"> </text:span><text:span text:style-name="T29">resources</text:span><text:span text:style-name="T26">;</text:span></text:p>
            <text:p text:style-name="P21"><text:span text:style-name="T26"><text:s text:c="3"/></text:span><text:span text:style-name="T27">Nodes</text:span><text:span text:style-name="T26"> </text:span><text:span text:style-name="T29">nodes</text:span><text:span text:style-name="T26">;</text:span></text:p>
            <text:p text:style-name="P21"><text:span text:style-name="T26"><text:s text:c="3"/></text:span><text:span text:style-name="T27">Node</text:span><text:span text:style-name="T26"> * </text:span><text:span text:style-name="T29">root</text:span><text:span text:style-name="T26"> = </text:span><text:span text:style-name="T25">nullptr</text:span><text:span text:style-name="T26">;</text:span></text:p>
            <text:p text:style-name="P21"><text:span text:style-name="T26"/></text:p>
            <text:p text:style-name="P21"><text:span text:style-name="T30"><text:s text:c="3"/></text:span><text:span text:style-name="T30">// ...</text:span></text:p>
            <text:p text:style-name="P21"><text:span text:style-name="T26">};</text:span></text:p>
          </draw:text-box>
        </draw:frame>
        <presentation:notes draw:style-name="dp2">
          <draw:page-thumbnail draw:name="Google Shape;416;g13ff06f59d0_5_47:notes" draw:style-name="gr1" draw:layer="layout" svg:width="16.932cm" svg:height="9.524cm" svg:x="1.059cm" svg:y="1.905cm" draw:page-number="28" presentation:class="page"/>
          <draw:frame draw:name="Google Shape;417;g13ff06f59d0_5_47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ain plan" draw:style-name="dp1" draw:master-page-name="TITLE_5f_AND_5f_TWO_5f_COLUMNS" presentation:presentation-page-layout-name="AL1T3">
        <draw:frame draw:name="Google Shape;426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plain plan</text:span></text:p>
          </draw:text-box>
        </draw:frame>
        <draw:frame draw:name="Google Shape;427;p43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3">There are many of these steps in </text:span><text:span text:style-name="T16">src/Processors/QueryPlan</text:span><text:span text:style-name="T3">.</text:span></text:p>
            <text:p text:style-name="P9"><text:span text:style-name="T3">You can see how your query is translated to transforms with </text:span><text:span text:style-name="T16">EXPLAIN PLAN</text:span><text:span text:style-name="T3">.</text:span></text:p>
          </draw:text-box>
        </draw:frame>
        <draw:frame draw:name="Google Shape;428;p43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7"><text:span text:style-name="T36">:) EXPLAIN PLAN SELECT 1 LIMIT 10</text:span></text:p>
            <text:p text:style-name="P7"><text:span text:style-name="T36"/></text:p>
            <text:p text:style-name="P7"><text:span text:style-name="T36">EXPLAIN</text:span></text:p>
            <text:p text:style-name="P7"><text:span text:style-name="T36">SELECT 1</text:span></text:p>
            <text:p text:style-name="P7"><text:span text:style-name="T36">LIMIT 10</text:span></text:p>
            <text:p text:style-name="P7"><text:span text:style-name="T36"/></text:p>
            <text:p text:style-name="P7"><text:span text:style-name="T36">Query id: b1f7c731-4d60-49cf-8fb6-2c8ba9e54143</text:span></text:p>
            <text:p text:style-name="P7"><text:span text:style-name="T36"/></text:p>
            <text:p text:style-name="P7"><text:span text:style-name="T36">┌─</text:span><text:span text:style-name="T36">explain────────────────────────────────────────</text:span></text:p>
            <text:p text:style-name="P7"><text:span text:style-name="T36">│ </text:span><text:span text:style-name="T36">Expression ((Projection + Before ORDER BY)) <text:s text:c="29"/>│</text:span></text:p>
            <text:p text:style-name="P7"><text:span text:style-name="T36">│ <text:s text:c="2"/></text:span><text:span text:style-name="T36">SettingQuotaAndLimits (Set limits and quota after reading from storage)│</text:span></text:p>
            <text:p text:style-name="P7"><text:span text:style-name="T36">│ </text:span><text:span text:style-name="T36"><text:tab/></text:span><text:span text:style-name="T36">Limit (preliminary LIMIT (without OFFSET)) <text:s text:c="25"/>│</text:span></text:p>
            <text:p text:style-name="P7"><text:span text:style-name="T36">│ <text:s text:c="2"/></text:span><text:span text:style-name="T36"><text:tab/></text:span><text:span text:style-name="T36">ReadFromStorage (SystemOne) <text:s text:c="40"/>│</text:span></text:p>
            <text:p text:style-name="P7"><text:span text:style-name="T36">└─────────────────────────────────────────────</text:span></text:p>
          </draw:text-box>
        </draw:frame>
        <presentation:notes draw:style-name="dp2">
          <draw:page-thumbnail draw:name="Google Shape;423;g13ff06f59d0_5_26:notes" draw:style-name="gr1" draw:layer="layout" svg:width="16.932cm" svg:height="9.524cm" svg:x="1.059cm" svg:y="1.905cm" draw:page-number="29" presentation:class="page"/>
          <draw:frame draw:name="Google Shape;424;g13ff06f59d0_5_26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yPipeline" draw:style-name="dp1" draw:master-page-name="TITLE_5f_AND_5f_TWO_5f_COLUMNS" presentation:presentation-page-layout-name="AL1T3">
        <draw:frame draw:name="Google Shape;433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QueryPipeline</text:span></text:p>
          </draw:text-box>
        </draw:frame>
        <draw:frame draw:name="Google Shape;434;p44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16"><text:span text:style-name="T16">QueryPipeline</text:span><text:span text:style-name="T3"> consists of all the </text:span><text:span text:style-name="T16">IProcessor</text:span><text:span text:style-name="T3">s connected with </text:span><text:span text:style-name="T16">Port</text:span><text:span text:style-name="T3">s that we just saw.</text:span></text:p>
          </draw:text-box>
        </draw:frame>
        <draw:frame draw:name="Google Shape;435;p44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QueryPipeline/QueryPipeline.h</text:span></text:p>
            <text:p text:style-name="P21"><text:span text:style-name="T25">class</text:span><text:span text:style-name="T26"> </text:span><text:span text:style-name="T27">QueryPipeline</text:span></text:p>
            <text:p text:style-name="P21"><text:span text:style-name="T26">{</text:span></text:p>
            <text:p text:style-name="P21"><text:span text:style-name="T25">public:</text:span></text:p>
            <text:p text:style-name="P21"><text:span text:style-name="T30"><text:s text:c="3"/></text:span><text:span text:style-name="T30">// ...</text:span></text:p>
            <text:p text:style-name="P21"><text:span text:style-name="T26"><text:s text:c="3"/></text:span><text:span text:style-name="T25">bool</text:span><text:span text:style-name="T26"> </text:span><text:span text:style-name="T28">initialized</text:span><text:span text:style-name="T26">() </text:span><text:span text:style-name="T25">const</text:span><text:span text:style-name="T26"> { </text:span><text:span text:style-name="T32">return</text:span><text:span text:style-name="T26"> !</text:span><text:span text:style-name="T29">processors</text:span><text:span text:style-name="T26">.</text:span><text:span text:style-name="T28">empty</text:span><text:span text:style-name="T26">(); }</text:span></text:p>
            <text:p text:style-name="P21"><text:span text:style-name="T30"><text:s text:c="3"/></text:span><text:span text:style-name="T30">/// When initialized, exactly one of the following is true.</text:span></text:p>
            <text:p text:style-name="P21"><text:span text:style-name="T30"><text:s text:c="3"/></text:span><text:span text:style-name="T30">/// Use PullingPipelineExecutor or PullingAsyncPipelineExecutor.</text:span></text:p>
            <text:p text:style-name="P21"><text:span text:style-name="T26"><text:s text:c="3"/></text:span><text:span text:style-name="T25">bool</text:span><text:span text:style-name="T26"> </text:span><text:span text:style-name="T28">pulling</text:span><text:span text:style-name="T26">() </text:span><text:span text:style-name="T25">const</text:span><text:span text:style-name="T26"> { </text:span><text:span text:style-name="T32">return</text:span><text:span text:style-name="T26"> </text:span><text:span text:style-name="T29">output</text:span><text:span text:style-name="T26"> != </text:span><text:span text:style-name="T25">nullptr</text:span><text:span text:style-name="T26">; }</text:span></text:p>
            <text:p text:style-name="P21"><text:span text:style-name="T30"><text:s text:c="3"/></text:span><text:span text:style-name="T30">/// Use PushingPipelineExecutor or PushingAsyncPipelineExecutor.</text:span></text:p>
            <text:p text:style-name="P21"><text:span text:style-name="T26"><text:s text:c="3"/></text:span><text:span text:style-name="T25">bool</text:span><text:span text:style-name="T26"> </text:span><text:span text:style-name="T28">pushing</text:span><text:span text:style-name="T26">() </text:span><text:span text:style-name="T25">const</text:span><text:span text:style-name="T26"> { </text:span><text:span text:style-name="T32">return</text:span><text:span text:style-name="T26"> </text:span><text:span text:style-name="T29">input</text:span><text:span text:style-name="T26"> != </text:span><text:span text:style-name="T25">nullptr</text:span><text:span text:style-name="T26">; }</text:span></text:p>
            <text:p text:style-name="P21"><text:span text:style-name="T30"><text:s text:c="3"/></text:span><text:span text:style-name="T30">/// Use PipelineExecutor. Call execute() to build one.</text:span></text:p>
            <text:p text:style-name="P21"><text:span text:style-name="T26"><text:s text:c="3"/></text:span><text:span text:style-name="T25">bool</text:span><text:span text:style-name="T26"> </text:span><text:span text:style-name="T28">completed</text:span><text:span text:style-name="T26">() </text:span><text:span text:style-name="T25">const</text:span><text:span text:style-name="T26"> { </text:span><text:span text:style-name="T32">return</text:span><text:span text:style-name="T26"> </text:span><text:span text:style-name="T28">initialized</text:span><text:span text:style-name="T26">() &amp;&amp; !</text:span><text:span text:style-name="T28">pulling</text:span><text:span text:style-name="T26">() &amp;&amp; !</text:span><text:span text:style-name="T28">pushing</text:span><text:span text:style-name="T26">(); }</text:span></text:p>
            <text:p text:style-name="P21"><text:span text:style-name="T25">private:</text:span></text:p>
            <text:p text:style-name="P21"><text:span text:style-name="T30"><text:s text:c="3"/></text:span><text:span text:style-name="T30">// ...</text:span></text:p>
            <text:p text:style-name="P21"><text:span text:style-name="T26"><text:s text:c="3"/></text:span><text:span text:style-name="T27">Processors</text:span><text:span text:style-name="T26"> </text:span><text:span text:style-name="T29">processors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27">InputPort</text:span><text:span text:style-name="T26"> * </text:span><text:span text:style-name="T29">input</text:span><text:span text:style-name="T26"> = </text:span><text:span text:style-name="T25">nullptr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27">OutputPort</text:span><text:span text:style-name="T26"> * </text:span><text:span text:style-name="T29">output</text:span><text:span text:style-name="T26"> = </text:span><text:span text:style-name="T25">nullptr</text:span><text:span text:style-name="T26">;</text:span></text:p>
            <text:p text:style-name="P21"><text:span text:style-name="T26"><text:s text:c="3"/></text:span><text:span text:style-name="T27">OutputPort</text:span><text:span text:style-name="T26"> * </text:span><text:span text:style-name="T29">totals</text:span><text:span text:style-name="T26"> = </text:span><text:span text:style-name="T25">nullptr</text:span><text:span text:style-name="T26">;</text:span></text:p>
            <text:p text:style-name="P21"><text:span text:style-name="T26"><text:s text:c="3"/></text:span><text:span text:style-name="T27">OutputPort</text:span><text:span text:style-name="T26"> * </text:span><text:span text:style-name="T29">extremes</text:span><text:span text:style-name="T26"> = </text:span><text:span text:style-name="T25">nullptr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25">friend</text:span><text:span text:style-name="T26"> </text:span><text:span text:style-name="T25">class</text:span><text:span text:style-name="T26"> </text:span><text:span text:style-name="T27">PushingPipelineExecutor</text:span><text:span text:style-name="T26">;</text:span></text:p>
            <text:p text:style-name="P21"><text:span text:style-name="T26"><text:s text:c="3"/></text:span><text:span text:style-name="T25">friend</text:span><text:span text:style-name="T26"> </text:span><text:span text:style-name="T25">class</text:span><text:span text:style-name="T26"> </text:span><text:span text:style-name="T27">PullingPipelineExecutor</text:span><text:span text:style-name="T26">;</text:span></text:p>
            <text:p text:style-name="P21"><text:span text:style-name="T26"><text:s text:c="3"/></text:span><text:span text:style-name="T25">friend</text:span><text:span text:style-name="T26"> </text:span><text:span text:style-name="T25">class</text:span><text:span text:style-name="T26"> </text:span><text:span text:style-name="T27">PushingAsyncPipelineExecutor</text:span><text:span text:style-name="T26">;</text:span></text:p>
            <text:p text:style-name="P21"><text:span text:style-name="T26"><text:s text:c="3"/></text:span><text:span text:style-name="T25">friend</text:span><text:span text:style-name="T26"> </text:span><text:span text:style-name="T25">class</text:span><text:span text:style-name="T26"> </text:span><text:span text:style-name="T27">PullingAsyncPipelineExecutor</text:span><text:span text:style-name="T26">;</text:span></text:p>
            <text:p text:style-name="P21"><text:span text:style-name="T26"><text:s text:c="3"/></text:span><text:span text:style-name="T25">friend</text:span><text:span text:style-name="T26"> </text:span><text:span text:style-name="T25">class</text:span><text:span text:style-name="T26"> </text:span><text:span text:style-name="T27">CompletedPipelineExecutor</text:span><text:span text:style-name="T26">;</text:span></text:p>
            <text:p text:style-name="P21"><text:span text:style-name="T26"><text:s text:c="3"/></text:span><text:span text:style-name="T25">friend</text:span><text:span text:style-name="T26"> </text:span><text:span text:style-name="T25">class</text:span><text:span text:style-name="T26"> </text:span><text:span text:style-name="T27">QueryPipelineBuilder</text:span><text:span text:style-name="T26">;</text:span></text:p>
            <text:p text:style-name="P21"><text:span text:style-name="T26">};</text:span></text:p>
          </draw:text-box>
        </draw:frame>
        <presentation:notes draw:style-name="dp2">
          <draw:page-thumbnail draw:name="Google Shape;430;g13ff06f59d0_5_55:notes" draw:style-name="gr1" draw:layer="layout" svg:width="16.932cm" svg:height="9.524cm" svg:x="1.059cm" svg:y="1.905cm" draw:page-number="30" presentation:class="page"/>
          <draw:frame draw:name="Google Shape;431;g13ff06f59d0_5_55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ors" draw:style-name="dp1" draw:master-page-name="SECTION_5f_TITLE_5f_AND_5f_DESCRIPTION">
        <draw:frame draw:name="Google Shape;440;p45" presentation:style-name="pr18" draw:text-style-name="P18" draw:layer="layout" svg:width="11.236cm" svg:height="4.117cm" svg:x="0.738cm" svg:y="3.425cm" presentation:class="title" presentation:user-transformed="true">
          <draw:text-box>
            <text:p text:style-name="P1"><text:span text:style-name="T13">Executors</text:span></text:p>
          </draw:text-box>
        </draw:frame>
        <draw:frame draw:name="Google Shape;441;p45" presentation:style-name="pr48" draw:text-style-name="P19" draw:layer="layout" svg:width="11.236cm" svg:height="3.43cm" svg:x="0.738cm" svg:y="7.786cm" presentation:class="subtitle" presentation:placeholder="true" presentation:user-transformed="true">
          <draw:text-box/>
        </draw:frame>
        <draw:frame draw:name="Google Shape;442;p45" presentation:style-name="pr20" draw:text-style-name="P13" draw:layer="layout" svg:width="13.178cm" svg:height="10.263cm" svg:x="13.721cm" svg:y="2.011cm" presentation:class="outline" presentation:user-transformed="true">
          <draw:text-box>
            <text:p text:style-name="P22"><text:span text:style-name="T14">$ tree -L 1 -P '*.h' <text:s/>src/Processors/Executors</text:span><text:span text:style-name="T14"><text:line-break/></text:span><text:span text:style-name="T14">src/Processors/Executors</text:span><text:span text:style-name="T14"><text:line-break/></text:span><text:span text:style-name="T14">├── CompletedPipelineExecutor.h</text:span><text:span text:style-name="T14"><text:line-break/></text:span><text:span text:style-name="T14">├── ExecutingGraph.h</text:span><text:span text:style-name="T14"><text:line-break/></text:span><text:span text:style-name="T14">├── ExecutionThreadContext.h</text:span><text:span text:style-name="T14"><text:line-break/></text:span><text:span text:style-name="T14">├── ExecutorTasks.h</text:span><text:span text:style-name="T14"><text:line-break/></text:span><text:span text:style-name="T14">├── IReadProgressCallback.h</text:span><text:span text:style-name="T14"><text:line-break/></text:span><text:span text:style-name="T14">├── PipelineExecutor.h</text:span><text:span text:style-name="T14"><text:line-break/></text:span><text:span text:style-name="T14">├── PollingQueue.h</text:span><text:span text:style-name="T14"><text:line-break/></text:span><text:span text:style-name="T14">├── PullingAsyncPipelineExecutor.h</text:span><text:span text:style-name="T14"><text:line-break/></text:span><text:span text:style-name="T14">├── PullingPipelineExecutor.h</text:span><text:span text:style-name="T14"><text:line-break/></text:span><text:span text:style-name="T14">├── PushingAsyncPipelineExecutor.h</text:span><text:span text:style-name="T14"><text:line-break/></text:span><text:span text:style-name="T14">├── PushingPipelineExecutor.h</text:span><text:span text:style-name="T14"><text:line-break/></text:span><text:span text:style-name="T14">├── StreamingFormatExecutor.h</text:span><text:span text:style-name="T14"><text:line-break/></text:span><text:span text:style-name="T14">├── TasksQueue.h</text:span><text:span text:style-name="T14"><text:line-break/></text:span><text:span text:style-name="T14">├── ThreadsQueue.h</text:span><text:span text:style-name="T14"><text:line-break/></text:span><text:span text:style-name="T14">├── traverse.h</text:span><text:span text:style-name="T14"><text:line-break/></text:span><text:span text:style-name="T14">└── UpgradableLock.h</text:span></text:p>
            <text:p text:style-name="P23"><text:span text:style-name="T14"/></text:p>
            <text:p text:style-name="P24"><text:span text:style-name="T14"/></text:p>
          </draw:text-box>
        </draw:frame>
        <presentation:notes draw:style-name="dp2">
          <draw:page-thumbnail draw:name="Google Shape;437;g13ff485a24f_1_105:notes" draw:style-name="gr1" draw:layer="layout" svg:width="16.932cm" svg:height="9.524cm" svg:x="1.059cm" svg:y="1.905cm" draw:page-number="31" presentation:class="page"/>
          <draw:frame draw:name="Google Shape;438;g13ff485a24f_1_105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or" draw:style-name="dp1" draw:master-page-name="TITLE_5f_AND_5f_TWO_5f_COLUMNS" presentation:presentation-page-layout-name="AL1T3">
        <draw:frame draw:name="Google Shape;447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ecutor</text:span></text:p>
          </draw:text-box>
        </draw:frame>
        <draw:frame draw:name="Google Shape;448;p46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16">QueryPipeline</text:span><text:span text:style-name="T3"> is used by executors. </text:span></text:p>
            <text:p text:style-name="P8"><text:span text:style-name="T3">As you can see there are many executors.</text:span></text:p>
            <text:p text:style-name="P9"><text:span text:style-name="T3">Synchronous executors like </text:span><text:span text:style-name="T16">PushingPipelineExecutor</text:span><text:span text:style-name="T3"> and </text:span><text:span text:style-name="T16">PullingPipelineExecutor</text:span><text:span text:style-name="T3"> all use </text:span><text:span text:style-name="T16">PipelineExecutor::executeStep</text:span><text:span text:style-name="T3">.</text:span></text:p>
          </draw:text-box>
        </draw:frame>
        <draw:frame draw:name="Google Shape;449;p46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Processors/Executors/PushingPipelineExecutor.h</text:span></text:p>
            <text:p text:style-name="P21"><text:span text:style-name="T25">class</text:span><text:span text:style-name="T26"> </text:span><text:span text:style-name="T27">PushingPipelineExecutor</text:span></text:p>
            <text:p text:style-name="P21"><text:span text:style-name="T26">{</text:span></text:p>
            <text:p text:style-name="P21"><text:span text:style-name="T25">public:</text:span></text:p>
            <text:p text:style-name="P21"><text:span text:style-name="T26"><text:s text:c="3"/></text:span><text:span text:style-name="T25">explicit</text:span><text:span text:style-name="T26"> </text:span><text:span text:style-name="T28">PushingPipelineExecutor</text:span><text:span text:style-name="T26">(</text:span><text:span text:style-name="T27">QueryPipeline</text:span><text:span text:style-name="T26"> </text:span><text:span text:style-name="T25">&amp;</text:span><text:span text:style-name="T26"> </text:span><text:span text:style-name="T29">pipeline_</text:span><text:span text:style-name="T26">);</text:span></text:p>
            <text:p text:style-name="P21"><text:span text:style-name="T26"><text:s text:c="3"/></text:span><text:span text:style-name="T25">void</text:span><text:span text:style-name="T26"> </text:span><text:span text:style-name="T28">push</text:span><text:span text:style-name="T26">(</text:span><text:span text:style-name="T27">Chunk</text:span><text:span text:style-name="T26"> </text:span><text:span text:style-name="T29">chunk</text:span><text:span text:style-name="T26">);</text:span></text:p>
            <text:p text:style-name="P21"><text:span text:style-name="T26"><text:s text:c="3"/></text:span><text:span text:style-name="T25">void</text:span><text:span text:style-name="T26"> </text:span><text:span text:style-name="T28">push</text:span><text:span text:style-name="T26">(</text:span><text:span text:style-name="T27">Block</text:span><text:span text:style-name="T26"> </text:span><text:span text:style-name="T29">block</text:span><text:span text:style-name="T26">);</text:span></text:p>
            <text:p text:style-name="P21"><text:span text:style-name="T30"><text:s text:c="3"/></text:span><text:span text:style-name="T30">// ...</text:span></text:p>
            <text:p text:style-name="P21"><text:span text:style-name="T25">private:</text:span></text:p>
            <text:p text:style-name="P21"><text:span text:style-name="T26"><text:s text:c="3"/></text:span><text:span text:style-name="T27">QueryPipeline</text:span><text:span text:style-name="T26"> &amp; </text:span><text:span text:style-name="T29">pipeline</text:span><text:span text:style-name="T26">;</text:span></text:p>
            <text:p text:style-name="P21"><text:span text:style-name="T26"><text:s text:c="3"/></text:span><text:span text:style-name="T27">PipelineExecutorPtr</text:span><text:span text:style-name="T26"> </text:span><text:span text:style-name="T29">executor</text:span><text:span text:style-name="T26">;</text:span></text:p>
            <text:p text:style-name="P21"><text:span text:style-name="T30"><text:s text:c="3"/></text:span><text:span text:style-name="T30">// ...</text:span></text:p>
            <text:p text:style-name="P21"><text:span text:style-name="T26">};</text:span></text:p>
            <text:p text:style-name="P21"><text:span text:style-name="T25"/></text:p>
            <text:p text:style-name="P21"><text:span text:style-name="T25">void</text:span><text:span text:style-name="T26"> </text:span><text:span text:style-name="T27">PushingPipelineExecutor</text:span><text:span text:style-name="T26">::</text:span><text:span text:style-name="T28">push</text:span><text:span text:style-name="T26">(</text:span><text:span text:style-name="T27">Chunk</text:span><text:span text:style-name="T26"> </text:span><text:span text:style-name="T29">chunk</text:span><text:span text:style-name="T26">)</text:span></text:p>
            <text:p text:style-name="P21"><text:span text:style-name="T26">{</text:span></text:p>
            <text:p text:style-name="P21"><text:span text:style-name="T26"><text:s text:c="3"/></text:span><text:span text:style-name="T32">if</text:span><text:span text:style-name="T26"> (!</text:span><text:span text:style-name="T29">started</text:span><text:span text:style-name="T26">)</text:span></text:p>
            <text:p text:style-name="P21"><text:span text:style-name="T26"><text:s text:c="7"/></text:span><text:span text:style-name="T28">start</text:span><text:span text:style-name="T26">();</text:span></text:p>
            <text:p text:style-name="P21"><text:span text:style-name="T26"/></text:p>
            <text:p text:style-name="P21"><text:span text:style-name="T26"><text:s text:c="3"/></text:span><text:span text:style-name="T29">pushing_source</text:span><text:span text:style-name="T28">-&gt;setData</text:span><text:span text:style-name="T26">(</text:span><text:span text:style-name="T27">std</text:span><text:span text:style-name="T26">::</text:span><text:span text:style-name="T28">move</text:span><text:span text:style-name="T26">(</text:span><text:span text:style-name="T29">chunk</text:span><text:span text:style-name="T26">));</text:span></text:p>
            <text:p text:style-name="P21"><text:span text:style-name="T26"/></text:p>
            <text:p text:style-name="P21"><text:span text:style-name="T26"><text:s text:c="3"/></text:span><text:span text:style-name="T32">if</text:span><text:span text:style-name="T26"> (!</text:span><text:span text:style-name="T29">executor</text:span><text:span text:style-name="T28">-&gt;executeStep</text:span><text:span text:style-name="T26">(&amp;</text:span><text:span text:style-name="T29">input_wait_flag</text:span><text:span text:style-name="T26">))</text:span></text:p>
            <text:p text:style-name="P21"><text:span text:style-name="T26"><text:s text:c="7"/></text:span><text:span text:style-name="T32">throw</text:span><text:span text:style-name="T26"> </text:span><text:span text:style-name="T27">Exception</text:span><text:span text:style-name="T26">(</text:span><text:span text:style-name="T27">ErrorCodes</text:span><text:span text:style-name="T26">::</text:span><text:span text:style-name="T29">LOGICAL_ERROR</text:span><text:span text:style-name="T26">,</text:span></text:p>
            <text:p text:style-name="P21"><text:span text:style-name="T26"><text:s text:c="23"/></text:span><text:span text:style-name="T35">"Pipeline for PushingPipelineExecutor was finished before all data was inserted"</text:span><text:span text:style-name="T26">);</text:span></text:p>
            <text:p text:style-name="P21"><text:span text:style-name="T26">}</text:span></text:p>
          </draw:text-box>
        </draw:frame>
        <presentation:notes draw:style-name="dp2">
          <draw:page-thumbnail draw:name="Google Shape;444;g13ff06f59d0_5_39:notes" draw:style-name="gr1" draw:layer="layout" svg:width="16.932cm" svg:height="9.524cm" svg:x="1.059cm" svg:y="1.905cm" draw:page-number="32" presentation:class="page"/>
          <draw:frame draw:name="Google Shape;445;g13ff06f59d0_5_39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or" draw:style-name="dp1" draw:master-page-name="TITLE_5f_AND_5f_TWO_5f_COLUMNS" presentation:presentation-page-layout-name="AL1T3">
        <draw:frame draw:name="Google Shape;454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ecutor</text:span></text:p>
          </draw:text-box>
        </draw:frame>
        <draw:frame draw:name="Google Shape;455;p47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16"><text:span text:style-name="T3">Asynchronous executors like </text:span><text:span text:style-name="T16">PushingAsyncPipelineExecutor</text:span><text:span text:style-name="T3"> and </text:span><text:span text:style-name="T16">PullingAsyncPipelineExecutor</text:span><text:span text:style-name="T3"> work differently.</text:span></text:p>
          </draw:text-box>
        </draw:frame>
        <draw:frame draw:name="Google Shape;456;p47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Processors/Executors/PullingPipelineExecutor.h</text:span></text:p>
            <text:p text:style-name="P21"><text:span text:style-name="T25">class</text:span><text:span text:style-name="T26"> </text:span><text:span text:style-name="T27">PullingPipelineExecutor</text:span></text:p>
            <text:p text:style-name="P21"><text:span text:style-name="T26">{</text:span></text:p>
            <text:p text:style-name="P21"><text:span text:style-name="T25">public:</text:span></text:p>
            <text:p text:style-name="P21"><text:span text:style-name="T26"><text:s text:c="3"/></text:span><text:span text:style-name="T25">explicit</text:span><text:span text:style-name="T26"> </text:span><text:span text:style-name="T28">PullingPipelineExecutor</text:span><text:span text:style-name="T26">(</text:span><text:span text:style-name="T27">QueryPipeline</text:span><text:span text:style-name="T26"> </text:span><text:span text:style-name="T25">&amp;</text:span><text:span text:style-name="T26"> </text:span><text:span text:style-name="T29">pipeline_</text:span><text:span text:style-name="T26">);</text:span></text:p>
            <text:p text:style-name="P21"><text:span text:style-name="T26"><text:s text:c="3"/></text:span><text:span text:style-name="T25">bool</text:span><text:span text:style-name="T26"> </text:span><text:span text:style-name="T28">pull</text:span><text:span text:style-name="T26">(</text:span><text:span text:style-name="T27">Chunk</text:span><text:span text:style-name="T26"> </text:span><text:span text:style-name="T25">&amp;</text:span><text:span text:style-name="T26"> </text:span><text:span text:style-name="T29">chunk</text:span><text:span text:style-name="T26">);</text:span></text:p>
            <text:p text:style-name="P21"><text:span text:style-name="T26"><text:s text:c="3"/></text:span><text:span text:style-name="T25">bool</text:span><text:span text:style-name="T26"> </text:span><text:span text:style-name="T28">pull</text:span><text:span text:style-name="T26">(</text:span><text:span text:style-name="T27">Block</text:span><text:span text:style-name="T26"> </text:span><text:span text:style-name="T25">&amp;</text:span><text:span text:style-name="T26"> </text:span><text:span text:style-name="T29">block</text:span><text:span text:style-name="T26">);</text:span></text:p>
            <text:p text:style-name="P21"><text:span text:style-name="T30"><text:s text:c="3"/></text:span><text:span text:style-name="T30">// ...</text:span></text:p>
            <text:p text:style-name="P21"><text:span text:style-name="T25">private:</text:span></text:p>
            <text:p text:style-name="P21"><text:span text:style-name="T26"><text:s text:c="3"/></text:span><text:span text:style-name="T27">QueryPipeline</text:span><text:span text:style-name="T26"> &amp; </text:span><text:span text:style-name="T29">pipeline</text:span><text:span text:style-name="T26">;</text:span></text:p>
            <text:p text:style-name="P21"><text:span text:style-name="T26"><text:s text:c="3"/></text:span><text:span text:style-name="T27">PipelineExecutorPtr</text:span><text:span text:style-name="T26"> </text:span><text:span text:style-name="T29">executor</text:span><text:span text:style-name="T26">;</text:span></text:p>
            <text:p text:style-name="P21"><text:span text:style-name="T30"><text:s text:c="3"/></text:span><text:span text:style-name="T30">// ...</text:span></text:p>
            <text:p text:style-name="P21"><text:span text:style-name="T26">};</text:span></text:p>
            <text:p text:style-name="P21"><text:span text:style-name="T26"/></text:p>
            <text:p text:style-name="P21"><text:span text:style-name="T26"/></text:p>
            <text:p text:style-name="P21"><text:span text:style-name="T25">bool</text:span><text:span text:style-name="T26"> </text:span><text:span text:style-name="T27">PullingPipelineExecutor</text:span><text:span text:style-name="T26">::</text:span><text:span text:style-name="T28">pull</text:span><text:span text:style-name="T26">(</text:span><text:span text:style-name="T27">Chunk</text:span><text:span text:style-name="T26"> </text:span><text:span text:style-name="T25">&amp;</text:span><text:span text:style-name="T26"> </text:span><text:span text:style-name="T29">chunk</text:span><text:span text:style-name="T26">)</text:span></text:p>
            <text:p text:style-name="P21"><text:span text:style-name="T26">{</text:span></text:p>
            <text:p text:style-name="P21"><text:span text:style-name="T26"><text:s text:c="3"/></text:span><text:span text:style-name="T32">if</text:span><text:span text:style-name="T26"> (!</text:span><text:span text:style-name="T29">executor</text:span><text:span text:style-name="T26">)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29">executor</text:span><text:span text:style-name="T26"> </text:span><text:span text:style-name="T28">=</text:span><text:span text:style-name="T26"> </text:span><text:span text:style-name="T27">std</text:span><text:span text:style-name="T26">::</text:span><text:span text:style-name="T28">make_shared</text:span><text:span text:style-name="T26">&lt;</text:span><text:span text:style-name="T27">PipelineExecutor</text:span><text:span text:style-name="T26">&gt;(</text:span><text:span text:style-name="T29">pipeline</text:span><text:span text:style-name="T26">.</text:span><text:span text:style-name="T29">processors</text:span><text:span text:style-name="T26">, </text:span><text:span text:style-name="T29">pipeline</text:span><text:span text:style-name="T26">.</text:span><text:span text:style-name="T29">process_list_element</text:span><text:span text:style-name="T26">);</text:span></text:p>
            <text:p text:style-name="P21"><text:span text:style-name="T26"><text:s text:c="7"/></text:span><text:span text:style-name="T29">executor</text:span><text:span text:style-name="T28">-&gt;setReadProgressCallback</text:span><text:span text:style-name="T26">(</text:span><text:span text:style-name="T29">pipeline</text:span><text:span text:style-name="T26">.</text:span><text:span text:style-name="T28">getReadProgressCallback</text:span><text:span text:style-name="T26">());</text:span></text:p>
            <text:p text:style-name="P21"><text:span text:style-name="T26"><text:s text:c="3"/></text:span><text:span text:style-name="T26">}</text:span></text:p>
            <text:p text:style-name="P21"><text:span text:style-name="T26"/></text:p>
            <text:p text:style-name="P21"><text:span text:style-name="T26"><text:s text:c="3"/></text:span><text:span text:style-name="T32">if</text:span><text:span text:style-name="T26"> (!</text:span><text:span text:style-name="T29">executor</text:span><text:span text:style-name="T28">-&gt;checkTimeLimitSoft</text:span><text:span text:style-name="T26">())</text:span></text:p>
            <text:p text:style-name="P21"><text:span text:style-name="T26"><text:s text:c="7"/></text:span><text:span text:style-name="T32">return</text:span><text:span text:style-name="T26"> </text:span><text:span text:style-name="T25">false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32">if</text:span><text:span text:style-name="T26"> (!</text:span><text:span text:style-name="T29">executor</text:span><text:span text:style-name="T28">-&gt;executeStep</text:span><text:span text:style-name="T26">(&amp;</text:span><text:span text:style-name="T29">has_data_flag</text:span><text:span text:style-name="T26">))</text:span></text:p>
            <text:p text:style-name="P21"><text:span text:style-name="T26"><text:s text:c="7"/></text:span><text:span text:style-name="T32">return</text:span><text:span text:style-name="T26"> </text:span><text:span text:style-name="T25">false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29">chunk</text:span><text:span text:style-name="T26"> </text:span><text:span text:style-name="T28">=</text:span><text:span text:style-name="T26"> </text:span><text:span text:style-name="T29">pulling_format</text:span><text:span text:style-name="T28">-&gt;getChunk</text:span><text:span text:style-name="T26">();</text:span></text:p>
            <text:p text:style-name="P21"><text:span text:style-name="T26"><text:s text:c="3"/></text:span><text:span text:style-name="T32">return</text:span><text:span text:style-name="T26"> </text:span><text:span text:style-name="T25">true</text:span><text:span text:style-name="T26">;</text:span></text:p>
            <text:p text:style-name="P21"><text:span text:style-name="T26">}</text:span></text:p>
          </draw:text-box>
        </draw:frame>
        <presentation:notes draw:style-name="dp2">
          <draw:page-thumbnail draw:name="Google Shape;451;g13ff06f59d0_5_65:notes" draw:style-name="gr1" draw:layer="layout" svg:width="16.932cm" svg:height="9.524cm" svg:x="1.059cm" svg:y="1.905cm" draw:page-number="33" presentation:class="page"/>
          <draw:frame draw:name="Google Shape;452;g13ff06f59d0_5_65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or" draw:style-name="dp1" draw:master-page-name="TITLE_5f_AND_5f_TWO_5f_COLUMNS" presentation:presentation-page-layout-name="AL1T3">
        <draw:frame draw:name="Google Shape;461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ecutor</text:span></text:p>
          </draw:text-box>
        </draw:frame>
        <draw:frame draw:name="Google Shape;462;p48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16">PipelineExecutor</text:span><text:span text:style-name="T3"> build an </text:span><text:span text:style-name="T16">ExecutingGraph</text:span><text:span text:style-name="T3"> and runs the graph in steps.</text:span></text:p>
            <text:p text:style-name="P9"><text:span text:style-name="T3">The graph nodes are </text:span><text:span text:style-name="T16">IProcessor</text:span><text:span text:style-name="T3">s with execution status and locks, and the edges are the connected </text:span><text:span text:style-name="T16">Port</text:span><text:span text:style-name="T3">s.</text:span></text:p>
          </draw:text-box>
        </draw:frame>
        <draw:frame draw:name="Google Shape;463;p48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5"><text:span text:style-name="T37">// src/Processors/Executors/ExecutingGraph.h</text:span></text:p>
            <text:p text:style-name="P25"><text:span text:style-name="T38">class</text:span><text:span text:style-name="T39"> </text:span><text:span text:style-name="T40">ExecutingGraph</text:span></text:p>
            <text:p text:style-name="P25"><text:span text:style-name="T39">{</text:span></text:p>
            <text:p text:style-name="P25"><text:span text:style-name="T38">public:</text:span></text:p>
            <text:p text:style-name="P25"><text:span text:style-name="T39"><text:s text:c="3"/></text:span><text:span text:style-name="T38">struct</text:span><text:span text:style-name="T39"> </text:span><text:span text:style-name="T40">Edge</text:span></text:p>
            <text:p text:style-name="P25"><text:span text:style-name="T39"><text:s text:c="3"/></text:span><text:span text:style-name="T39">{</text:span></text:p>
            <text:p text:style-name="P25"><text:span text:style-name="T39"><text:s text:c="7"/></text:span><text:span text:style-name="T41">Edge</text:span><text:span text:style-name="T39">(</text:span><text:span text:style-name="T40">uint64_t</text:span><text:span text:style-name="T39"> </text:span><text:span text:style-name="T42">to_</text:span><text:span text:style-name="T39">, </text:span><text:span text:style-name="T38">bool</text:span><text:span text:style-name="T39"> </text:span><text:span text:style-name="T42">backward_</text:span><text:span text:style-name="T39">,</text:span></text:p>
            <text:p text:style-name="P25"><text:span text:style-name="T39"><text:s text:c="12"/></text:span><text:span text:style-name="T40">uint64_t</text:span><text:span text:style-name="T39"> </text:span><text:span text:style-name="T42">input_port_number_</text:span><text:span text:style-name="T39">, </text:span><text:span text:style-name="T40">uint64_t</text:span><text:span text:style-name="T39"> </text:span><text:span text:style-name="T42">output_port_number_</text:span><text:span text:style-name="T39">,</text:span></text:p>
            <text:p text:style-name="P25"><text:span text:style-name="T39"><text:s text:c="12"/></text:span><text:span text:style-name="T40">std</text:span><text:span text:style-name="T39">::</text:span><text:span text:style-name="T40">vector</text:span><text:span text:style-name="T39">&lt;</text:span><text:span text:style-name="T38">void</text:span><text:span text:style-name="T39"> *&gt; </text:span><text:span text:style-name="T38">*</text:span><text:span text:style-name="T39"> </text:span><text:span text:style-name="T42">update_list</text:span><text:span text:style-name="T39">)</text:span></text:p>
            <text:p text:style-name="P25"><text:span text:style-name="T39"><text:s text:c="11"/></text:span><text:span text:style-name="T39">: </text:span><text:span text:style-name="T42">to</text:span><text:span text:style-name="T39">(</text:span><text:span text:style-name="T42">to_</text:span><text:span text:style-name="T39">), </text:span><text:span text:style-name="T42">backward</text:span><text:span text:style-name="T39">(</text:span><text:span text:style-name="T42">backward_</text:span><text:span text:style-name="T39">)</text:span></text:p>
            <text:p text:style-name="P25"><text:span text:style-name="T39"><text:s text:c="11"/></text:span><text:span text:style-name="T39">, </text:span><text:span text:style-name="T42">input_port_number</text:span><text:span text:style-name="T39">(</text:span><text:span text:style-name="T42">input_port_number_</text:span><text:span text:style-name="T39">), </text:span><text:span text:style-name="T42">output_port_number</text:span><text:span text:style-name="T39">(</text:span><text:span text:style-name="T42">output_port_number_</text:span><text:span text:style-name="T39">)</text:span></text:p>
            <text:p text:style-name="P25"><text:span text:style-name="T39"><text:s text:c="7"/></text:span><text:span text:style-name="T39">{</text:span></text:p>
            <text:p text:style-name="P25"><text:span text:style-name="T39"><text:s text:c="11"/></text:span><text:span text:style-name="T42">update_info</text:span><text:span text:style-name="T39">.</text:span><text:span text:style-name="T42">update_list</text:span><text:span text:style-name="T39"> = </text:span><text:span text:style-name="T42">update_list</text:span><text:span text:style-name="T39">;</text:span></text:p>
            <text:p text:style-name="P25"><text:span text:style-name="T39"><text:s text:c="11"/></text:span><text:span text:style-name="T42">update_info</text:span><text:span text:style-name="T39">.</text:span><text:span text:style-name="T42">id</text:span><text:span text:style-name="T39"> = </text:span><text:span text:style-name="T38">this</text:span><text:span text:style-name="T39">;</text:span></text:p>
            <text:p text:style-name="P25"><text:span text:style-name="T39"><text:s text:c="7"/></text:span><text:span text:style-name="T39">}</text:span></text:p>
            <text:p text:style-name="P25"><text:span text:style-name="T39"/></text:p>
            <text:p text:style-name="P25"><text:span text:style-name="T37"><text:s text:c="7"/></text:span><text:span text:style-name="T37">/// Processor id this edge points to.</text:span></text:p>
            <text:p text:style-name="P25"><text:span text:style-name="T37"><text:s text:c="7"/></text:span><text:span text:style-name="T37">/// It is processor with output_port for direct edge or processor with input_port for backward.</text:span></text:p>
            <text:p text:style-name="P25"><text:span text:style-name="T39"><text:s text:c="7"/></text:span><text:span text:style-name="T40">uint64_t</text:span><text:span text:style-name="T39"> </text:span><text:span text:style-name="T42">to</text:span><text:span text:style-name="T39"> = </text:span><text:span text:style-name="T40">std</text:span><text:span text:style-name="T39">::</text:span><text:span text:style-name="T40">numeric_limits</text:span><text:span text:style-name="T39">&lt;</text:span><text:span text:style-name="T40">uint64_t</text:span><text:span text:style-name="T39">&gt;::</text:span><text:span text:style-name="T41">max</text:span><text:span text:style-name="T39">();</text:span></text:p>
            <text:p text:style-name="P25"><text:span text:style-name="T39"><text:s text:c="7"/></text:span><text:span text:style-name="T38">bool</text:span><text:span text:style-name="T39"> </text:span><text:span text:style-name="T42">backward</text:span><text:span text:style-name="T39">;</text:span></text:p>
            <text:p text:style-name="P25"><text:span text:style-name="T37"><text:s text:c="7"/></text:span><text:span text:style-name="T37">/// Port numbers. They are same for direct and backward edges.</text:span></text:p>
            <text:p text:style-name="P25"><text:span text:style-name="T39"><text:s text:c="7"/></text:span><text:span text:style-name="T40">uint64_t</text:span><text:span text:style-name="T39"> </text:span><text:span text:style-name="T42">input_port_number</text:span><text:span text:style-name="T39">;</text:span></text:p>
            <text:p text:style-name="P25"><text:span text:style-name="T39"><text:s text:c="7"/></text:span><text:span text:style-name="T40">uint64_t</text:span><text:span text:style-name="T39"> </text:span><text:span text:style-name="T42">output_port_number</text:span><text:span text:style-name="T39">;</text:span></text:p>
            <text:p text:style-name="P25"><text:span text:style-name="T39"/></text:p>
            <text:p text:style-name="P25"><text:span text:style-name="T37"><text:s text:c="7"/></text:span><text:span text:style-name="T37">/// Edge version is increased when port's state is changed (e.g. when data is pushed). See Port.h for details.</text:span></text:p>
            <text:p text:style-name="P25"><text:span text:style-name="T37"><text:s text:c="7"/></text:span><text:span text:style-name="T37">/// To compare version with prev_version we can decide if neighbour processor need to be prepared.</text:span></text:p>
            <text:p text:style-name="P25"><text:span text:style-name="T39"><text:s text:c="7"/></text:span><text:span text:style-name="T40">Port</text:span><text:span text:style-name="T39">::</text:span><text:span text:style-name="T40">UpdateInfo</text:span><text:span text:style-name="T39"> </text:span><text:span text:style-name="T42">update_info</text:span><text:span text:style-name="T39">;</text:span></text:p>
            <text:p text:style-name="P25"><text:span text:style-name="T39"><text:s text:c="3"/></text:span><text:span text:style-name="T39">};</text:span></text:p>
            <text:p text:style-name="P25"><text:span text:style-name="T37"><text:s text:c="3"/></text:span><text:span text:style-name="T37">// ...</text:span></text:p>
            <text:p text:style-name="P25"><text:span text:style-name="T39">};</text:span></text:p>
          </draw:text-box>
        </draw:frame>
        <presentation:notes draw:style-name="dp2">
          <draw:page-thumbnail draw:name="Google Shape;458;g13ff06f59d0_5_73:notes" draw:style-name="gr1" draw:layer="layout" svg:width="16.932cm" svg:height="9.524cm" svg:x="1.059cm" svg:y="1.905cm" draw:page-number="34" presentation:class="page"/>
          <draw:frame draw:name="Google Shape;459;g13ff06f59d0_5_73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ingGraph" draw:style-name="dp1" draw:master-page-name="TITLE_5f_AND_5f_TWO_5f_COLUMNS" presentation:presentation-page-layout-name="AL1T3">
        <draw:frame draw:name="Google Shape;468;p4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ecutingGraph</text:span></text:p>
          </draw:text-box>
        </draw:frame>
        <draw:frame draw:name="Google Shape;469;p49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7"><text:span text:style-name="T16">PipelineExecutor</text:span><text:span text:style-name="T3"> build an </text:span><text:span text:style-name="T16">ExecutingGraph</text:span><text:span text:style-name="T3"> and runs the graph in steps.</text:span></text:p>
            <text:p text:style-name="P9"><text:span text:style-name="T3">The graph nodes are </text:span><text:span text:style-name="T16">IProcessor</text:span><text:span text:style-name="T3">s with execution status and locks, and the edges are the connected </text:span><text:span text:style-name="T16">Port</text:span><text:span text:style-name="T3">s.</text:span></text:p>
          </draw:text-box>
        </draw:frame>
        <draw:frame draw:name="Google Shape;470;p49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5"><text:span text:style-name="T37">// src/Processors/Executors/ExecutingGraph.h</text:span></text:p>
            <text:p text:style-name="P21"><text:span text:style-name="T25">class</text:span><text:span text:style-name="T26"> </text:span><text:span text:style-name="T27">ExecutingGraph</text:span></text:p>
            <text:p text:style-name="P21"><text:span text:style-name="T26">{</text:span></text:p>
            <text:p text:style-name="P21"><text:span text:style-name="T25">public:</text:span></text:p>
            <text:p text:style-name="P21"><text:span text:style-name="T26"><text:s text:c="3"/></text:span><text:span text:style-name="T25">struct</text:span><text:span text:style-name="T26"> </text:span><text:span text:style-name="T27">Node</text:span></text:p>
            <text:p text:style-name="P21"><text:span text:style-name="T26"><text:s text:c="3"/></text:span><text:span text:style-name="T26">{</text:span></text:p>
            <text:p text:style-name="P21"><text:span text:style-name="T30"><text:s text:c="7"/></text:span><text:span text:style-name="T30">/// Processor and it's position in graph.</text:span></text:p>
            <text:p text:style-name="P21"><text:span text:style-name="T26"><text:s text:c="7"/></text:span><text:span text:style-name="T27">IProcessor</text:span><text:span text:style-name="T26"> * </text:span><text:span text:style-name="T29">processor</text:span><text:span text:style-name="T26"> = </text:span><text:span text:style-name="T25">nullptr</text:span><text:span text:style-name="T26">;</text:span></text:p>
            <text:p text:style-name="P21"><text:span text:style-name="T26"><text:s text:c="7"/></text:span><text:span text:style-name="T27">uint64_t</text:span><text:span text:style-name="T26"> </text:span><text:span text:style-name="T29">processors_id</text:span><text:span text:style-name="T26"> = </text:span><text:span text:style-name="T33">0</text:span><text:span text:style-name="T26">;</text:span></text:p>
            <text:p text:style-name="P21"><text:span text:style-name="T26"/></text:p>
            <text:p text:style-name="P21"><text:span text:style-name="T30"><text:s text:c="7"/></text:span><text:span text:style-name="T30">/// Direct edges are for output ports, back edges are for input ports.</text:span></text:p>
            <text:p text:style-name="P21"><text:span text:style-name="T26"><text:s text:c="7"/></text:span><text:span text:style-name="T26">Edges </text:span><text:span text:style-name="T29">direct_edges</text:span><text:span text:style-name="T26">;</text:span></text:p>
            <text:p text:style-name="P21"><text:span text:style-name="T26"><text:s text:c="7"/></text:span><text:span text:style-name="T26">Edges </text:span><text:span text:style-name="T29">back_edges</text:span><text:span text:style-name="T26">;</text:span></text:p>
            <text:p text:style-name="P21"><text:span text:style-name="T26"/></text:p>
            <text:p text:style-name="P21"><text:span text:style-name="T30"><text:s text:c="7"/></text:span><text:span text:style-name="T30">/// Current status. It is accessed concurrently, using mutex.</text:span></text:p>
            <text:p text:style-name="P21"><text:span text:style-name="T26"><text:s text:c="7"/></text:span><text:span text:style-name="T26">ExecStatus </text:span><text:span text:style-name="T29">status</text:span><text:span text:style-name="T26"> = </text:span><text:span text:style-name="T27">ExecStatus</text:span><text:span text:style-name="T26">::Idle;</text:span></text:p>
            <text:p text:style-name="P21"><text:span text:style-name="T26"><text:s text:c="7"/></text:span><text:span text:style-name="T27">std</text:span><text:span text:style-name="T26">::</text:span><text:span text:style-name="T27">mutex</text:span><text:span text:style-name="T26"> </text:span><text:span text:style-name="T29">status_mutex</text:span><text:span text:style-name="T26">;</text:span></text:p>
            <text:p text:style-name="P21"><text:span text:style-name="T26"/></text:p>
            <text:p text:style-name="P21"><text:span text:style-name="T30"><text:s text:c="7"/></text:span><text:span text:style-name="T30">/// Exception which happened after processor execution.</text:span></text:p>
            <text:p text:style-name="P21"><text:span text:style-name="T26"><text:s text:c="7"/></text:span><text:span text:style-name="T27">std</text:span><text:span text:style-name="T26">::</text:span><text:span text:style-name="T27">exception_ptr</text:span><text:span text:style-name="T26"> </text:span><text:span text:style-name="T29">exception</text:span><text:span text:style-name="T26">;</text:span></text:p>
            <text:p text:style-name="P21"><text:span text:style-name="T26"/></text:p>
            <text:p text:style-name="P21"><text:span text:style-name="T26"><text:s text:c="7"/></text:span><text:span text:style-name="T27">IProcessor</text:span><text:span text:style-name="T26">::</text:span><text:span text:style-name="T27">Status</text:span><text:span text:style-name="T26"> </text:span><text:span text:style-name="T29">last_processor_status</text:span><text:span text:style-name="T26"> = </text:span><text:span text:style-name="T27">IProcessor</text:span><text:span text:style-name="T26">::</text:span><text:span text:style-name="T27">Status</text:span><text:span text:style-name="T26">::</text:span><text:span text:style-name="T34">NeedData</text:span><text:span text:style-name="T26">;</text:span></text:p>
            <text:p text:style-name="P21"><text:span text:style-name="T26"/></text:p>
            <text:p text:style-name="P21"><text:span text:style-name="T26"><text:s text:c="7"/></text:span><text:span text:style-name="T27">IProcessor</text:span><text:span text:style-name="T26">::</text:span><text:span text:style-name="T27">PortNumbers</text:span><text:span text:style-name="T26"> </text:span><text:span text:style-name="T29">updated_input_ports</text:span><text:span text:style-name="T26">;</text:span></text:p>
            <text:p text:style-name="P21"><text:span text:style-name="T26"><text:s text:c="7"/></text:span><text:span text:style-name="T27">IProcessor</text:span><text:span text:style-name="T26">::</text:span><text:span text:style-name="T27">PortNumbers</text:span><text:span text:style-name="T26"> </text:span><text:span text:style-name="T29">updated_output_ports</text:span><text:span text:style-name="T26">;</text:span></text:p>
            <text:p text:style-name="P21"><text:span text:style-name="T26"/></text:p>
            <text:p text:style-name="P21"><text:span text:style-name="T26"><text:s text:c="7"/></text:span><text:span text:style-name="T27">Port</text:span><text:span text:style-name="T26">::</text:span><text:span text:style-name="T27">UpdateInfo</text:span><text:span text:style-name="T26">::</text:span><text:span text:style-name="T27">UpdateList</text:span><text:span text:style-name="T26"> </text:span><text:span text:style-name="T29">post_updated_input_ports</text:span><text:span text:style-name="T26">;</text:span></text:p>
            <text:p text:style-name="P21"><text:span text:style-name="T26"><text:s text:c="7"/></text:span><text:span text:style-name="T27">Port</text:span><text:span text:style-name="T26">::</text:span><text:span text:style-name="T27">UpdateInfo</text:span><text:span text:style-name="T26">::</text:span><text:span text:style-name="T27">UpdateList</text:span><text:span text:style-name="T26"> </text:span><text:span text:style-name="T29">post_updated_output_ports</text:span><text:span text:style-name="T26">;</text:span></text:p>
            <text:p text:style-name="P21"><text:span text:style-name="T26"/></text:p>
            <text:p text:style-name="P21"><text:span text:style-name="T30"><text:s text:c="7"/></text:span><text:span text:style-name="T30">/// Counters for profiling.</text:span></text:p>
            <text:p text:style-name="P21"><text:span text:style-name="T26"><text:s text:c="7"/></text:span><text:span text:style-name="T27">uint64_t</text:span><text:span text:style-name="T26"> </text:span><text:span text:style-name="T29">num_executed_jobs</text:span><text:span text:style-name="T26"> = </text:span><text:span text:style-name="T33">0</text:span><text:span text:style-name="T26">;</text:span></text:p>
            <text:p text:style-name="P21"><text:span text:style-name="T26"><text:s text:c="7"/></text:span><text:span text:style-name="T27">uint64_t</text:span><text:span text:style-name="T26"> </text:span><text:span text:style-name="T29">execution_time_ns</text:span><text:span text:style-name="T26"> = </text:span><text:span text:style-name="T33">0</text:span><text:span text:style-name="T26">;</text:span></text:p>
            <text:p text:style-name="P21"><text:span text:style-name="T26"><text:s text:c="7"/></text:span><text:span text:style-name="T27">uint64_t</text:span><text:span text:style-name="T26"> </text:span><text:span text:style-name="T29">preparation_time_ns</text:span><text:span text:style-name="T26"> = </text:span><text:span text:style-name="T33">0</text:span><text:span text:style-name="T26">;</text:span></text:p>
            <text:p text:style-name="P21"><text:span text:style-name="T26"/></text:p>
            <text:p text:style-name="P21"><text:span text:style-name="T26"><text:s text:c="7"/></text:span><text:span text:style-name="T28">Node</text:span><text:span text:style-name="T26">(</text:span><text:span text:style-name="T27">IProcessor</text:span><text:span text:style-name="T26"> </text:span><text:span text:style-name="T25">*</text:span><text:span text:style-name="T26"> </text:span><text:span text:style-name="T29">processor_</text:span><text:span text:style-name="T26">, </text:span><text:span text:style-name="T27">uint64_t</text:span><text:span text:style-name="T26"> </text:span><text:span text:style-name="T29">processor_id</text:span><text:span text:style-name="T26">)</text:span></text:p>
            <text:p text:style-name="P21"><text:span text:style-name="T26"><text:s text:c="11"/></text:span><text:span text:style-name="T26">: </text:span><text:span text:style-name="T29">processor</text:span><text:span text:style-name="T26">(</text:span><text:span text:style-name="T29">processor_</text:span><text:span text:style-name="T26">), </text:span><text:span text:style-name="T29">processors_id</text:span><text:span text:style-name="T26">(</text:span><text:span text:style-name="T29">processor_id</text:span><text:span text:style-name="T26">)</text:span></text:p>
            <text:p text:style-name="P21"><text:span text:style-name="T26"><text:s text:c="7"/></text:span><text:span text:style-name="T26">{</text:span></text:p>
            <text:p text:style-name="P21"><text:span text:style-name="T26"><text:s text:c="7"/></text:span><text:span text:style-name="T26">}</text:span></text:p>
            <text:p text:style-name="P21"><text:span text:style-name="T26"><text:s text:c="3"/></text:span><text:span text:style-name="T26">};</text:span></text:p>
            <text:p text:style-name="P21"><text:span text:style-name="T30"><text:s text:c="3"/></text:span><text:span text:style-name="T30">// ...</text:span></text:p>
            <text:p text:style-name="P21"><text:span text:style-name="T26">};</text:span></text:p>
          </draw:text-box>
        </draw:frame>
        <presentation:notes draw:style-name="dp2">
          <draw:page-thumbnail draw:name="Google Shape;465;g13ff06f59d0_5_115:notes" draw:style-name="gr1" draw:layer="layout" svg:width="16.932cm" svg:height="9.524cm" svg:x="1.059cm" svg:y="1.905cm" draw:page-number="35" presentation:class="page"/>
          <draw:frame draw:name="Google Shape;466;g13ff06f59d0_5_115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pelineExecutor" draw:style-name="dp1" draw:master-page-name="TITLE_5f_AND_5f_TWO_5f_COLUMNS" presentation:presentation-page-layout-name="AL1T3">
        <draw:frame draw:name="Google Shape;475;p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ipelineExecutor</text:span></text:p>
          </draw:text-box>
        </draw:frame>
        <draw:frame draw:name="Google Shape;476;p50" presentation:style-name="pr5" draw:text-style-name="P10" draw:layer="layout" svg:width="9.333cm" svg:height="9.489cm" svg:x="0.866cm" svg:y="3.201cm" presentation:class="outline" presentation:user-transformed="true">
          <draw:text-box>
            <text:p text:style-name="P16"><text:span text:style-name="T16">PipelineExecutor</text:span><text:span text:style-name="T3"> executes the graph in multithreads.</text:span></text:p>
          </draw:text-box>
        </draw:frame>
        <draw:frame draw:name="Google Shape;477;p50" presentation:style-name="pr13" draw:text-style-name="P17" draw:layer="layout" svg:width="13.198cm" svg:height="11.454cm" svg:x="11.335cm" svg:y="1.236cm" presentation:class="outline" presentation:user-transformed="true">
          <draw:text-box>
            <text:p text:style-name="P21"><text:span text:style-name="T30">// src/Processors/Executors/PipelineExecutor.cpp</text:span></text:p>
            <text:p text:style-name="P21"><text:span text:style-name="T25">void</text:span><text:span text:style-name="T26"> </text:span><text:span text:style-name="T27">PipelineExecutor</text:span><text:span text:style-name="T26">::</text:span><text:span text:style-name="T28">executeStepImpl</text:span><text:span text:style-name="T26">(</text:span><text:span text:style-name="T27">size_t</text:span><text:span text:style-name="T26"> </text:span><text:span text:style-name="T29">thread_num</text:span><text:span text:style-name="T26">, </text:span><text:span text:style-name="T27">std</text:span><text:span text:style-name="T26">::</text:span><text:span text:style-name="T27">atomic_bool</text:span><text:span text:style-name="T26"> </text:span><text:span text:style-name="T25">*</text:span><text:span text:style-name="T26"> </text:span><text:span text:style-name="T29">yield_flag</text:span><text:span text:style-name="T26">)</text:span></text:p>
            <text:p text:style-name="P21"><text:span text:style-name="T26">{</text:span></text:p>
            <text:p text:style-name="P21"><text:span text:style-name="T26"><text:s text:c="3"/></text:span><text:span text:style-name="T25">auto</text:span><text:span text:style-name="T26"> &amp; </text:span><text:span text:style-name="T29">context</text:span><text:span text:style-name="T26"> = </text:span><text:span text:style-name="T29">tasks</text:span><text:span text:style-name="T26">.</text:span><text:span text:style-name="T28">getThreadContext</text:span><text:span text:style-name="T26">(</text:span><text:span text:style-name="T29">thread_num</text:span><text:span text:style-name="T26">);</text:span></text:p>
            <text:p text:style-name="P21"><text:span text:style-name="T26"><text:s text:c="3"/></text:span><text:span text:style-name="T25">bool</text:span><text:span text:style-name="T26"> </text:span><text:span text:style-name="T29">yield</text:span><text:span text:style-name="T26"> = </text:span><text:span text:style-name="T25">false</text:span><text:span text:style-name="T26">;</text:span></text:p>
            <text:p text:style-name="P21"><text:span text:style-name="T26"/></text:p>
            <text:p text:style-name="P21"><text:span text:style-name="T26"><text:s text:c="3"/></text:span><text:span text:style-name="T32">while</text:span><text:span text:style-name="T26"> (!</text:span><text:span text:style-name="T29">tasks</text:span><text:span text:style-name="T26">.</text:span><text:span text:style-name="T28">isFinished</text:span><text:span text:style-name="T26">() &amp;&amp; !</text:span><text:span text:style-name="T29">yield</text:span><text:span text:style-name="T26">)</text:span></text:p>
            <text:p text:style-name="P21"><text:span text:style-name="T26"><text:s text:c="3"/></text:span><text:span text:style-name="T26">{</text:span></text:p>
            <text:p text:style-name="P21"><text:span text:style-name="T26"><text:s text:c="7"/></text:span><text:span text:style-name="T32">while</text:span><text:span text:style-name="T26"> (!</text:span><text:span text:style-name="T29">tasks</text:span><text:span text:style-name="T26">.</text:span><text:span text:style-name="T28">isFinished</text:span><text:span text:style-name="T26">() &amp;&amp; !</text:span><text:span text:style-name="T29">context</text:span><text:span text:style-name="T26">.</text:span><text:span text:style-name="T28">hasTask</text:span><text:span text:style-name="T26">())</text:span></text:p>
            <text:p text:style-name="P21"><text:span text:style-name="T26"><text:s text:c="11"/></text:span><text:span text:style-name="T29">tasks</text:span><text:span text:style-name="T26">.</text:span><text:span text:style-name="T28">tryGetTask</text:span><text:span text:style-name="T26">(</text:span><text:span text:style-name="T29">context</text:span><text:span text:style-name="T26">);</text:span></text:p>
            <text:p text:style-name="P21"><text:span text:style-name="T26"/></text:p>
            <text:p text:style-name="P21"><text:span text:style-name="T26"><text:s text:c="7"/></text:span><text:span text:style-name="T32">while</text:span><text:span text:style-name="T26"> (</text:span><text:span text:style-name="T29">context</text:span><text:span text:style-name="T26">.</text:span><text:span text:style-name="T28">hasTask</text:span><text:span text:style-name="T26">() &amp;&amp; !</text:span><text:span text:style-name="T29">yield</text:span><text:span text:style-name="T26">)</text:span></text:p>
            <text:p text:style-name="P21"><text:span text:style-name="T26"><text:s text:c="7"/></text:span><text:span text:style-name="T26">{</text:span></text:p>
            <text:p text:style-name="P21"><text:span text:style-name="T26"><text:s text:c="11"/></text:span><text:span text:style-name="T32">if</text:span><text:span text:style-name="T26"> (</text:span><text:span text:style-name="T29">tasks</text:span><text:span text:style-name="T26">.</text:span><text:span text:style-name="T28">isFinished</text:span><text:span text:style-name="T26">())</text:span></text:p>
            <text:p text:style-name="P21"><text:span text:style-name="T26"><text:s text:c="15"/></text:span><text:span text:style-name="T32">break</text:span><text:span text:style-name="T26">;</text:span></text:p>
            <text:p text:style-name="P21"><text:span text:style-name="T26"/></text:p>
            <text:p text:style-name="P21"><text:span text:style-name="T26"><text:s text:c="11"/></text:span><text:span text:style-name="T32">if</text:span><text:span text:style-name="T26"> (!</text:span><text:span text:style-name="T29">context</text:span><text:span text:style-name="T26">.</text:span><text:span text:style-name="T28">executeTask</text:span><text:span text:style-name="T26">())</text:span></text:p>
            <text:p text:style-name="P21"><text:span text:style-name="T26"><text:s text:c="15"/></text:span><text:span text:style-name="T28">cancel</text:span><text:span text:style-name="T26">();</text:span></text:p>
            <text:p text:style-name="P21"><text:span text:style-name="T26"/></text:p>
            <text:p text:style-name="P21"><text:span text:style-name="T26"><text:s text:c="11"/></text:span><text:span text:style-name="T32">if</text:span><text:span text:style-name="T26"> (</text:span><text:span text:style-name="T29">tasks</text:span><text:span text:style-name="T26">.</text:span><text:span text:style-name="T28">isFinished</text:span><text:span text:style-name="T26">())</text:span></text:p>
            <text:p text:style-name="P21"><text:span text:style-name="T26"><text:s text:c="15"/></text:span><text:span text:style-name="T32">break</text:span><text:span text:style-name="T26">;</text:span></text:p>
            <text:p text:style-name="P21"><text:span text:style-name="T26"/></text:p>
            <text:p text:style-name="P21"><text:span text:style-name="T26"><text:s text:c="11"/></text:span><text:span text:style-name="T32">if</text:span><text:span text:style-name="T26"> (!</text:span><text:span text:style-name="T28">checkTimeLimitSoft</text:span><text:span text:style-name="T26">())</text:span></text:p>
            <text:p text:style-name="P21"><text:span text:style-name="T26"><text:s text:c="15"/></text:span><text:span text:style-name="T32">break</text:span><text:span text:style-name="T26">;</text:span></text:p>
            <text:p text:style-name="P21"><text:span text:style-name="T26"/></text:p>
            <text:p text:style-name="P21"><text:span text:style-name="T30"><text:s text:c="11"/></text:span><text:span text:style-name="T30">/// Try to execute neighbour processor.</text:span></text:p>
            <text:p text:style-name="P21"><text:span text:style-name="T26"><text:s text:c="11"/></text:span><text:span text:style-name="T26">{</text:span></text:p>
            <text:p text:style-name="P21"><text:span text:style-name="T26"><text:s text:c="15"/></text:span><text:span text:style-name="T27">Queue</text:span><text:span text:style-name="T26"> </text:span><text:span text:style-name="T29">queue</text:span><text:span text:style-name="T26">;</text:span></text:p>
            <text:p text:style-name="P21"><text:span text:style-name="T26"><text:s text:c="15"/></text:span><text:span text:style-name="T27">Queue</text:span><text:span text:style-name="T26"> </text:span><text:span text:style-name="T29">async_queue</text:span><text:span text:style-name="T26">;</text:span></text:p>
            <text:p text:style-name="P21"><text:span text:style-name="T26"/></text:p>
            <text:p text:style-name="P21"><text:span text:style-name="T30"><text:s text:c="15"/></text:span><text:span text:style-name="T30">/// Prepare processor after execution.</text:span></text:p>
            <text:p text:style-name="P21"><text:span text:style-name="T26"><text:s text:c="15"/></text:span><text:span text:style-name="T32">if</text:span><text:span text:style-name="T26"> (!</text:span><text:span text:style-name="T29">graph</text:span><text:span text:style-name="T28">-&gt;updateNode</text:span><text:span text:style-name="T26">(</text:span><text:span text:style-name="T29">context</text:span><text:span text:style-name="T26">.</text:span><text:span text:style-name="T28">getProcessorID</text:span><text:span text:style-name="T26">(), </text:span><text:span text:style-name="T29">queue</text:span><text:span text:style-name="T26">, </text:span><text:span text:style-name="T29">async_queue</text:span><text:span text:style-name="T26">))</text:span></text:p>
            <text:p text:style-name="P21"><text:span text:style-name="T26"><text:s text:c="19"/></text:span><text:span text:style-name="T28">finish</text:span><text:span text:style-name="T26">();</text:span></text:p>
            <text:p text:style-name="P21"><text:span text:style-name="T26"/></text:p>
            <text:p text:style-name="P21"><text:span text:style-name="T30"><text:s text:c="15"/></text:span><text:span text:style-name="T30">/// Push other tasks to global queue.</text:span></text:p>
            <text:p text:style-name="P21"><text:span text:style-name="T26"><text:s text:c="15"/></text:span><text:span text:style-name="T29">tasks</text:span><text:span text:style-name="T26">.</text:span><text:span text:style-name="T28">pushTasks</text:span><text:span text:style-name="T26">(</text:span><text:span text:style-name="T29">queue</text:span><text:span text:style-name="T26">, </text:span><text:span text:style-name="T29">async_queue</text:span><text:span text:style-name="T26">, </text:span><text:span text:style-name="T29">context</text:span><text:span text:style-name="T26">);</text:span></text:p>
            <text:p text:style-name="P21"><text:span text:style-name="T26"><text:s text:c="11"/></text:span><text:span text:style-name="T26">}</text:span></text:p>
            <text:p text:style-name="P21"><text:span text:style-name="T26"/></text:p>
            <text:p text:style-name="P21"><text:span text:style-name="T30"><text:s text:c="11"/></text:span><text:span text:style-name="T30">/// We have executed single processor. Check if we need to yield execution.</text:span></text:p>
            <text:p text:style-name="P21"><text:span text:style-name="T26"><text:s text:c="11"/></text:span><text:span text:style-name="T32">if</text:span><text:span text:style-name="T26"> (</text:span><text:span text:style-name="T29">yield_flag</text:span><text:span text:style-name="T26"> &amp;&amp; *</text:span><text:span text:style-name="T29">yield_flag</text:span><text:span text:style-name="T26">)</text:span></text:p>
            <text:p text:style-name="P21"><text:span text:style-name="T26"><text:s text:c="15"/></text:span><text:span text:style-name="T29">yield</text:span><text:span text:style-name="T26"> = </text:span><text:span text:style-name="T25">true</text:span><text:span text:style-name="T26">;</text:span></text:p>
            <text:p text:style-name="P21"><text:span text:style-name="T26"><text:s text:c="7"/></text:span><text:span text:style-name="T26">}</text:span></text:p>
            <text:p text:style-name="P21"><text:span text:style-name="T26"><text:s text:c="3"/></text:span><text:span text:style-name="T26">}</text:span></text:p>
            <text:p text:style-name="P21"><text:span text:style-name="T26">}</text:span></text:p>
          </draw:text-box>
        </draw:frame>
        <presentation:notes draw:style-name="dp2">
          <draw:page-thumbnail draw:name="Google Shape;472;g13ff06f59d0_5_132:notes" draw:style-name="gr1" draw:layer="layout" svg:width="16.932cm" svg:height="9.524cm" svg:x="1.059cm" svg:y="1.905cm" draw:page-number="36" presentation:class="page"/>
          <draw:frame draw:name="Google Shape;473;g13ff06f59d0_5_132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ap up" draw:style-name="dp1" draw:master-page-name="TITLE_5f_AND_5f_BODY" presentation:presentation-page-layout-name="AL2T1">
        <draw:frame draw:name="Google Shape;482;p51" presentation:style-name="pr15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rap up</text:span></text:p>
          </draw:text-box>
        </draw:frame>
        <draw:frame draw:name="Google Shape;483;p51" presentation:style-name="pr16" draw:text-style-name="P13" draw:layer="layout" svg:width="23.667cm" svg:height="9.489cm" svg:x="0.866cm" svg:y="3.201cm" presentation:class="outline" presentation:user-transformed="true">
          <draw:text-box>
            <text:p text:style-name="P7"><text:span text:style-name="T31">QueryPlan</text:span><text:span text:style-name="T11"> consists of </text:span><text:span text:style-name="T31">IQueryPlanStep</text:span><text:span text:style-name="T11">s.</text:span></text:p>
            <text:p text:style-name="P8"><text:span text:style-name="T31">Interpreter</text:span><text:span text:style-name="T11"> build a </text:span><text:span text:style-name="T31">QueryPipeline</text:span><text:span text:style-name="T11"> from </text:span><text:span text:style-name="T31">QueryPlan</text:span><text:span text:style-name="T11">.</text:span></text:p>
            <text:p text:style-name="P9"><text:span text:style-name="T31">PipelineExecutor</text:span><text:span text:style-name="T11"> build an </text:span><text:span text:style-name="T31">ExecutingGraph</text:span><text:span text:style-name="T11"> from </text:span><text:span text:style-name="T31">QueryPipeline</text:span><text:span text:style-name="T11">, then executes the steps.</text:span></text:p>
          </draw:text-box>
        </draw:frame>
        <presentation:notes draw:style-name="dp2">
          <draw:page-thumbnail draw:name="Google Shape;479;g13ff06f59d0_5_127:notes" draw:style-name="gr1" draw:layer="layout" svg:width="16.932cm" svg:height="9.524cm" svg:x="1.059cm" svg:y="1.905cm" draw:page-number="37" presentation:class="page"/>
          <draw:frame draw:name="Google Shape;480;g13ff06f59d0_5_127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" draw:master-page-name="AUTOLAYOUT_5f_1">
        <draw:frame draw:name="Google Shape;488;p52" presentation:style-name="pr1" draw:text-style-name="P2" draw:layer="layout" svg:width="14.974cm" svg:height="3.29cm" svg:x="5.213cm" svg:y="4.634cm" presentation:class="title" presentation:user-transformed="true">
          <draw:text-box>
            <text:p text:style-name="P1"><text:span text:style-name="T1">Questions?</text:span></text:p>
          </draw:text-box>
        </draw:frame>
        <draw:frame draw:name="Google Shape;489;p52" presentation:style-name="pr56" draw:text-style-name="P3" draw:layer="layout" svg:width="14.974cm" svg:height="1.67cm" svg:x="5.213cm" svg:y="8.14cm" presentation:class="subtitle" presentation:placeholder="true" presentation:user-transformed="true">
          <draw:text-box/>
        </draw:frame>
        <presentation:notes draw:style-name="dp2">
          <draw:page-thumbnail draw:name="Google Shape;485;g13ff06f59d0_5_34:notes" draw:style-name="gr1" draw:layer="layout" svg:width="16.932cm" svg:height="9.524cm" svg:x="1.059cm" svg:y="1.905cm" draw:page-number="38" presentation:class="page"/>
          <draw:frame draw:name="Google Shape;486;g13ff06f59d0_5_34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ontserrat Medium" svg:font-family="'Montserrat Medium'"/>
    <style:font-face style:name="Montserrat SemiBold" svg:font-family="'Montserrat SemiBold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_5f_1-background" style:display-name="AUTOLAYOUT_1-background" style:family="presentation">
      <style:graphic-properties draw:stroke="none" draw:fill="solid" draw:fill-color="#ffffff"/>
      <style:text-properties style:letter-kerning="true"/>
    </style:style>
    <style:style style:name="AUTOLAYOUT_5f_1-backgroundobjects" style:display-name="AUTOLAYOU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-notes" style:display-name="AUTOLAYOU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-outline1" style:display-name="AUTOLAYOUT_1-outline1" style:family="presentation">
      <style:graphic-properties draw:stroke="none" draw:fill="none" draw:auto-grow-height="false" draw:fit-to-size="shrink-to-fit" style:shrink-to-fit="true">
        <text:list-style style:name="AUTOLAYOUT_5f_1-outline1" style:display-name="AUTOLAYOU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outline2" style:display-name="AUTOLAYOUT_1-outline2" style:family="presentation" style:parent-style-name="AUTOLAYOU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3" style:display-name="AUTOLAYOUT_1-outline3" style:family="presentation" style:parent-style-name="AUTOLAYOU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4" style:display-name="AUTOLAYOUT_1-outline4" style:family="presentation" style:parent-style-name="AUTOLAYOU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5" style:display-name="AUTOLAYOUT_1-outline5" style:family="presentation" style:parent-style-name="AUTOLAYOUT_5f_1-outline4">
      <style:paragraph-properties fo:margin-top="0.1cm" fo:margin-bottom="0cm"/>
      <style:text-properties fo:font-size="20pt" style:font-size-asian="20pt" style:font-size-complex="20pt"/>
    </style:style>
    <style:style style:name="AUTOLAYOUT_5f_1-outline6" style:display-name="AUTOLAYOUT_1-outline6" style:family="presentation" style:parent-style-name="AUTOLAYOUT_5f_1-outline5">
      <style:paragraph-properties fo:margin-top="0.1cm" fo:margin-bottom="0cm"/>
      <style:text-properties fo:font-size="20pt" style:font-size-asian="20pt" style:font-size-complex="20pt"/>
    </style:style>
    <style:style style:name="AUTOLAYOUT_5f_1-outline7" style:display-name="AUTOLAYOUT_1-outline7" style:family="presentation" style:parent-style-name="AUTOLAYOUT_5f_1-outline6">
      <style:paragraph-properties fo:margin-top="0.1cm" fo:margin-bottom="0cm"/>
      <style:text-properties fo:font-size="20pt" style:font-size-asian="20pt" style:font-size-complex="20pt"/>
    </style:style>
    <style:style style:name="AUTOLAYOUT_5f_1-outline8" style:display-name="AUTOLAYOUT_1-outline8" style:family="presentation" style:parent-style-name="AUTOLAYOUT_5f_1-outline7">
      <style:paragraph-properties fo:margin-top="0.1cm" fo:margin-bottom="0cm"/>
      <style:text-properties fo:font-size="20pt" style:font-size-asian="20pt" style:font-size-complex="20pt"/>
    </style:style>
    <style:style style:name="AUTOLAYOUT_5f_1-outline9" style:display-name="AUTOLAYOUT_1-outline9" style:family="presentation" style:parent-style-name="AUTOLAYOUT_5f_1-outline8">
      <style:paragraph-properties fo:margin-top="0.1cm" fo:margin-bottom="0cm"/>
      <style:text-properties fo:font-size="20pt" style:font-size-asian="20pt" style:font-size-complex="20pt"/>
    </style:style>
    <style:style style:name="AUTOLAYOUT_5f_1-subtitle" style:display-name="AUTOLAYOUT_1-subtitle" style:family="presentation">
      <style:graphic-properties draw:stroke="none" draw:fill="none" draw:textarea-vertical-align="middle">
        <text:list-style style:name="AUTOLAYOUT_5f_1-subtitle" style:display-name="AUTOLAYOU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-title" style:display-name="AUTOLAYOUT_1-title" style:family="presentation">
      <style:graphic-properties draw:stroke="none" draw:fill="none" draw:textarea-vertical-align="middle">
        <text:list-style style:name="AUTOLAYOUT_5f_1-title" style:display-name="AUTOLAYOU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_5f_2_5f_1-background" style:display-name="CUSTOM_6_2_1-background" style:family="presentation">
      <style:graphic-properties draw:stroke="none" draw:fill="solid" draw:fill-color="#ffffff"/>
      <style:text-properties style:letter-kerning="true"/>
    </style:style>
    <style:style style:name="CUSTOM_5f_6_5f_2_5f_1-backgroundobjects" style:display-name="CUSTOM_6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_5f_2_5f_1-notes" style:display-name="CUSTOM_6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_5f_2_5f_1-outline1" style:display-name="CUSTOM_6_2_1-outline1" style:family="presentation">
      <style:graphic-properties draw:stroke="none" draw:fill="none" draw:auto-grow-height="false" draw:fit-to-size="shrink-to-fit" style:shrink-to-fit="true">
        <text:list-style style:name="CUSTOM_5f_6_5f_2_5f_1-outline1" style:display-name="CUSTOM_6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_5f_2_5f_1-outline2" style:display-name="CUSTOM_6_2_1-outline2" style:family="presentation" style:parent-style-name="CUSTOM_5f_6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_5f_2_5f_1-outline3" style:display-name="CUSTOM_6_2_1-outline3" style:family="presentation" style:parent-style-name="CUSTOM_5f_6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_5f_2_5f_1-outline4" style:display-name="CUSTOM_6_2_1-outline4" style:family="presentation" style:parent-style-name="CUSTOM_5f_6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_5f_2_5f_1-outline5" style:display-name="CUSTOM_6_2_1-outline5" style:family="presentation" style:parent-style-name="CUSTOM_5f_6_5f_2_5f_1-outline4">
      <style:paragraph-properties fo:margin-top="0.1cm" fo:margin-bottom="0cm"/>
      <style:text-properties fo:font-size="20pt" style:font-size-asian="20pt" style:font-size-complex="20pt"/>
    </style:style>
    <style:style style:name="CUSTOM_5f_6_5f_2_5f_1-outline6" style:display-name="CUSTOM_6_2_1-outline6" style:family="presentation" style:parent-style-name="CUSTOM_5f_6_5f_2_5f_1-outline5">
      <style:paragraph-properties fo:margin-top="0.1cm" fo:margin-bottom="0cm"/>
      <style:text-properties fo:font-size="20pt" style:font-size-asian="20pt" style:font-size-complex="20pt"/>
    </style:style>
    <style:style style:name="CUSTOM_5f_6_5f_2_5f_1-outline7" style:display-name="CUSTOM_6_2_1-outline7" style:family="presentation" style:parent-style-name="CUSTOM_5f_6_5f_2_5f_1-outline6">
      <style:paragraph-properties fo:margin-top="0.1cm" fo:margin-bottom="0cm"/>
      <style:text-properties fo:font-size="20pt" style:font-size-asian="20pt" style:font-size-complex="20pt"/>
    </style:style>
    <style:style style:name="CUSTOM_5f_6_5f_2_5f_1-outline8" style:display-name="CUSTOM_6_2_1-outline8" style:family="presentation" style:parent-style-name="CUSTOM_5f_6_5f_2_5f_1-outline7">
      <style:paragraph-properties fo:margin-top="0.1cm" fo:margin-bottom="0cm"/>
      <style:text-properties fo:font-size="20pt" style:font-size-asian="20pt" style:font-size-complex="20pt"/>
    </style:style>
    <style:style style:name="CUSTOM_5f_6_5f_2_5f_1-outline9" style:display-name="CUSTOM_6_2_1-outline9" style:family="presentation" style:parent-style-name="CUSTOM_5f_6_5f_2_5f_1-outline8">
      <style:paragraph-properties fo:margin-top="0.1cm" fo:margin-bottom="0cm"/>
      <style:text-properties fo:font-size="20pt" style:font-size-asian="20pt" style:font-size-complex="20pt"/>
    </style:style>
    <style:style style:name="CUSTOM_5f_6_5f_2_5f_1-subtitle" style:display-name="CUSTOM_6_2_1-subtitle" style:family="presentation">
      <style:graphic-properties draw:stroke="none" draw:fill="none" draw:textarea-vertical-align="middle">
        <text:list-style style:name="CUSTOM_5f_6_5f_2_5f_1-subtitle" style:display-name="CUSTOM_6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_5f_2_5f_1-title" style:display-name="CUSTOM_6_2_1-title" style:family="presentation">
      <style:graphic-properties draw:stroke="none" draw:fill="none" draw:textarea-vertical-align="middle">
        <text:list-style style:name="CUSTOM_5f_6_5f_2_5f_1-title" style:display-name="CUSTOM_6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ffffff" draw:stroke-linejoin="round" draw:fill="solid" draw:fill-color="#ead1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21cm, 0cm, 0.027cm)" draw:image-opacity="100%" style:mirror="none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18cm, -3.279cm, -3.252cm, -3.743cm)" draw:image-opacity="100%" style:mirror="none"/>
    </style:style>
    <style:style style:name="Mgr9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AUTOLAYOUT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AUTOLAYOUT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6_5f_2_5f_1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CUSTOM_5f_6_5f_2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CUSTOM_5f_6_5f_2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ad1dc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16161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ontserrat SemiBold" fo:font-size="7pt" fo:letter-spacing="normal" fo:font-style="normal" style:text-underline-style="none" fo:font-weight="normal" style:font-name-asian="Montserrat SemiBold" style:font-size-asian="7pt" style:font-style-asian="normal" style:font-weight-asian="normal" style:font-name-complex="Montserrat SemiBold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UTOLAYOUT_5f_1" style:display-name="AUTOLAYOUT_1" style:page-layout-name="PM1" draw:style-name="Mdp1">
      <draw:custom-shape draw:name="Google Shape;60;p14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1;p14">
        <draw:custom-shape draw:name="Google Shape;62;p14" draw:style-name="Mgr4" draw:text-style-name="MP6" draw:layer="layout" svg:width="2.381cm" svg:height="2.116cm" draw:transform="rotate (1.5707963267949) translate (0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3;p14" draw:style-name="Mgr4" draw:text-style-name="MP6" draw:layer="layout" svg:width="2.381cm" svg:height="2.116cm" draw:transform="rotate (1.5707963267949) translate (0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4;p14" draw:style-name="Mgr4" draw:text-style-name="MP6" draw:layer="layout" svg:width="2.381cm" svg:height="2.116cm" draw:transform="rotate (1.5707963267949) translate (0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5;p14" draw:style-name="Mgr4" draw:text-style-name="MP6" draw:layer="layout" svg:width="2.381cm" svg:height="2.116cm" draw:transform="rotate (1.5707963267949) translate (0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6;p14" draw:style-name="Mgr4" draw:text-style-name="MP6" draw:layer="layout" svg:width="2.381cm" svg:height="2.116cm" draw:transform="rotate (1.5707963267949) translate (0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7;p14" draw:style-name="Mgr4" draw:text-style-name="MP6" draw:layer="layout" svg:width="2.381cm" svg:height="2.116cm" draw:transform="rotate (-1.5707963267949) translate (4.233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8;p14" draw:style-name="Mgr4" draw:text-style-name="MP6" draw:layer="layout" svg:width="2.381cm" svg:height="2.116cm" draw:transform="rotate (1.5707963267949) translate (2.117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69;p14" draw:style-name="Mgr4" draw:text-style-name="MP6" draw:layer="layout" svg:width="2.381cm" svg:height="2.116cm" draw:transform="rotate (-1.5707963267949) translate (4.233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0;p14" draw:style-name="Mgr4" draw:text-style-name="MP6" draw:layer="layout" svg:width="2.381cm" svg:height="2.116cm" draw:transform="rotate (1.5707963267949) translate (2.117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1;p14" draw:style-name="Mgr4" draw:text-style-name="MP6" draw:layer="layout" svg:width="2.381cm" svg:height="2.116cm" draw:transform="rotate (-1.5707963267949) translate (4.233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2;p14" draw:style-name="Mgr4" draw:text-style-name="MP6" draw:layer="layout" svg:width="2.381cm" svg:height="2.116cm" draw:transform="rotate (1.5707963267949) translate (2.117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3;p14" draw:style-name="Mgr4" draw:text-style-name="MP6" draw:layer="layout" svg:width="2.381cm" svg:height="2.116cm" draw:transform="rotate (-1.5707963267949) translate (4.233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4;p14" draw:style-name="Mgr4" draw:text-style-name="MP6" draw:layer="layout" svg:width="2.381cm" svg:height="2.116cm" draw:transform="rotate (-1.5707963267949) translate (4.233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5;p14" draw:style-name="Mgr4" draw:text-style-name="MP6" draw:layer="layout" svg:width="2.381cm" svg:height="2.116cm" draw:transform="rotate (1.5707963267949) translate (2.117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6;p14" draw:style-name="Mgr4" draw:text-style-name="MP6" draw:layer="layout" svg:width="2.381cm" svg:height="2.116cm" draw:transform="rotate (-1.5707963267949) translate (4.233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7;p14" draw:style-name="Mgr4" draw:text-style-name="MP6" draw:layer="layout" svg:width="2.381cm" svg:height="2.116cm" draw:transform="rotate (1.5707963267949) translate (2.117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8;p14" draw:style-name="Mgr4" draw:text-style-name="MP6" draw:layer="layout" svg:width="2.381cm" svg:height="2.116cm" draw:transform="rotate (-1.5707963267949) translate (6.35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79;p14" draw:style-name="Mgr4" draw:text-style-name="MP6" draw:layer="layout" svg:width="2.381cm" svg:height="2.116cm" draw:transform="rotate (1.5707963267949) translate (4.234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0;p14" draw:style-name="Mgr4" draw:text-style-name="MP6" draw:layer="layout" svg:width="2.381cm" svg:height="2.116cm" draw:transform="rotate (-1.5707963267949) translate (6.35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1;p14" draw:style-name="Mgr4" draw:text-style-name="MP6" draw:layer="layout" svg:width="2.381cm" svg:height="2.116cm" draw:transform="rotate (1.5707963267949) translate (4.234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2;p14" draw:style-name="Mgr4" draw:text-style-name="MP6" draw:layer="layout" svg:width="2.381cm" svg:height="2.116cm" draw:transform="rotate (-1.5707963267949) translate (6.35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3;p14" draw:style-name="Mgr4" draw:text-style-name="MP6" draw:layer="layout" svg:width="2.381cm" svg:height="2.116cm" draw:transform="rotate (1.5707963267949) translate (4.234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4;p14" draw:style-name="Mgr4" draw:text-style-name="MP6" draw:layer="layout" svg:width="2.381cm" svg:height="2.116cm" draw:transform="rotate (-1.5707963267949) translate (6.35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5;p14" draw:style-name="Mgr4" draw:text-style-name="MP6" draw:layer="layout" svg:width="2.381cm" svg:height="2.116cm" draw:transform="rotate (-1.5707963267949) translate (6.35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6;p14" draw:style-name="Mgr4" draw:text-style-name="MP6" draw:layer="layout" svg:width="2.381cm" svg:height="2.116cm" draw:transform="rotate (1.5707963267949) translate (4.234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7;p14" draw:style-name="Mgr4" draw:text-style-name="MP6" draw:layer="layout" svg:width="2.381cm" svg:height="2.116cm" draw:transform="rotate (-1.5707963267949) translate (6.35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8;p14" draw:style-name="Mgr4" draw:text-style-name="MP6" draw:layer="layout" svg:width="2.381cm" svg:height="2.116cm" draw:transform="rotate (1.5707963267949) translate (4.234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89;p14" draw:style-name="Mgr4" draw:text-style-name="MP6" draw:layer="layout" svg:width="2.381cm" svg:height="2.116cm" draw:transform="rotate (-1.5707963267949) translate (8.466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0;p14" draw:style-name="Mgr4" draw:text-style-name="MP6" draw:layer="layout" svg:width="2.381cm" svg:height="2.116cm" draw:transform="rotate (1.5707963267949) translate (6.35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1;p14" draw:style-name="Mgr4" draw:text-style-name="MP6" draw:layer="layout" svg:width="2.381cm" svg:height="2.116cm" draw:transform="rotate (-1.5707963267949) translate (8.466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2;p14" draw:style-name="Mgr4" draw:text-style-name="MP6" draw:layer="layout" svg:width="2.381cm" svg:height="2.116cm" draw:transform="rotate (1.5707963267949) translate (6.35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3;p14" draw:style-name="Mgr4" draw:text-style-name="MP6" draw:layer="layout" svg:width="2.381cm" svg:height="2.116cm" draw:transform="rotate (-1.5707963267949) translate (8.466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4;p14" draw:style-name="Mgr4" draw:text-style-name="MP6" draw:layer="layout" svg:width="2.381cm" svg:height="2.116cm" draw:transform="rotate (1.5707963267949) translate (6.35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5;p14" draw:style-name="Mgr4" draw:text-style-name="MP6" draw:layer="layout" svg:width="2.381cm" svg:height="2.116cm" draw:transform="rotate (-1.5707963267949) translate (8.466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6;p14" draw:style-name="Mgr4" draw:text-style-name="MP6" draw:layer="layout" svg:width="2.381cm" svg:height="2.116cm" draw:transform="rotate (-1.5707963267949) translate (8.466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7;p14" draw:style-name="Mgr4" draw:text-style-name="MP6" draw:layer="layout" svg:width="2.381cm" svg:height="2.116cm" draw:transform="rotate (1.5707963267949) translate (6.35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8;p14" draw:style-name="Mgr4" draw:text-style-name="MP6" draw:layer="layout" svg:width="2.381cm" svg:height="2.116cm" draw:transform="rotate (-1.5707963267949) translate (8.466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99;p14" draw:style-name="Mgr4" draw:text-style-name="MP6" draw:layer="layout" svg:width="2.381cm" svg:height="2.116cm" draw:transform="rotate (1.5707963267949) translate (6.35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0;p14" draw:style-name="Mgr4" draw:text-style-name="MP6" draw:layer="layout" svg:width="2.381cm" svg:height="2.116cm" draw:transform="rotate (-1.5707963267949) translate (10.583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1;p14" draw:style-name="Mgr4" draw:text-style-name="MP6" draw:layer="layout" svg:width="2.381cm" svg:height="2.116cm" draw:transform="rotate (1.5707963267949) translate (8.467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2;p14" draw:style-name="Mgr4" draw:text-style-name="MP6" draw:layer="layout" svg:width="2.381cm" svg:height="2.116cm" draw:transform="rotate (-1.5707963267949) translate (10.583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3;p14" draw:style-name="Mgr4" draw:text-style-name="MP6" draw:layer="layout" svg:width="2.381cm" svg:height="2.116cm" draw:transform="rotate (1.5707963267949) translate (8.467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4;p14" draw:style-name="Mgr4" draw:text-style-name="MP6" draw:layer="layout" svg:width="2.381cm" svg:height="2.116cm" draw:transform="rotate (-1.5707963267949) translate (10.583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5;p14" draw:style-name="Mgr4" draw:text-style-name="MP6" draw:layer="layout" svg:width="2.381cm" svg:height="2.116cm" draw:transform="rotate (1.5707963267949) translate (8.467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6;p14" draw:style-name="Mgr4" draw:text-style-name="MP6" draw:layer="layout" svg:width="2.381cm" svg:height="2.116cm" draw:transform="rotate (-1.5707963267949) translate (10.583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7;p14" draw:style-name="Mgr4" draw:text-style-name="MP6" draw:layer="layout" svg:width="2.381cm" svg:height="2.116cm" draw:transform="rotate (-1.5707963267949) translate (10.583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8;p14" draw:style-name="Mgr4" draw:text-style-name="MP6" draw:layer="layout" svg:width="2.381cm" svg:height="2.116cm" draw:transform="rotate (1.5707963267949) translate (8.467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09;p14" draw:style-name="Mgr4" draw:text-style-name="MP6" draw:layer="layout" svg:width="2.381cm" svg:height="2.116cm" draw:transform="rotate (-1.5707963267949) translate (10.583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10;p14" draw:style-name="Mgr4" draw:text-style-name="MP6" draw:layer="layout" svg:width="2.381cm" svg:height="2.116cm" draw:transform="rotate (1.5707963267949) translate (8.467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11;p14" draw:style-name="Mgr4" draw:text-style-name="MP6" draw:layer="layout" svg:width="2.381cm" svg:height="2.116cm" draw:transform="rotate (-1.5707963267949) translate (12.7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12;p14" draw:style-name="Mgr4" draw:text-style-name="MP6" draw:layer="layout" svg:width="2.381cm" svg:height="2.116cm" draw:transform="rotate (1.5707963267949) translate (10.584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13;p14" draw:style-name="Mgr4" draw:text-style-name="MP6" draw:layer="layout" svg:width="2.381cm" svg:height="2.116cm" draw:transform="rotate (-1.5707963267949) translate (12.7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14;p14" draw:style-name="Mgr4" draw:text-style-name="MP6" draw:layer="layout" svg:width="2.381cm" svg:height="2.116cm" draw:transform="rotate (1.5707963267949) translate (10.584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15;p14" draw:style-name="Mgr4" draw:text-style-name="MP6" draw:layer="layout" svg:width="2.381cm" svg:height="2.116cm" draw:transform="rotate (-1.5707963267949) translate (12.7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16;p14" draw:style-name="Mgr4" draw:text-style-name="MP6" draw:layer="layout" svg:width="2.381cm" svg:height="2.116cm" draw:transform="rotate (1.5707963267949) translate (10.584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17;p14" draw:style-name="Mgr4" draw:text-style-name="MP6" draw:layer="layout" svg:width="2.381cm" svg:height="2.116cm" draw:transform="rotate (-1.5707963267949) translate (12.7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18;p14" draw:style-name="Mgr4" draw:text-style-name="MP6" draw:layer="layout" svg:width="2.381cm" svg:height="2.116cm" draw:transform="rotate (-1.5707963267949) translate (12.7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19;p14" draw:style-name="Mgr4" draw:text-style-name="MP6" draw:layer="layout" svg:width="2.381cm" svg:height="2.116cm" draw:transform="rotate (1.5707963267949) translate (10.584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20;p14" draw:style-name="Mgr4" draw:text-style-name="MP6" draw:layer="layout" svg:width="2.381cm" svg:height="2.116cm" draw:transform="rotate (-1.5707963267949) translate (12.7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21;p14" draw:style-name="Mgr4" draw:text-style-name="MP6" draw:layer="layout" svg:width="2.381cm" svg:height="2.116cm" draw:transform="rotate (1.5707963267949) translate (10.584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22;p14" draw:style-name="Mgr4" draw:text-style-name="MP6" draw:layer="layout" svg:width="2.381cm" svg:height="2.116cm" draw:transform="rotate (-1.5707963267949) translate (2.117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23;p14" draw:style-name="Mgr4" draw:text-style-name="MP6" draw:layer="layout" svg:width="2.381cm" svg:height="2.116cm" draw:transform="rotate (-1.5707963267949) translate (2.117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24;p14" draw:style-name="Mgr4" draw:text-style-name="MP6" draw:layer="layout" svg:width="2.381cm" svg:height="2.116cm" draw:transform="rotate (-1.5707963267949) translate (2.117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25;p14" draw:style-name="Mgr4" draw:text-style-name="MP6" draw:layer="layout" svg:width="2.381cm" svg:height="2.116cm" draw:transform="rotate (-1.5707963267949) translate (2.117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26;p14" draw:style-name="Mgr4" draw:text-style-name="MP6" draw:layer="layout" svg:width="1.19cm" svg:height="2.116cm" draw:transform="rotate (1.5707963267949) translate (0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27;p14" draw:style-name="Mgr4" draw:text-style-name="MP6" draw:layer="layout" svg:width="2.381cm" svg:height="2.116cm" draw:transform="rotate (-1.5707963267949) translate (2.117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28;p14" draw:style-name="Mgr4" draw:text-style-name="MP6" draw:layer="layout" svg:width="2.381cm" svg:height="2.116cm" draw:transform="rotate (-1.5707963267949) translate (2.117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29;p14" draw:style-name="Mgr4" draw:text-style-name="MP6" draw:layer="layout" svg:width="1.19cm" svg:height="2.116cm" draw:transform="rotate (-1.5707963267949) translate (2.117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0;p14" draw:style-name="Mgr4" draw:text-style-name="MP6" draw:layer="layout" svg:width="1.19cm" svg:height="2.116cm" draw:transform="rotate (1.5707963267949) translate (2.117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1;p14" draw:style-name="Mgr4" draw:text-style-name="MP6" draw:layer="layout" svg:width="1.19cm" svg:height="2.116cm" draw:transform="rotate (-1.5707963267949) translate (4.234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2;p14" draw:style-name="Mgr4" draw:text-style-name="MP6" draw:layer="layout" svg:width="1.19cm" svg:height="2.116cm" draw:transform="rotate (1.5707963267949) translate (4.234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3;p14" draw:style-name="Mgr4" draw:text-style-name="MP6" draw:layer="layout" svg:width="1.19cm" svg:height="2.116cm" draw:transform="rotate (-1.5707963267949) translate (6.35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4;p14" draw:style-name="Mgr4" draw:text-style-name="MP6" draw:layer="layout" svg:width="1.19cm" svg:height="2.116cm" draw:transform="rotate (1.5707963267949) translate (6.35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5;p14" draw:style-name="Mgr4" draw:text-style-name="MP6" draw:layer="layout" svg:width="1.19cm" svg:height="2.116cm" draw:transform="rotate (-1.5707963267949) translate (8.467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6;p14" draw:style-name="Mgr4" draw:text-style-name="MP6" draw:layer="layout" svg:width="1.19cm" svg:height="2.116cm" draw:transform="rotate (1.5707963267949) translate (8.467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7;p14" draw:style-name="Mgr4" draw:text-style-name="MP6" draw:layer="layout" svg:width="1.19cm" svg:height="2.116cm" draw:transform="rotate (-1.5707963267949) translate (10.584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8;p14" draw:style-name="Mgr4" draw:text-style-name="MP6" draw:layer="layout" svg:width="1.19cm" svg:height="2.116cm" draw:transform="rotate (1.5707963267949) translate (10.584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9;p14" draw:style-name="Mgr4" draw:text-style-name="MP6" draw:layer="layout" svg:width="1.19cm" svg:height="2.116cm" draw:transform="rotate (-1.5707963267949) translate (12.7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0;p14" draw:style-name="Mgr4" draw:text-style-name="MP6" draw:layer="layout" svg:width="2.381cm" svg:height="2.116cm" draw:transform="rotate (1.5707963267949) translate (12.7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41;p14" draw:style-name="Mgr4" draw:text-style-name="MP6" draw:layer="layout" svg:width="2.381cm" svg:height="2.116cm" draw:transform="rotate (1.5707963267949) translate (12.7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42;p14" draw:style-name="Mgr4" draw:text-style-name="MP6" draw:layer="layout" svg:width="2.381cm" svg:height="2.116cm" draw:transform="rotate (1.5707963267949) translate (12.7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43;p14" draw:style-name="Mgr4" draw:text-style-name="MP6" draw:layer="layout" svg:width="2.381cm" svg:height="2.116cm" draw:transform="rotate (1.5707963267949) translate (12.7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44;p14" draw:style-name="Mgr4" draw:text-style-name="MP6" draw:layer="layout" svg:width="2.381cm" svg:height="2.116cm" draw:transform="rotate (1.5707963267949) translate (12.7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45;p14" draw:style-name="Mgr4" draw:text-style-name="MP6" draw:layer="layout" svg:width="2.381cm" svg:height="2.116cm" draw:transform="rotate (-1.5707963267949) translate (16.933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46;p14" draw:style-name="Mgr4" draw:text-style-name="MP6" draw:layer="layout" svg:width="2.381cm" svg:height="2.116cm" draw:transform="rotate (1.5707963267949) translate (14.817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47;p14" draw:style-name="Mgr4" draw:text-style-name="MP6" draw:layer="layout" svg:width="2.381cm" svg:height="2.116cm" draw:transform="rotate (-1.5707963267949) translate (16.933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48;p14" draw:style-name="Mgr4" draw:text-style-name="MP6" draw:layer="layout" svg:width="2.381cm" svg:height="2.116cm" draw:transform="rotate (1.5707963267949) translate (14.817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49;p14" draw:style-name="Mgr4" draw:text-style-name="MP6" draw:layer="layout" svg:width="2.381cm" svg:height="2.116cm" draw:transform="rotate (-1.5707963267949) translate (16.933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50;p14" draw:style-name="Mgr4" draw:text-style-name="MP6" draw:layer="layout" svg:width="2.381cm" svg:height="2.116cm" draw:transform="rotate (1.5707963267949) translate (14.817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51;p14" draw:style-name="Mgr4" draw:text-style-name="MP6" draw:layer="layout" svg:width="2.381cm" svg:height="2.116cm" draw:transform="rotate (-1.5707963267949) translate (16.933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52;p14" draw:style-name="Mgr4" draw:text-style-name="MP6" draw:layer="layout" svg:width="2.381cm" svg:height="2.116cm" draw:transform="rotate (-1.5707963267949) translate (16.933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53;p14" draw:style-name="Mgr4" draw:text-style-name="MP6" draw:layer="layout" svg:width="2.381cm" svg:height="2.116cm" draw:transform="rotate (1.5707963267949) translate (14.817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54;p14" draw:style-name="Mgr4" draw:text-style-name="MP6" draw:layer="layout" svg:width="2.381cm" svg:height="2.116cm" draw:transform="rotate (-1.5707963267949) translate (16.933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55;p14" draw:style-name="Mgr4" draw:text-style-name="MP6" draw:layer="layout" svg:width="2.381cm" svg:height="2.116cm" draw:transform="rotate (1.5707963267949) translate (14.817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56;p14" draw:style-name="Mgr4" draw:text-style-name="MP6" draw:layer="layout" svg:width="2.381cm" svg:height="2.116cm" draw:transform="rotate (-1.5707963267949) translate (19.05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57;p14" draw:style-name="Mgr4" draw:text-style-name="MP6" draw:layer="layout" svg:width="2.381cm" svg:height="2.116cm" draw:transform="rotate (1.5707963267949) translate (16.934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58;p14" draw:style-name="Mgr4" draw:text-style-name="MP6" draw:layer="layout" svg:width="2.381cm" svg:height="2.116cm" draw:transform="rotate (-1.5707963267949) translate (19.05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59;p14" draw:style-name="Mgr4" draw:text-style-name="MP6" draw:layer="layout" svg:width="2.381cm" svg:height="2.116cm" draw:transform="rotate (1.5707963267949) translate (16.934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60;p14" draw:style-name="Mgr4" draw:text-style-name="MP6" draw:layer="layout" svg:width="2.381cm" svg:height="2.116cm" draw:transform="rotate (-1.5707963267949) translate (19.05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61;p14" draw:style-name="Mgr4" draw:text-style-name="MP6" draw:layer="layout" svg:width="2.381cm" svg:height="2.116cm" draw:transform="rotate (1.5707963267949) translate (16.934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62;p14" draw:style-name="Mgr4" draw:text-style-name="MP6" draw:layer="layout" svg:width="2.381cm" svg:height="2.116cm" draw:transform="rotate (-1.5707963267949) translate (19.05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63;p14" draw:style-name="Mgr4" draw:text-style-name="MP6" draw:layer="layout" svg:width="2.381cm" svg:height="2.116cm" draw:transform="rotate (-1.5707963267949) translate (19.05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64;p14" draw:style-name="Mgr4" draw:text-style-name="MP6" draw:layer="layout" svg:width="2.381cm" svg:height="2.116cm" draw:transform="rotate (1.5707963267949) translate (16.934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65;p14" draw:style-name="Mgr4" draw:text-style-name="MP6" draw:layer="layout" svg:width="2.381cm" svg:height="2.116cm" draw:transform="rotate (-1.5707963267949) translate (19.05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66;p14" draw:style-name="Mgr4" draw:text-style-name="MP6" draw:layer="layout" svg:width="2.381cm" svg:height="2.116cm" draw:transform="rotate (1.5707963267949) translate (16.934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67;p14" draw:style-name="Mgr4" draw:text-style-name="MP6" draw:layer="layout" svg:width="2.381cm" svg:height="2.116cm" draw:transform="rotate (-1.5707963267949) translate (21.166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68;p14" draw:style-name="Mgr4" draw:text-style-name="MP6" draw:layer="layout" svg:width="2.381cm" svg:height="2.116cm" draw:transform="rotate (1.5707963267949) translate (19.05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69;p14" draw:style-name="Mgr4" draw:text-style-name="MP6" draw:layer="layout" svg:width="2.381cm" svg:height="2.116cm" draw:transform="rotate (-1.5707963267949) translate (21.166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0;p14" draw:style-name="Mgr4" draw:text-style-name="MP6" draw:layer="layout" svg:width="2.381cm" svg:height="2.116cm" draw:transform="rotate (1.5707963267949) translate (19.05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1;p14" draw:style-name="Mgr4" draw:text-style-name="MP6" draw:layer="layout" svg:width="2.381cm" svg:height="2.116cm" draw:transform="rotate (-1.5707963267949) translate (21.166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2;p14" draw:style-name="Mgr4" draw:text-style-name="MP6" draw:layer="layout" svg:width="2.381cm" svg:height="2.116cm" draw:transform="rotate (1.5707963267949) translate (19.05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3;p14" draw:style-name="Mgr4" draw:text-style-name="MP6" draw:layer="layout" svg:width="2.381cm" svg:height="2.116cm" draw:transform="rotate (-1.5707963267949) translate (21.166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4;p14" draw:style-name="Mgr4" draw:text-style-name="MP6" draw:layer="layout" svg:width="2.381cm" svg:height="2.116cm" draw:transform="rotate (-1.5707963267949) translate (21.166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5;p14" draw:style-name="Mgr4" draw:text-style-name="MP6" draw:layer="layout" svg:width="2.381cm" svg:height="2.116cm" draw:transform="rotate (1.5707963267949) translate (19.05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6;p14" draw:style-name="Mgr4" draw:text-style-name="MP6" draw:layer="layout" svg:width="2.381cm" svg:height="2.116cm" draw:transform="rotate (-1.5707963267949) translate (21.166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7;p14" draw:style-name="Mgr4" draw:text-style-name="MP6" draw:layer="layout" svg:width="2.381cm" svg:height="2.116cm" draw:transform="rotate (1.5707963267949) translate (19.05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8;p14" draw:style-name="Mgr4" draw:text-style-name="MP6" draw:layer="layout" svg:width="2.381cm" svg:height="2.116cm" draw:transform="rotate (-1.5707963267949) translate (23.283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79;p14" draw:style-name="Mgr4" draw:text-style-name="MP6" draw:layer="layout" svg:width="2.381cm" svg:height="2.116cm" draw:transform="rotate (1.5707963267949) translate (21.167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80;p14" draw:style-name="Mgr4" draw:text-style-name="MP6" draw:layer="layout" svg:width="2.381cm" svg:height="2.116cm" draw:transform="rotate (-1.5707963267949) translate (23.283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81;p14" draw:style-name="Mgr4" draw:text-style-name="MP6" draw:layer="layout" svg:width="2.381cm" svg:height="2.116cm" draw:transform="rotate (1.5707963267949) translate (21.167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82;p14" draw:style-name="Mgr4" draw:text-style-name="MP6" draw:layer="layout" svg:width="2.381cm" svg:height="2.116cm" draw:transform="rotate (-1.5707963267949) translate (23.283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83;p14" draw:style-name="Mgr4" draw:text-style-name="MP6" draw:layer="layout" svg:width="2.381cm" svg:height="2.116cm" draw:transform="rotate (1.5707963267949) translate (21.167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84;p14" draw:style-name="Mgr4" draw:text-style-name="MP6" draw:layer="layout" svg:width="2.381cm" svg:height="2.116cm" draw:transform="rotate (-1.5707963267949) translate (23.283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85;p14" draw:style-name="Mgr4" draw:text-style-name="MP6" draw:layer="layout" svg:width="2.381cm" svg:height="2.116cm" draw:transform="rotate (-1.5707963267949) translate (23.283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86;p14" draw:style-name="Mgr4" draw:text-style-name="MP6" draw:layer="layout" svg:width="2.381cm" svg:height="2.116cm" draw:transform="rotate (1.5707963267949) translate (21.167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87;p14" draw:style-name="Mgr4" draw:text-style-name="MP6" draw:layer="layout" svg:width="2.381cm" svg:height="2.116cm" draw:transform="rotate (-1.5707963267949) translate (23.283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88;p14" draw:style-name="Mgr4" draw:text-style-name="MP6" draw:layer="layout" svg:width="2.381cm" svg:height="2.116cm" draw:transform="rotate (1.5707963267949) translate (21.167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89;p14" draw:style-name="Mgr4" draw:text-style-name="MP6" draw:layer="layout" svg:width="2.381cm" svg:height="2.116cm" draw:transform="rotate (-1.5707963267949) translate (25.4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0;p14" draw:style-name="Mgr4" draw:text-style-name="MP6" draw:layer="layout" svg:width="2.381cm" svg:height="2.116cm" draw:transform="rotate (1.5707963267949) translate (23.284cm 8.3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1;p14" draw:style-name="Mgr4" draw:text-style-name="MP6" draw:layer="layout" svg:width="2.381cm" svg:height="2.116cm" draw:transform="rotate (-1.5707963267949) translate (25.4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2;p14" draw:style-name="Mgr4" draw:text-style-name="MP6" draw:layer="layout" svg:width="2.381cm" svg:height="2.116cm" draw:transform="rotate (1.5707963267949) translate (23.284cm 10.71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3;p14" draw:style-name="Mgr4" draw:text-style-name="MP6" draw:layer="layout" svg:width="2.381cm" svg:height="2.116cm" draw:transform="rotate (-1.5707963267949) translate (25.4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4;p14" draw:style-name="Mgr4" draw:text-style-name="MP6" draw:layer="layout" svg:width="2.381cm" svg:height="2.116cm" draw:transform="rotate (1.5707963267949) translate (23.284cm 13.09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5;p14" draw:style-name="Mgr4" draw:text-style-name="MP6" draw:layer="layout" svg:width="2.381cm" svg:height="2.116cm" draw:transform="rotate (-1.5707963267949) translate (25.4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6;p14" draw:style-name="Mgr4" draw:text-style-name="MP6" draw:layer="layout" svg:width="2.381cm" svg:height="2.116cm" draw:transform="rotate (-1.5707963267949) translate (25.4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7;p14" draw:style-name="Mgr4" draw:text-style-name="MP6" draw:layer="layout" svg:width="2.381cm" svg:height="2.116cm" draw:transform="rotate (1.5707963267949) translate (23.284cm 3.5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8;p14" draw:style-name="Mgr4" draw:text-style-name="MP6" draw:layer="layout" svg:width="2.381cm" svg:height="2.116cm" draw:transform="rotate (-1.5707963267949) translate (25.4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9;p14" draw:style-name="Mgr4" draw:text-style-name="MP6" draw:layer="layout" svg:width="2.381cm" svg:height="2.116cm" draw:transform="rotate (1.5707963267949) translate (23.284cm 5.953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00;p14" draw:style-name="Mgr4" draw:text-style-name="MP6" draw:layer="layout" svg:width="2.381cm" svg:height="2.116cm" draw:transform="rotate (-1.5707963267949) translate (14.817cm 4.76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01;p14" draw:style-name="Mgr4" draw:text-style-name="MP6" draw:layer="layout" svg:width="2.381cm" svg:height="2.116cm" draw:transform="rotate (-1.5707963267949) translate (14.817cm 7.14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02;p14" draw:style-name="Mgr4" draw:text-style-name="MP6" draw:layer="layout" svg:width="2.381cm" svg:height="2.116cm" draw:transform="rotate (-1.5707963267949) translate (14.817cm 9.52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03;p14" draw:style-name="Mgr4" draw:text-style-name="MP6" draw:layer="layout" svg:width="2.381cm" svg:height="2.116cm" draw:transform="rotate (-1.5707963267949) translate (14.817cm 11.90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04;p14" draw:style-name="Mgr4" draw:text-style-name="MP6" draw:layer="layout" svg:width="1.19cm" svg:height="2.116cm" draw:transform="rotate (1.5707963267949) translate (12.7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05;p14" draw:style-name="Mgr4" draw:text-style-name="MP6" draw:layer="layout" svg:width="2.381cm" svg:height="2.116cm" draw:transform="rotate (-1.5707963267949) translate (14.817cm 0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06;p14" draw:style-name="Mgr4" draw:text-style-name="MP6" draw:layer="layout" svg:width="2.381cm" svg:height="2.116cm" draw:transform="rotate (-1.5707963267949) translate (14.817cm 2.38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207;p14" draw:style-name="Mgr4" draw:text-style-name="MP6" draw:layer="layout" svg:width="1.19cm" svg:height="2.116cm" draw:transform="rotate (-1.5707963267949) translate (14.817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08;p14" draw:style-name="Mgr4" draw:text-style-name="MP6" draw:layer="layout" svg:width="1.19cm" svg:height="2.116cm" draw:transform="rotate (1.5707963267949) translate (14.817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09;p14" draw:style-name="Mgr4" draw:text-style-name="MP6" draw:layer="layout" svg:width="1.19cm" svg:height="2.116cm" draw:transform="rotate (-1.5707963267949) translate (16.934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10;p14" draw:style-name="Mgr4" draw:text-style-name="MP6" draw:layer="layout" svg:width="1.19cm" svg:height="2.116cm" draw:transform="rotate (1.5707963267949) translate (16.934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11;p14" draw:style-name="Mgr4" draw:text-style-name="MP6" draw:layer="layout" svg:width="1.19cm" svg:height="2.116cm" draw:transform="rotate (-1.5707963267949) translate (19.05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12;p14" draw:style-name="Mgr4" draw:text-style-name="MP6" draw:layer="layout" svg:width="1.19cm" svg:height="2.116cm" draw:transform="rotate (1.5707963267949) translate (19.05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13;p14" draw:style-name="Mgr4" draw:text-style-name="MP6" draw:layer="layout" svg:width="1.19cm" svg:height="2.116cm" draw:transform="rotate (-1.5707963267949) translate (21.167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14;p14" draw:style-name="Mgr4" draw:text-style-name="MP6" draw:layer="layout" svg:width="1.19cm" svg:height="2.116cm" draw:transform="rotate (1.5707963267949) translate (21.167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15;p14" draw:style-name="Mgr4" draw:text-style-name="MP6" draw:layer="layout" svg:width="1.19cm" svg:height="2.116cm" draw:transform="rotate (-1.5707963267949) translate (23.284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16;p14" draw:style-name="Mgr4" draw:text-style-name="MP6" draw:layer="layout" svg:width="1.19cm" svg:height="2.116cm" draw:transform="rotate (1.5707963267949) translate (23.284cm 14.287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17;p14" draw:style-name="Mgr4" draw:text-style-name="MP6" draw:layer="layout" svg:width="1.19cm" svg:height="2.116cm" draw:transform="rotate (-1.5707963267949) translate (25.4cm 0.001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Google Shape;218;p14" draw:style-name="Mgr3" draw:text-style-name="MP5" draw:layer="backgroundobjects" svg:width="16.927cm" svg:height="7.098cm" svg:x="4.236cm" svg:y="3.59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9;p14" presentation:style-name="AUTOLAYOUT_5f_1-title" draw:layer="backgroundobjects" svg:width="14.974cm" svg:height="3.29cm" svg:x="5.213cm" svg:y="4.634cm" presentation:class="title" presentation:placeholder="true" presentation:user-transformed="true">
        <draw:text-box/>
      </draw:frame>
      <draw:frame draw:name="Google Shape;221;p14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AUTOLAYOUT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1-title" draw:layer="backgroundobjects" svg:width="19.798cm" svg:height="11.136cm" svg:x="0.6cm" svg:y="2.257cm" presentation:class="page"/>
        <draw:frame presentation:style-name="AUTOLAYOUT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6_5f_2_5f_1" style:display-name="CUSTOM_6_2_1" style:page-layout-name="PM1" draw:style-name="Mdp1">
      <draw:frame draw:name="Google Shape;51;p13" draw:style-name="Mgr5" draw:text-style-name="MP9" draw:layer="backgroundobjects" svg:width="25.48cm" svg:height="14.386cm" svg:x="-0.04cm" svg:y="-0.064cm">
        <draw:image xlink:href="Pictures/1000000000000800000004801AA0ED09CCB5856F.jpg" xlink:type="simple" xlink:show="embed" xlink:actuate="onLoad">
          <text:p/>
        </draw:image>
      </draw:frame>
      <draw:custom-shape draw:name="Google Shape;52;p13" draw:style-name="Mgr6" draw:text-style-name="MP10" draw:layer="backgroundobjects" svg:width="7.314cm" svg:height="1.111cm" svg:x="2.148cm" svg:y="3.1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13" presentation:style-name="CUSTOM_5f_6_5f_2_5f_1-title" draw:layer="backgroundobjects" svg:width="16.461cm" svg:height="2.735cm" svg:x="1.547cm" svg:y="1.861cm" presentation:class="title" presentation:placeholder="true" presentation:user-transformed="true">
        <draw:text-box/>
      </draw:frame>
      <draw:frame draw:name="Google Shape;54;p13" presentation:style-name="CUSTOM_5f_6_5f_2_5f_1-outline1" draw:layer="backgroundobjects" svg:width="11.627cm" svg:height="5.702cm" svg:x="1.547cm" svg:y="4.766cm" presentation:class="outline" presentation:placeholder="true" presentation:user-transformed="true">
        <draw:text-box/>
      </draw:frame>
      <draw:frame draw:name="Google Shape;55;p13" draw:style-name="Mgr7" draw:text-style-name="MP9" draw:layer="backgroundobjects" svg:width="1.089cm" svg:height="0.277cm" svg:x="1.39cm" svg:y="13.529cm">
        <draw:image xlink:href="Pictures/10000201000008000000020A37388D11E6886E5D.png" xlink:type="simple" xlink:show="embed" xlink:actuate="onLoad">
          <text:p/>
        </draw:image>
      </draw:frame>
      <draw:frame draw:name="Google Shape;56;p13" draw:style-name="Mgr8" draw:text-style-name="MP9" draw:layer="backgroundobjects" svg:width="2.167cm" svg:height="1.64cm" draw:transform="rotate (-3.14159265358979) translate (4.493cm 14.352cm)">
        <draw:image xlink:href="Pictures/100002010000005E000000ADC0ECA9BDC2CBF486.png" xlink:type="simple" xlink:show="embed" xlink:actuate="onLoad">
          <text:p/>
        </draw:image>
      </draw:frame>
      <draw:frame draw:name="Google Shape;57;p13" presentation:style-name="Mpr7" draw:text-style-name="MP12" draw:layer="backgroundobjects" svg:width="1.523cm" svg:height="0.902cm" svg:x="23.083cm" svg:y="13.40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CUSTOM_5f_6_5f_2_5f_1-title" draw:layer="backgroundobjects" svg:width="16.931cm" svg:height="9.524cm" svg:x="1.059cm" svg:y="1.93cm" presentation:class="page"/>
        <draw:frame presentation:style-name="CUSTOM_5f_6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36;p9" draw:style-name="Mgr9" draw:text-style-name="MP13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1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2"/>
    <meta:generator>LibreOfficeDev/6.0.5.2$Linux_X86_64 LibreOffice_project/</meta:generator>
  </office:meta>
</office:document-meta>
</file>